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vnd.sun.star.oleobject" manifest:full-path="Object 2"/>
  <manifest:file-entry manifest:media-type="application/vnd.sun.star.oleobjec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00" draw:textarea-horizontal-align="justify" draw:textarea-vertical-align="top" draw:auto-grow-height="true" fo:min-height="2.809cm" fo:padding-top="0.13cm" fo:padding-bottom="0.13cm" fo:padding-left="0.25cm" fo:padding-right="0.25cm" fo:wrap-option="no-wrap" draw:shadow="hidden" draw:shadow-color="#808080"/>
    </style:style>
    <style:style style:name="gr4" style:family="graphic" style:parent-style-name="standard">
      <style:graphic-properties draw:marker-end=""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wrap" draw:shadow="hidden" draw:shadow-color="#808080"/>
    </style:style>
    <style:style style:name="gr9"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wrap" draw:shadow="hidden"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1"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wrap" draw:shadow="hidden" draw:shadow-color="#808080"/>
    </style:style>
    <style:style style:name="gr12" style:family="graphic" style:parent-style-name="standard">
      <style:graphic-properties draw:stroke="none" draw:fill="none" draw:fill-color="#00cc99" draw:textarea-horizontal-align="left" draw:textarea-vertical-align="top" draw:auto-grow-height="true" fo:min-height="0.86cm" fo:min-width="3.833cm" fo:padding-top="0.115cm" fo:padding-bottom="0.115cm" fo:padding-left="0.23cm" fo:padding-right="0.23cm" fo:wrap-option="wrap" draw:shadow="hidden" draw:shadow-color="#808080"/>
    </style:style>
    <style:style style:name="gr13"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min-height="0.86cm" fo:min-width="8.164cm" fo:padding-top="0.115cm" fo:padding-bottom="0.115cm" fo:padding-left="0.23cm" fo:padding-right="0.23cm" fo:wrap-option="wrap" draw:shadow="hidden" draw:shadow-color="#808080"/>
    </style:style>
    <style:style style:name="gr15" style:family="graphic" style:parent-style-name="standard">
      <style:graphic-properties draw:stroke="none" draw:fill="none" draw:fill-color="#00cc99" draw:textarea-horizontal-align="left" draw:textarea-vertical-align="top" draw:auto-grow-height="true" fo:min-height="1.567cm" fo:min-width="3.816cm" fo:padding-top="0.13cm" fo:padding-bottom="0.13cm" fo:padding-left="0.25cm" fo:padding-right="0.25cm" fo:wrap-option="wrap" draw:shadow="hidden" draw:shadow-color="#808080"/>
    </style:style>
    <style:style style:name="gr16" style:family="graphic" style:parent-style-name="standard">
      <style:graphic-properties draw:stroke="none" draw:fill="none" draw:opacity="0%" draw:textarea-horizontal-align="center" draw:textarea-vertical-align="middle" draw:shadow-offset-x="0.305cm" draw:shadow-offset-y="0.305cm" draw:shadow-opacity="0%"/>
    </style:style>
    <style:style style:name="gr17" style:family="graphic" style:parent-style-name="standard">
      <style:graphic-properties draw:visible-area-left="0cm" draw:visible-area-top="0cm" draw:visible-area-width="7.355cm" draw:visible-area-height="4.154cm" draw:ole-draw-aspect="1"/>
    </style:style>
    <style:style style:name="gr18"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visible-area-left="0cm" draw:visible-area-top="0cm" draw:visible-area-width="23.68cm" draw:visible-area-height="3.519cm" draw:ole-draw-aspect="1"/>
    </style:style>
    <style:style style:name="gr20"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21"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2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draw:fill="none" fo:min-height="0.629cm"/>
    </style:style>
    <style:style style:name="gr25" style:family="graphic" style:parent-style-name="standard">
      <style:graphic-properties draw:ole-draw-aspect="1"/>
    </style:style>
    <style:style style:name="gr26" style:family="graphic" style:parent-style-name="standard">
      <style:graphic-properties draw:stroke="none" draw:fill="solid" draw:fill-color="#ffff99" draw:opacity="0%" draw:textarea-horizontal-align="center" draw:textarea-vertical-align="middle" draw:shadow-offset-x="0.305cm" draw:shadow-offset-y="0.305cm" draw:shadow-opacity="0%"/>
    </style:style>
    <style:style style:name="gr27" style:family="graphic" style:parent-style-name="standard">
      <style:graphic-properties draw:stroke="none" draw:fill-color="#ffff66" draw:opacity="0%" draw:textarea-horizontal-align="center" draw:textarea-vertical-align="middle" draw:shadow-opacity="0%"/>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color="#ffff66" draw:opacity="100%" draw:textarea-horizontal-align="center" draw:textarea-vertical-align="middle" draw:shadow-opacity="10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2.001cm"/>
    </style:style>
    <style:style style:name="pr4" style:family="presentation" style:parent-style-name="Default-title">
      <style:graphic-properties draw:fill-color="#ffffff" draw:auto-grow-height="true" fo:min-height="2.331cm"/>
    </style:style>
    <style:style style:name="pr5" style:family="presentation" style:parent-style-name="Default-outline1">
      <style:graphic-properties draw:fill-color="#ffffff" fo:min-height="13.262cm"/>
    </style:style>
    <style:style style:name="pr6" style:family="presentation" style:parent-style-name="Default-notes">
      <style:graphic-properties draw:fill-color="#ffffff" fo:min-height="11.75cm"/>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11"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4" style:family="presentation" style:parent-style-name="Default-title">
      <style:graphic-properties draw:fill-color="#ffffff" fo:min-height="2.08cm"/>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17" style:family="presentation" style:parent-style-name="Default-notes">
      <style:graphic-properties draw:fill-color="#ffffff" fo:min-height="11.604cm"/>
    </style:style>
    <style:style style:name="pr18"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19"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20"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21"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22"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no-wrap" draw:shadow="hidden" draw:shadow-color="#808080"/>
    </style:style>
    <style:style style:name="pr23"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24" style:family="presentation" style:parent-style-name="Default-outline1">
      <style:graphic-properties draw:fill-color="#ffffff" draw:auto-grow-height="true" fo:min-height="13.717cm"/>
    </style:style>
    <style:style style:name="pr25" style:family="presentation" style:parent-style-name="Default-notes">
      <style:graphic-properties draw:fill-color="#ffffff" fo:min-height="11.353cm"/>
    </style:style>
    <style:style style:name="pr26" style:family="presentation" style:parent-style-name="Default-outline1">
      <style:graphic-properties draw:stroke="none" draw:fill="none" draw:fill-color="#00cc99" fo:min-height="11.855cm" draw:shadow="hidden" draw:shadow-color="#808080"/>
    </style:style>
    <style:style style:name="pr27" style:family="presentation" style:parent-style-name="Default-outline1">
      <style:graphic-properties draw:stroke="none" draw:fill="none" draw:fill-color="#00cc99" draw:textarea-horizontal-align="justify" draw:textarea-vertical-align="top" draw:auto-grow-height="true" draw:auto-grow-width="false" fo:min-height="12.891cm" fo:min-width="0cm" fo:padding-top="0.13cm" fo:padding-bottom="0.13cm" fo:padding-left="0.25cm" fo:padding-right="0.25cm" fo:wrap-option="no-wrap" draw:shadow="hidden"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9" style:family="presentation" style:parent-style-name="Default-outline1">
      <style:graphic-properties draw:fill-color="#ffffff" draw:auto-grow-height="true" fo:min-height="13.513cm"/>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13.138cm" fo:min-width="0cm" fo:padding-top="0.13cm" fo:padding-bottom="0.13cm" fo:padding-left="0.25cm" fo:padding-right="0.25cm" fo:wrap-option="no-wrap" draw:shadow="hidden" draw:shadow-color="#808080"/>
    </style:style>
    <style:style style:name="pr31" style:family="presentation" style:parent-style-name="Default-notes">
      <style:graphic-properties draw:fill-color="#ffffff" draw:auto-grow-height="true" fo:min-height="11.604cm"/>
    </style:style>
    <style:style style:name="pr32" style:family="presentation" style:parent-style-name="Default-outline1">
      <style:graphic-properties draw:fill="solid" draw:fill-color="#ffff66" fo:min-height="13.262cm"/>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34" style:family="presentation" style:parent-style-name="Default-outline1">
      <style:graphic-properties draw:stroke="none" draw:fill="none" draw:fill-color="#00cc99" draw:textarea-horizontal-align="justify" draw:textarea-vertical-align="top" draw:auto-grow-height="true" draw:auto-grow-width="false" fo:min-height="12.851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text:enable-numbering="false" fo:text-indent="0cm"/>
    </style:style>
    <style:style style:name="P4" style:family="paragraph">
      <style:paragraph-properties fo:margin-left="1.27cm" fo:margin-right="0cm" fo:margin-top="0.246cm" fo:margin-bottom="0cm" fo:line-height="70%"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952cm" fo:margin-right="0cm" fo:text-indent="-0.952cm"/>
    </style:style>
    <style:style style:name="P9" style:family="paragraph">
      <style:paragraph-properties fo:margin-left="2.063cm" fo:margin-right="0cm" fo:text-indent="-0.793cm"/>
    </style:style>
    <style:style style:name="P10" style:family="paragraph">
      <style:paragraph-properties fo:margin-left="3.175cm" fo:margin-right="0cm" fo:text-indent="-0.635cm"/>
    </style:style>
    <style:style style:name="P11" style:family="paragraph">
      <style:paragraph-properties fo:margin-left="0cm" fo:margin-right="0cm" text:enable-numbering="false" fo:text-indent="0cm"/>
    </style:style>
    <style:style style:name="P12" style:family="paragraph">
      <style:paragraph-properties fo:margin-left="0.952cm" fo:margin-right="0cm" fo:margin-top="0.194cm" fo:margin-bottom="0cm" text:enable-numbering="true" fo:text-indent="-0.952cm"/>
    </style:style>
    <style:style style:name="P13" style:family="paragraph">
      <style:paragraph-properties fo:margin-left="0.952cm" fo:margin-right="0cm" text:enable-numbering="true" fo:text-indent="-0.952cm"/>
    </style:style>
    <style:style style:name="P14" style:family="paragraph">
      <style:paragraph-properties fo:margin-left="0.952cm" fo:margin-right="0cm" fo:margin-top="0.194cm" fo:margin-bottom="0cm" fo:text-align="center" text:enable-numbering="false" fo:text-indent="-0.952cm"/>
    </style:style>
    <style:style style:name="P15" style:family="paragraph">
      <style:paragraph-properties fo:margin-left="0.952cm" fo:margin-right="0cm" fo:text-indent="-0.952cm" style:writing-mode="lr-tb"/>
    </style:style>
    <style:style style:name="P16" style:family="paragraph">
      <style:paragraph-properties fo:margin-left="0cm" fo:margin-right="0cm" fo:text-indent="0cm"/>
      <style:text-properties fo:font-size="12pt"/>
    </style:style>
    <style:style style:name="P17" style:family="paragraph">
      <style:paragraph-properties fo:margin-left="0.952cm" fo:margin-right="0cm" fo:margin-top="0.176cm" fo:margin-bottom="0cm" fo:line-height="90%" text:enable-numbering="true" fo:text-indent="-0.952cm"/>
    </style:style>
    <style:style style:name="P18" style:family="paragraph">
      <style:paragraph-properties fo:margin-left="2.063cm" fo:margin-right="0cm" fo:margin-top="0.158cm" fo:margin-bottom="0cm" fo:line-height="90%" text:enable-numbering="true" fo:text-indent="-0.793cm"/>
    </style:style>
    <style:style style:name="P19" style:family="paragraph">
      <style:paragraph-properties fo:margin-left="0cm" fo:margin-right="0cm" fo:margin-top="0.529cm" fo:margin-bottom="0cm" fo:text-align="center" text:enable-numbering="false" fo:text-indent="0cm"/>
    </style:style>
    <style:style style:name="P20" style:family="paragraph">
      <style:paragraph-properties fo:margin-left="0cm" fo:margin-right="0cm" fo:margin-top="0.529cm" fo:margin-bottom="0cm" fo:text-align="center" text:enable-numbering="false" fo:text-indent="0cm" style:writing-mode="lr-tb"/>
      <style:text-properties fo:font-size="24pt"/>
    </style:style>
    <style:style style:name="P21" style:family="paragraph">
      <style:paragraph-properties fo:margin-left="0cm" fo:margin-right="0cm" text:enable-numbering="true" fo:text-indent="0cm"/>
    </style:style>
    <style:style style:name="P22" style:family="paragraph">
      <style:paragraph-properties fo:margin-left="0cm" fo:margin-right="0cm" text:enable-numbering="true" fo:text-indent="0cm" style:writing-mode="lr-tb"/>
    </style:style>
    <style:style style:name="P23" style:family="paragraph">
      <style:paragraph-properties fo:margin-left="0cm" fo:margin-right="0cm" fo:text-align="center" text:enable-numbering="false" fo:text-indent="0cm" style:writing-mode="lr-tb"/>
    </style:style>
    <style:style style:name="P24" style:family="paragraph">
      <style:paragraph-properties fo:text-align="center" style:writing-mode="lr-tb"/>
      <style:text-properties fo:font-size="24pt"/>
    </style:style>
    <style:style style:name="P25" style:family="paragraph">
      <style:paragraph-properties fo:margin-left="0cm" fo:margin-right="0cm" text:enable-numbering="false" fo:text-indent="0cm" style:writing-mode="lr-tb"/>
    </style:style>
    <style:style style:name="P26" style:family="paragraph">
      <style:paragraph-properties fo:margin-left="0cm" fo:margin-right="0cm" fo:margin-top="0.158cm" fo:margin-bottom="0cm" text:enable-numbering="false" fo:text-indent="0cm"/>
    </style:style>
    <style:style style:name="P27" style:family="paragraph">
      <style:paragraph-properties fo:margin-left="0.952cm" fo:margin-right="0cm" fo:margin-top="0.176cm" fo:margin-bottom="0cm" fo:line-height="80%" text:enable-numbering="true" fo:text-indent="-0.952cm"/>
    </style:style>
    <style:style style:name="P28" style:family="paragraph">
      <style:paragraph-properties fo:margin-left="2.063cm" fo:margin-right="0cm" fo:margin-top="0.123cm" fo:margin-bottom="0cm" fo:line-height="80%" text:enable-numbering="true" fo:text-indent="-0.793cm"/>
    </style:style>
    <style:style style:name="P29" style:family="paragraph">
      <style:paragraph-properties fo:margin-left="0.952cm" fo:margin-right="0cm" fo:margin-top="0.176cm" fo:margin-bottom="0cm" fo:line-height="80%" text:enable-numbering="true" fo:text-indent="-0.952cm" style:writing-mode="lr-tb"/>
    </style:style>
    <style:style style:name="P30" style:family="paragraph">
      <style:paragraph-properties fo:margin-left="0cm" fo:margin-right="0cm" fo:margin-top="0.158cm" fo:margin-bottom="0cm" text:enable-numbering="false" fo:text-indent="0cm" style:writing-mode="lr-tb"/>
      <style:text-properties fo:font-size="12pt"/>
    </style:style>
    <style:style style:name="P31" style:family="paragraph">
      <style:paragraph-properties fo:margin-left="0cm" fo:margin-right="0cm" fo:text-align="end" fo:text-indent="0cm"/>
    </style:style>
    <style:style style:name="P32" style:family="paragraph">
      <style:paragraph-properties fo:margin-left="0cm" fo:margin-right="0cm" fo:text-align="end" fo:text-indent="0cm"/>
      <style:text-properties fo:font-size="16pt" style:font-size-asian="16pt" style:font-size-complex="16pt"/>
    </style:style>
    <style:style style:name="P33" style:family="paragraph">
      <style:paragraph-properties fo:margin-left="0.952cm" fo:margin-right="0cm" fo:margin-top="0.246cm" fo:margin-bottom="0cm" text:enable-numbering="true" fo:text-indent="-0.952cm"/>
    </style:style>
    <style:style style:name="P34" style:family="paragraph">
      <style:paragraph-properties fo:margin-left="2.063cm" fo:margin-right="0cm" fo:margin-top="0.211cm" fo:margin-bottom="0cm" text:enable-numbering="true" fo:text-indent="-0.793cm"/>
    </style:style>
    <style:style style:name="P35" style:family="paragraph">
      <style:paragraph-properties fo:margin-left="0.952cm" fo:margin-right="0cm" fo:margin-top="0.246cm" fo:margin-bottom="0cm" fo:line-height="90%" text:enable-numbering="true" fo:text-indent="-0.952cm"/>
    </style:style>
    <style:style style:name="P36" style:family="paragraph">
      <style:paragraph-properties fo:margin-left="2.063cm" fo:margin-right="0cm" fo:margin-top="0.211cm" fo:margin-bottom="0cm" fo:line-height="90%" text:enable-numbering="true" fo:text-indent="-0.793cm"/>
    </style:style>
    <style:style style:name="P37" style:family="paragraph">
      <style:paragraph-properties fo:margin-left="2.063cm" fo:margin-right="0cm" text:enable-numbering="true" fo:text-indent="-0.793cm"/>
    </style:style>
    <style:style style:name="P38" style:family="paragraph">
      <style:paragraph-properties fo:margin-left="0.952cm" fo:margin-right="0cm" fo:text-indent="-0.952cm" style:writing-mode="lr-tb"/>
      <style:text-properties fo:font-size="24pt" style:font-size-asian="24pt" style:font-size-complex="24pt"/>
    </style:style>
    <style:style style:name="P39" style:family="paragraph">
      <style:paragraph-properties fo:margin-left="1.199cm" fo:margin-right="0cm" fo:margin-top="0.176cm" fo:margin-bottom="0cm" text:enable-numbering="true" fo:text-indent="-0.9cm"/>
    </style:style>
    <style:style style:name="P40" style:family="paragraph">
      <style:paragraph-properties fo:margin-left="2.398cm" fo:margin-right="0cm" fo:margin-top="0.158cm" fo:margin-bottom="0cm" text:enable-numbering="true" fo:text-indent="-0.798cm"/>
    </style:style>
    <style:style style:name="P41" style:family="paragraph">
      <style:paragraph-properties fo:margin-left="0.952cm" fo:margin-right="0cm" fo:margin-top="0.211cm" fo:margin-bottom="0cm" fo:line-height="87%" text:enable-numbering="true" fo:text-indent="-0.952cm"/>
    </style:style>
    <style:style style:name="P42" style:family="paragraph">
      <style:paragraph-properties fo:margin-left="0.952cm" fo:margin-right="0cm" fo:margin-top="0.176cm" fo:margin-bottom="0cm" fo:line-height="87%" text:enable-numbering="true" fo:text-indent="-0.952cm"/>
    </style:style>
    <style:style style:name="P43" style:family="paragraph">
      <style:paragraph-properties fo:margin-left="0.273cm" fo:margin-right="0cm" fo:margin-top="0.114cm" fo:margin-bottom="0cm" fo:line-height="100%" text:enable-numbering="false" fo:text-indent="-0.273cm" style:punctuation-wrap="simple" style:line-break="normal"/>
    </style:style>
    <style:style style:name="P44" style:family="paragraph">
      <style:paragraph-properties fo:margin-left="0.952cm" fo:margin-right="0cm" fo:margin-top="0.194cm" fo:margin-bottom="0cm" fo:line-height="93%" text:enable-numbering="true" fo:text-indent="-0.952cm"/>
    </style:style>
    <style:style style:name="P45" style:family="paragraph">
      <style:paragraph-properties fo:margin-left="2.063cm" fo:margin-right="0cm" fo:margin-top="0.176cm" fo:margin-bottom="0cm" fo:line-height="90%" text:enable-numbering="true" fo:text-indent="-0.793cm"/>
    </style:style>
    <style:style style:name="P46" style:family="paragraph">
      <style:paragraph-properties fo:margin-left="0.952cm" fo:margin-right="0cm" fo:margin-top="0.194cm" fo:margin-bottom="0cm" fo:line-height="90%" text:enable-numbering="true" fo:text-indent="-0.952cm"/>
    </style:style>
    <style:style style:name="P47" style:family="paragraph">
      <style:paragraph-properties fo:margin-left="0.952cm" fo:margin-right="0cm" fo:margin-top="0.246cm" fo:margin-bottom="0cm" fo:line-height="93%" text:enable-numbering="true" fo:text-indent="-0.952cm"/>
    </style:style>
    <style:style style:name="P48" style:family="paragraph">
      <style:paragraph-properties fo:margin-left="2.063cm" fo:margin-right="0cm" fo:margin-top="0.158cm" fo:margin-bottom="0cm" fo:line-height="80%" text:enable-numbering="true" fo:text-indent="-0.793cm"/>
    </style:style>
    <style:style style:name="P49" style:family="paragraph">
      <style:paragraph-properties fo:margin-left="3.175cm" fo:margin-right="0cm" text:enable-numbering="true" fo:text-indent="-0.635cm"/>
    </style:style>
    <style:style style:name="P50" style:family="paragraph">
      <style:paragraph-properties fo:margin-left="0cm" fo:margin-right="0cm" fo:text-align="end" fo:text-indent="0cm"/>
      <style:text-properties fo:font-size="14pt" style:font-size-asian="14pt" style:font-size-complex="14pt"/>
    </style:style>
    <style:style style:name="P51" style:family="paragraph">
      <style:paragraph-properties fo:margin-left="0.952cm" fo:margin-right="0cm" fo:margin-top="0.211cm" fo:margin-bottom="0cm" fo:line-height="80%" text:enable-numbering="true" fo:text-indent="-0.952cm"/>
    </style:style>
    <style:style style:name="P52" style:family="paragraph">
      <style:paragraph-properties fo:margin-left="2.063cm" fo:margin-right="0cm" fo:margin-top="0.176cm" fo:margin-bottom="0cm" fo:line-height="80%" text:enable-numbering="true" fo:text-indent="-0.793cm"/>
    </style:style>
    <style:style style:name="P53" style:family="paragraph">
      <style:paragraph-properties fo:margin-left="3.175cm" fo:margin-right="0cm" fo:margin-top="0.158cm" fo:margin-bottom="0cm" fo:line-height="80%" text:enable-numbering="true" fo:text-indent="-0.635cm"/>
    </style:style>
    <style:style style:name="P54" style:family="paragraph">
      <style:paragraph-properties fo:margin-left="0.952cm" fo:margin-right="0cm" fo:margin-top="0.246cm" fo:margin-bottom="0cm" fo:line-height="90%" text:enable-numbering="true" fo:text-indent="-0.952cm"/>
      <style:text-properties fo:font-size="20pt"/>
    </style:style>
    <style:style style:name="P55" style:family="paragraph">
      <style:paragraph-properties fo:margin-left="0.952cm" fo:margin-right="0cm" fo:text-indent="-0.952cm"/>
      <style:text-properties fo:font-size="18pt" style:font-size-asian="18pt" style:font-size-complex="18pt"/>
    </style:style>
    <style:style style:name="P56" style:family="paragraph">
      <style:paragraph-properties fo:margin-left="0.952cm" fo:margin-right="0cm" fo:text-align="end" text:enable-numbering="false" fo:text-indent="-0.952cm"/>
    </style:style>
    <style:style style:name="P57" style:family="paragraph">
      <style:paragraph-properties fo:margin-left="0cm" fo:margin-right="0cm" fo:text-indent="0cm"/>
      <style:text-properties fo:font-size="16pt" style:font-size-asian="16pt" style:font-size-complex="16pt"/>
    </style:style>
    <style:style style:name="P58" style:family="paragraph">
      <style:text-properties fo:font-size="28pt" style:font-size-asian="28pt" style:font-size-complex="28pt"/>
    </style:style>
    <style:style style:name="P59" style:family="paragraph">
      <style:text-properties fo:font-size="18pt" style:font-size-asian="18pt" style:font-size-complex="18pt"/>
    </style:style>
    <style:style style:name="P60" style:family="paragraph">
      <style:paragraph-properties fo:margin-left="0cm" fo:margin-right="0cm" fo:text-indent="0cm"/>
      <style:text-properties fo:font-size="18pt" style:font-size-asian="18pt" style:font-size-complex="18pt"/>
    </style:style>
    <style:style style:name="P61" style:family="paragraph">
      <style:paragraph-properties fo:margin-left="0.952cm" fo:margin-right="0cm" fo:text-indent="-0.952cm"/>
      <style:text-properties fo:font-size="20pt"/>
    </style:style>
    <style:style style:name="P62" style:family="paragraph">
      <style:paragraph-properties fo:margin-left="1.481cm" fo:margin-right="0cm" fo:margin-top="0.246cm" fo:margin-bottom="0cm" fo:line-height="80%" text:enable-numbering="true" fo:text-indent="-1.481cm"/>
    </style:style>
    <style:style style:name="P63" style:family="paragraph">
      <style:paragraph-properties fo:margin-left="2.54cm" fo:margin-right="0cm" fo:margin-top="0.211cm" fo:margin-bottom="0cm" fo:line-height="80%" text:enable-numbering="true" fo:text-indent="-1.27cm"/>
    </style:style>
    <style:style style:name="P64" style:family="paragraph">
      <style:paragraph-properties fo:margin-left="0.952cm" fo:margin-right="0cm" fo:margin-top="0.211cm" fo:margin-bottom="0cm" fo:line-height="90%" text:enable-numbering="true" fo:text-indent="-0.952cm"/>
    </style:style>
    <style:style style:name="P65" style:family="paragraph">
      <style:paragraph-properties fo:margin-left="3.175cm" fo:margin-right="0cm" fo:margin-top="0.176cm" fo:margin-bottom="0cm" fo:line-height="90%" text:enable-numbering="true" fo:text-indent="-0.635cm"/>
    </style:style>
    <style:style style:name="P66" style:family="paragraph">
      <style:paragraph-properties fo:margin-left="0.952cm" fo:margin-right="0cm" fo:text-indent="-0.952cm"/>
      <style:text-properties fo:font-size="22pt" style:font-size-asian="28pt" style:font-size-complex="28pt"/>
    </style:style>
    <style:style style:name="P67" style:family="paragraph">
      <style:paragraph-properties fo:margin-left="0.952cm" fo:margin-right="0cm" fo:text-indent="-0.952cm" style:writing-mode="lr-tb"/>
      <style:text-properties fo:font-size="20pt"/>
    </style:style>
    <style:style style:name="P68" style:family="paragraph">
      <style:paragraph-properties fo:margin-left="1.693cm" fo:margin-right="0cm" fo:margin-top="0.194cm" fo:margin-bottom="0cm" fo:line-height="80%" text:enable-numbering="true" fo:text-indent="-1.693cm"/>
    </style:style>
    <style:style style:name="P69" style:family="paragraph">
      <style:paragraph-properties fo:margin-left="2.01cm" fo:margin-right="0cm" fo:margin-top="0.158cm" fo:margin-bottom="0cm" fo:line-height="80%" text:enable-numbering="true" fo:text-indent="-0.74cm"/>
    </style:style>
    <style:style style:name="P70" style:family="paragraph">
      <style:paragraph-properties fo:margin-left="0.952cm" fo:margin-right="0cm" text:enable-numbering="false" fo:text-indent="-0.952cm"/>
    </style:style>
    <style:style style:name="P71" style:family="paragraph">
      <style:paragraph-properties fo:margin-left="0cm" fo:margin-right="0cm" fo:text-align="center" fo:text-indent="0cm"/>
    </style:style>
    <style:style style:name="P72" style:family="paragraph">
      <style:paragraph-properties fo:text-align="center"/>
    </style:style>
    <style:style style:name="P73" style:family="paragraph">
      <style:paragraph-properties fo:margin-left="0.952cm" fo:margin-right="0cm" fo:text-align="center" text:enable-numbering="false" fo:text-indent="-0.952cm"/>
    </style:style>
    <style:style style:name="P74" style:family="paragraph">
      <style:paragraph-properties fo:margin-left="0.952cm" fo:margin-right="0cm" fo:text-indent="-0.952cm"/>
      <style:text-properties fo:font-size="18pt"/>
    </style:style>
    <style:style style:name="P75" style:family="paragraph">
      <style:paragraph-properties fo:margin-left="3.175cm" fo:margin-right="0cm" fo:margin-top="0.176cm" fo:margin-bottom="0cm" fo:line-height="80%" text:enable-numbering="true" fo:text-indent="-0.635cm"/>
    </style:style>
    <style:style style:name="P76" style:family="paragraph">
      <style:paragraph-properties fo:margin-left="0.952cm" fo:margin-right="0cm" fo:margin-top="0.211cm" fo:margin-bottom="0cm" text:enable-numbering="true" fo:text-indent="-0.952cm"/>
    </style:style>
    <style:style style:name="P77" style:family="paragraph">
      <style:paragraph-properties fo:margin-left="2.063cm" fo:margin-right="0cm" fo:margin-top="0.176cm" fo:margin-bottom="0cm" text:enable-numbering="true" fo:text-indent="-0.793cm"/>
    </style:style>
    <style:style style:name="P78" style:family="paragraph">
      <style:paragraph-properties fo:margin-left="3.175cm" fo:margin-right="0cm" fo:margin-top="0.141cm" fo:margin-bottom="0cm" fo:line-height="80%" text:enable-numbering="true" fo:text-indent="-0.635cm"/>
    </style:style>
    <style:style style:name="P79" style:family="paragraph">
      <style:paragraph-properties fo:margin-left="0.952cm" fo:margin-right="0cm" fo:margin-top="0.211cm" fo:margin-bottom="0cm" fo:line-height="90%" text:enable-numbering="false" fo:text-indent="-0.952cm"/>
    </style:style>
    <style:style style:name="P80" style:family="paragraph">
      <style:paragraph-properties fo:margin-left="0.952cm" fo:margin-right="0cm" fo:margin-top="0.088cm" fo:margin-bottom="0cm" fo:line-height="90%" fo:text-align="center" text:enable-numbering="false" fo:text-indent="-0.952cm"/>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22pt" fo:language="en" fo:country="GB" style:font-size-asian="22pt" style:font-size-complex="22pt"/>
    </style:style>
    <style:style style:name="T5" style:family="text">
      <style:text-properties fo:font-size="22pt" fo:language="en" fo:country="GB" style:text-underline-style="solid" style:text-underline-width="auto" style:text-underline-color="font-color" style:font-size-asian="22pt" style:font-size-complex="22pt"/>
    </style:style>
    <style:style style:name="T6" style:family="text">
      <style:text-properties fo:font-size="16pt" fo:language="en" fo:country="GB" style:text-underline-style="none" style:font-size-asian="16pt" style:font-size-complex="16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ize="24pt"/>
    </style:style>
    <style:style style:name="T11" style:family="text">
      <style:text-properties fo:font-size="24pt" fo:font-style="italic" style:font-style-asian="italic" style:font-style-complex="italic"/>
    </style:style>
    <style:style style:name="T12" style:family="text">
      <style:text-properties fo:font-size="22pt" style:font-size-asian="22pt" style:font-size-complex="22pt"/>
    </style:style>
    <style:style style:name="T13" style:family="text">
      <style:text-properties fo:font-family="Symbol" style:font-family-generic="roman" style:font-pitch="variable" style:font-charset="x-symbol" fo:font-size="22pt" style:font-size-asian="22pt" style:font-size-complex="22pt"/>
    </style:style>
    <style:style style:name="T14" style:family="text">
      <style:text-properties fo:font-size="22pt" fo:font-style="italic" fo:font-weight="bold" style:font-size-asian="22pt" style:font-size-complex="22pt"/>
    </style:style>
    <style:style style:name="T15" style:family="text">
      <style:text-properties fo:font-size="20pt" fo:language="en" fo:country="US" style:font-size-asian="20pt" style:font-size-complex="20pt"/>
    </style:style>
    <style:style style:name="T16" style:family="text">
      <style:text-properties fo:font-size="15pt" fo:language="en" fo:country="US" style:font-size-asian="15pt" style:font-size-complex="15pt"/>
    </style:style>
    <style:style style:name="T17" style:family="text">
      <style:text-properties fo:font-size="15pt" fo:language="en" fo:country="US" style:text-underline-style="solid" style:text-underline-width="auto" style:text-underline-color="font-color" style:font-size-asian="15pt" style:font-size-complex="15pt"/>
    </style:style>
    <style:style style:name="T18" style:family="text">
      <style:text-properties fo:font-size="16pt" fo:language="en" fo:country="US" style:font-size-asian="16pt" style:font-size-complex="16pt"/>
    </style:style>
    <style:style style:name="T19" style:family="text">
      <style:text-properties fo:font-size="20pt" fo:language="en" fo:country="US" style:text-underline-style="solid" style:text-underline-width="auto" style:text-underline-color="font-color" style:font-size-asian="20pt" style:font-size-complex="20pt"/>
    </style:style>
    <style:style style:name="T20" style:family="text">
      <style:text-properties fo:font-size="15pt" fo:language="en" fo:country="US" style:text-underline-style="none" style:font-size-asian="15pt" style:font-size-complex="15pt"/>
    </style:style>
    <style:style style:name="T21" style:family="text">
      <style:text-properties fo:font-size="12pt" fo:language="en" fo:country="US"/>
    </style:style>
    <style:style style:name="T22" style:family="text">
      <style:text-properties fo:font-style="italic" style:font-style-asian="italic" style:font-style-complex="italic"/>
    </style:style>
    <style:style style:name="T23" style:family="text">
      <style:text-properties fo:font-size="16pt" style:font-size-asian="16pt" style:font-size-complex="16pt"/>
    </style:style>
    <style:style style:name="T24" style:family="text">
      <style:text-properties fo:font-size="24pt" style:font-size-asian="24pt" style:font-size-complex="24pt"/>
    </style:style>
    <style:style style:name="T25" style:family="text">
      <style:text-properties fo:font-size="24pt" fo:font-style="italic" style:font-size-asian="24pt" style:font-size-complex="24pt"/>
    </style:style>
    <style:style style:name="T26" style:family="text">
      <style:text-properties fo:font-size="24pt" fo:language="en" fo:country="US" style:font-size-asian="24pt" style:font-size-complex="24pt"/>
    </style:style>
    <style:style style:name="T27" style:family="text">
      <style:text-properties fo:font-size="24pt" fo:language="en" fo:country="US" fo:font-style="italic" style:font-size-asian="24pt" style:font-size-complex="24pt"/>
    </style:style>
    <style:style style:name="T28" style:family="text">
      <style:text-properties fo:language="en" fo:country="US"/>
    </style:style>
    <style:style style:name="T29" style:family="text">
      <style:text-properties fo:language="en" fo:country="GB"/>
    </style:style>
    <style:style style:name="T30" style:family="text">
      <style:text-properties fo:font-size="20pt" fo:language="en" fo:country="GB" style:font-size-asian="20pt" style:font-size-complex="20pt"/>
    </style:style>
    <style:style style:name="T31" style:family="text">
      <style:text-properties fo:font-size="18pt" fo:language="en" fo:country="GB" style:font-size-asian="18pt" style:font-size-complex="18pt"/>
    </style:style>
    <style:style style:name="T32" style:family="text">
      <style:text-properties fo:font-size="20pt" fo:language="en" fo:country="GB" fo:font-weight="normal" style:font-size-asian="20pt" style:font-size-complex="20pt"/>
    </style:style>
    <style:style style:name="T33" style:family="text">
      <style:text-properties fo:color="#000000" fo:font-family="Arial" style:font-pitch="variable" fo:font-size="13pt" fo:font-weight="normal" style:font-size-asian="13pt" style:font-size-complex="13pt"/>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ize="18pt" fo:language="en" fo:country="US" fo:font-style="italic" style:font-size-asian="18pt" style:font-style-asian="italic" style:font-size-complex="18pt" style:font-style-complex="italic"/>
    </style:style>
    <style:style style:name="T36" style:family="text">
      <style:text-properties fo:font-size="18pt" fo:language="en" fo:country="US" style:font-size-asian="18pt" style:font-size-complex="18pt"/>
    </style:style>
    <style:style style:name="T37" style:family="text">
      <style:text-properties fo:font-family="Arial" style:font-style-name="Normal" style:font-family-generic="swiss" style:font-pitch="variable" fo:font-size="18pt" fo:language="en" fo:country="US"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8" style:family="text">
      <style:text-properties fo:font-size="20pt" fo:language="en" fo:country="US" fo:font-style="italic" style:font-size-asian="20pt" style:font-style-asian="italic" style:font-size-complex="20pt" style:font-style-complex="italic"/>
    </style:style>
    <style:style style:name="T39" style:family="text">
      <style:text-properties style:text-underline-style="solid" style:text-underline-width="auto" style:text-underline-color="font-color"/>
    </style:style>
    <style:style style:name="T40" style:family="text">
      <style:text-properties fo:font-size="14pt" style:font-size-asian="14pt" style:font-size-complex="14pt"/>
    </style:style>
    <style:style style:name="T41" style:family="text">
      <style:text-properties fo:font-style="normal" style:font-style-asian="normal" style:font-style-complex="normal"/>
    </style:style>
    <style:style style:name="T42"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3" style:family="text">
      <style:text-properties fo:font-size="20pt" fo:language="en" fo:country="US" fo:font-style="italic" style:font-size-asian="20pt" style:font-size-complex="20pt"/>
    </style:style>
    <style:style style:name="T44" style:family="text">
      <style:text-properties fo:font-size="20pt" fo:language="en" fo:country="US"/>
    </style:style>
    <style:style style:name="T45" style:family="text">
      <style:text-properties fo:font-size="20pt" fo:language="en" fo:country="US" style:font-size-asian="24pt" style:font-size-complex="24pt"/>
    </style:style>
    <style:style style:name="T46" style:family="text">
      <style:text-properties fo:font-size="12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fo:font-family="'Times New Roman'" style:font-style-name="Normal" style:font-family-generic="roman" style:font-pitch="variable" fo:font-size="1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49" style:family="text">
      <style:text-properties fo:font-size="24pt" fo:font-style="italic"/>
    </style:style>
    <style:style style:name="T50" style:family="text">
      <style:text-properties fo:font-size="24pt" fo:font-style="normal"/>
    </style:style>
    <style:style style:name="T51" style:family="text">
      <style:text-properties fo:font-style="normal"/>
    </style:style>
    <style:style style:name="T52" style:family="text">
      <style:text-properties fo:font-size="20pt" fo:font-style="normal" style:font-style-asian="normal" style:font-style-complex="normal"/>
    </style:style>
    <style:style style:name="T53" style:family="text">
      <style:text-properties fo:font-size="18pt" fo:font-style="normal" style:font-style-asian="normal" style:font-style-complex="normal"/>
    </style:style>
    <style:style style:name="T54" style:family="text">
      <style:text-properties fo:font-size="18pt"/>
    </style:style>
    <style:style style:name="T55" style:family="text">
      <style:text-properties fo:font-size="20pt" fo:font-style="normal"/>
    </style:style>
    <style:style style:name="T56" style:family="text">
      <style:text-properties fo:font-style="italic"/>
    </style:style>
    <style:style style:name="T57" style:family="text">
      <style:text-properties fo:font-style="italic" style:text-underline-style="solid" style:text-underline-width="auto" style:text-underline-color="font-color"/>
    </style:style>
    <style:style style:name="T58" style:family="text">
      <style:text-properties fo:font-style="normal" style:text-underline-style="solid" style:text-underline-width="auto" style:text-underline-color="font-color"/>
    </style:style>
    <style:style style:name="T59" style:family="text">
      <style:text-properties fo:font-size="22pt" style:font-size-asian="28pt" style:font-size-complex="28pt"/>
    </style:style>
    <style:style style:name="T60" style:family="text">
      <style:text-properties fo:font-size="18pt" style:font-size-asian="28pt" style:font-size-complex="28pt"/>
    </style:style>
    <style:style style:name="T61" style:family="text">
      <style:text-properties fo:font-size="18pt" fo:font-style="italic" style:font-size-asian="28pt" style:font-size-complex="28pt"/>
    </style:style>
    <style:style style:name="T62" style:family="text">
      <style:text-properties fo:font-size="18pt" fo:font-style="normal" style:font-size-asian="28pt" style:font-size-complex="28pt"/>
    </style:style>
    <style:style style:name="T63" style:family="text">
      <style:text-properties fo:font-size="22pt" fo:font-style="normal" style:font-size-asian="28pt" style:font-size-complex="28pt"/>
    </style:style>
    <style:style style:name="T64" style:family="text">
      <style:text-properties fo:font-size="22pt" fo:font-style="italic" style:font-size-asian="28pt" style:font-size-complex="28pt"/>
    </style:style>
    <style:style style:name="T65" style:family="text">
      <style:text-properties fo:font-size="20pt" fo:language="en" fo:country="US" fo:font-style="italic"/>
    </style:style>
    <style:style style:name="T66" style:family="text">
      <style:text-properties fo:font-size="20pt" fo:language="en" fo:country="US" fo:font-style="italic" style:text-underline-style="solid" style:text-underline-width="auto" style:text-underline-color="font-color"/>
    </style:style>
    <style:style style:name="T67" style:family="text">
      <style:text-properties fo:font-size="18pt" style:text-underline-style="solid" style:text-underline-width="auto" style:text-underline-color="font-color" style:font-size-asian="18pt" style:font-size-complex="18pt"/>
    </style:style>
    <style:style style:name="T68" style:family="text">
      <style:text-properties fo:font-size="18pt" style:text-underline-style="none" style:font-size-asian="18pt" style:font-size-complex="18pt"/>
    </style:style>
    <style:style style:name="T69" style:family="text">
      <style:text-properties fo:font-size="22pt" fo:language="en" fo:country="US" style:font-size-asian="22pt" style:font-size-complex="22pt"/>
    </style:style>
    <style:style style:name="T70" style:family="text">
      <style:text-properties fo:font-family="Arial" style:font-family-generic="swiss" style:font-pitch="variable" fo:font-size="18pt" style:font-size-asian="18pt" style:font-size-complex="18pt"/>
    </style:style>
    <style:style style:name="T71" style:family="text">
      <style:text-properties fo:font-family="Ari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72"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73" style:family="text">
      <style:text-properties fo:font-size="18pt" fo:font-style="italic" style:font-size-asian="18pt" style:font-style-asian="italic" style:font-size-complex="18pt" style:font-style-complex="italic"/>
    </style:style>
    <style:style style:name="T74" style:family="text">
      <style:text-properties fo:font-size="18pt" fo:font-style="normal"/>
    </style:style>
    <style:style style:name="T75" style:family="text">
      <style:text-properties fo:font-size="18pt" style:text-underline-style="solid" style:text-underline-width="auto" style:text-underline-color="font-color"/>
    </style:style>
    <style:style style:name="T76" style:family="text">
      <style:text-properties fo:font-size="18pt" fo:font-style="italic"/>
    </style:style>
    <style:style style:name="T77" style:family="text">
      <style:text-properties fo:font-size="12pt" fo:font-style="italic"/>
    </style:style>
    <style:style style:name="T78" style:family="text">
      <style:text-properties fo:font-size="12pt" fo:font-style="normal"/>
    </style:style>
    <style:style style:name="T79" style:family="text">
      <style:text-properties fo:font-size="18pt" fo:language="en" fo:country="US" fo:font-style="italic" style:text-underline-style="solid" style:text-underline-width="auto" style:text-underline-color="font-color" style:font-size-asian="18pt" style:font-style-asian="italic" style:font-size-complex="18pt" style:font-style-complex="italic"/>
    </style:style>
    <style:style style:name="T80" style:family="text">
      <style:text-properties fo:font-size="16pt" fo:language="en" fo:country="US" fo:font-style="italic" style:font-size-asian="16pt" style:font-style-asian="italic" style:font-size-complex="16pt" style:font-style-complex="italic"/>
    </style:style>
    <style:style style:name="T81" style:family="text">
      <style:text-properties fo:font-size="12pt" fo:language="en" fo:country="US" style:font-size-asian="12pt" style:font-size-complex="12pt"/>
    </style:style>
    <style:style style:name="T82"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12">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StarSymbol" style:font-family-generic="swiss" style:font-pitch="variable" fo:color="#000000" fo:font-size="65%"/>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Open Source Software (OSS)"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ecuring Open Source Software</text:span><text:span text:style-name="T1"><text:line-break/></text:span><text:span text:style-name="T1">(OSS or FLOSS) </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4">June 12, 2008</text:p>
                  </text:list-item>
                </text:list>
              </text:list-item>
            </text:list>
            <text:list text:style-name="L2">
              <text:list-item>
                <text:list>
                  <text:list-item>
                    <text:p text:style-name="P4">OWASP</text:p>
                  </text:list-item>
                </text:list>
              </text:list-item>
            </text:list>
            <text:list text:style-name="L2">
              <text:list-item>
                <text:list>
                  <text:list-item>
                    <text:p text:style-name="P4"><text:span text:style-name="T2"/></text:p>
                  </text:list-item>
                </text:list>
              </text:list-item>
            </text:list>
          </draw:text-box>
        </draw:frame>
        <draw:custom-shape draw:style-name="gr1" draw:text-style-name="P6" draw:layer="layout" svg:width="16.717cm" svg:height="1.353cm" svg:x="4.873cm" svg:y="16.219cm">
          <text:p text:style-name="P5"><text:span text:style-name="T3">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 presentation:class="page"/>
          <draw:frame presentation:style-name="pr3" draw:text-style-name="P7" draw:layer="layout" svg:width="14.896cm" svg:height="12.001cm" svg:x="2.712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Outline</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Introduction to Open Source Software (OSS) </text:p>
              </text:list-item>
            </text:list>
            <text:list text:style-name="L4">
              <text:list-item>
                <text:list>
                  <text:list-item>
                    <text:p text:style-name="P9">Terminology, Why develop/use OSS</text:p>
                  </text:list-item>
                </text:list>
              </text:list-item>
            </text:list>
            <text:list text:style-name="L4">
              <text:list-item>
                <text:list>
                  <text:list-item>
                    <text:p text:style-name="P9">Typical development model</text:p>
                  </text:list-item>
                </text:list>
              </text:list-item>
            </text:list>
            <text:list text:style-name="L4">
              <text:list-item>
                <text:p text:style-name="P8">OSS is commercial, extant OSS is COTS</text:p>
              </text:list-item>
            </text:list>
            <text:list text:style-name="L4">
              <text:list-item>
                <text:p text:style-name="P8">Fundamental Security Principle: Open Design</text:p>
              </text:list-item>
            </text:list>
            <text:list text:style-name="L4">
              <text:list-item>
                <text:list>
                  <text:list-item>
                    <text:p text:style-name="P9">A few numbers showing it does happen</text:p>
                  </text:list-item>
                </text:list>
              </text:list-item>
            </text:list>
            <text:list text:style-name="L4">
              <text:list-item>
                <text:p text:style-name="P8">Securing OSS</text:p>
              </text:list-item>
            </text:list>
            <text:list text:style-name="L4">
              <text:list-item>
                <text:list>
                  <text:list-item>
                    <text:p text:style-name="P9">Secure OSS component’s environment</text:p>
                  </text:list-item>
                </text:list>
              </text:list-item>
            </text:list>
            <text:list text:style-name="L4">
              <text:list-item>
                <text:list>
                  <text:list-item>
                    <text:p text:style-name="P9">Secure OSS component itself</text:p>
                  </text:list-item>
                </text:list>
              </text:list-item>
            </text:list>
            <text:list text:style-name="L4">
              <text:list-item>
                <text:list>
                  <text:list-item>
                    <text:list>
                      <text:list-item>
                        <text:p text:style-name="P10">Select, build (new), or improve (existing) </text:p>
                      </text:list-item>
                    </text:list>
                  </text:list-item>
                </text:list>
              </text:list-item>
            </text:list>
            <text:list text:style-name="L4">
              <text:list-item>
                <text:p text:style-name="P8">OSS as security-enabling strategy</text:p>
              </text:list-item>
            </text:list>
            <text:list text:style-name="L4">
              <text:list-item>
                <text:p text:style-name="P8">Malicious code &amp; OSS</text:p>
              </text:list-item>
            </text:list>
            <text:list text:style-name="L4">
              <text:list-item>
                <text:p text:style-name="P8">Other topics: OSS Licensing, High assurance</text:p>
              </text:list-item>
            </text:list>
          </draw:text-box>
        </draw:frame>
        <presentation:notes draw:style-name="dp2">
          <draw:page-thumbnail draw:style-name="gr2" draw:layer="layout" svg:width="13.331cm" svg:height="9.998cm" svg:x="3.496cm" svg:y="2.001cm" draw:page-number="2" presentation:class="page"/>
          <draw:frame presentation:style-name="pr6" draw:text-style-name="P7" draw:layer="layout" svg:width="14.896cm" svg:height="11.75cm" svg:x="2.712cm" svg:y="12.668cm" presentation:class="notes" presentation:placeholder="true">
            <draw:text-box/>
          </draw:frame>
        </presentation:notes>
      </draw:page>
      <draw:page draw:name="What is Open Source Software (OSS)?" draw:style-name="dp1" draw:master-page-name="Default" presentation:presentation-page-layout-name="AL2T1">
        <office:forms form:automatic-focus="false" form:apply-design-mode="false"/>
        <draw:frame presentation:style-name="pr7" draw:text-style-name="P2" draw:layer="layout" svg:width="19.822cm" svg:height="2.33cm" svg:x="3.673cm" svg:y="1.454cm" presentation:class="title" presentation:user-transformed="true">
          <draw:text-box>
            <text:p text:style-name="P11">What is Open Source Software (OSS)?</text:p>
          </draw:text-box>
        </draw:frame>
        <draw:frame presentation:style-name="pr8" draw:text-style-name="P15" draw:layer="layout" svg:width="22.52cm" svg:height="13.344cm" svg:x="1.905cm" svg:y="5.08cm" presentation:class="outline" presentation:user-transformed="true">
          <draw:text-box>
            <text:list text:style-name="L4">
              <text:list-item>
                <text:p text:style-name="P12"><text:span text:style-name="T4">OSS: software licensed to users with these freedoms:</text:span></text:p>
              </text:list-item>
            </text:list>
            <text:list text:style-name="L4">
              <text:list-item>
                <text:list>
                  <text:list-item>
                    <text:p text:style-name="P9">to run the program for any purpose,</text:p>
                  </text:list-item>
                </text:list>
              </text:list-item>
            </text:list>
            <text:list text:style-name="L4">
              <text:list-item>
                <text:list>
                  <text:list-item>
                    <text:p text:style-name="P9">to study and modify the program, and</text:p>
                  </text:list-item>
                </text:list>
              </text:list-item>
            </text:list>
            <text:list text:style-name="L4">
              <text:list-item>
                <text:list>
                  <text:list-item>
                    <text:p text:style-name="P9">to freely redistribute copies of either the original or modified program (without royalties, etc.) </text:p>
                  </text:list-item>
                </text:list>
              </text:list-item>
            </text:list>
            <text:list text:style-name="L4">
              <text:list-item>
                <text:p text:style-name="P13"><text:span text:style-name="T4">Original term: “Free software” (confused with no-price) <text:s/></text:span></text:p>
              </text:list-item>
            </text:list>
            <text:list text:style-name="L4">
              <text:list-item>
                <text:p text:style-name="P12"><text:span text:style-name="T4">Other synonyms: libre sw, free-libre sw, FOSS, FLOSS</text:span></text:p>
              </text:list-item>
            </text:list>
            <text:list text:style-name="L4">
              <text:list-item>
                <text:list>
                  <text:list-item>
                    <text:p text:style-name="P9">OSS most common in DoD (I often use “FLOSS” to non-DoD) </text:p>
                  </text:list-item>
                </text:list>
              </text:list-item>
            </text:list>
            <text:list text:style-name="L4">
              <text:list-item>
                <text:p text:style-name="P12"><text:span text:style-name="T4">Antonyms: proprietary software, closed software</text:span></text:p>
              </text:list-item>
            </text:list>
            <text:list text:style-name="L4">
              <text:list-item>
                <text:p text:style-name="P12"><text:span text:style-name="T4">Widely used; OSS #1 or #2 in many markets</text:span></text:p>
              </text:list-item>
            </text:list>
            <text:list text:style-name="L4">
              <text:list-item>
                <text:list>
                  <text:list-item>
                    <text:p text:style-name="P9">“… plays a more critical role in the DoD than has generally been recognized.” [MITRE 2003]</text:p>
                  </text:list-item>
                </text:list>
              </text:list-item>
            </text:list>
            <text:list text:style-name="L4">
              <text:list-item>
                <text:p text:style-name="P12"><text:span text:style-name="T5">Released OSS is commercial software</text:span></text:p>
              </text:list-item>
            </text:list>
            <text:list text:style-name="L4">
              <text:list-item>
                <text:p text:style-name="P14"><text:span text:style-name="T6">[For details see “Free Software Definition” &amp; “Open Source Definition”]</text:span></text:p>
              </text:list-item>
            </text:list>
          </draw:text-box>
        </draw:frame>
        <presentation:notes draw:style-name="dp2">
          <draw:page-thumbnail draw:style-name="gr2" draw:layer="layout" svg:width="13.331cm" svg:height="9.998cm" svg:x="3.496cm" svg:y="2.001cm" draw:page-number="3" presentation:class="page"/>
          <draw:frame presentation:style-name="pr3" draw:text-style-name="P16" draw:layer="layout" svg:width="14.896cm" svg:height="12.001cm" svg:x="2.712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Why would organizations use or create OSS (value proposition)?</text:span></text:p>
          </draw:text-box>
        </draw:frame>
        <draw:frame presentation:style-name="pr9" draw:text-style-name="P15" draw:layer="layout" svg:width="21.59cm" svg:height="9.782cm" svg:x="1.905cm" svg:y="5.079cm" presentation:class="outline" presentation:user-transformed="true">
          <draw:text-box>
            <text:list text:style-name="L4">
              <text:list-item>
                <text:p text:style-name="P17"><text:span text:style-name="T8">Can evaluate in detail, lowering risk</text:span></text:p>
              </text:list-item>
            </text:list>
            <text:list text:style-name="L4">
              <text:list-item>
                <text:list>
                  <text:list-item>
                    <text:p text:style-name="P18"><text:span text:style-name="T2">Can see if meets needs (security, etc.) </text:span></text:p>
                  </text:list-item>
                </text:list>
              </text:list-item>
            </text:list>
            <text:list text:style-name="L4">
              <text:list-item>
                <text:list>
                  <text:list-item>
                    <text:p text:style-name="P18"><text:span text:style-name="T2">Mass peer review typically greatly increases quality/security</text:span></text:p>
                  </text:list-item>
                </text:list>
              </text:list-item>
            </text:list>
            <text:list text:style-name="L4">
              <text:list-item>
                <text:list>
                  <text:list-item>
                    <text:p text:style-name="P18"><text:span text:style-name="T2">Aids longevity of records (governments: aids transparency) </text:span></text:p>
                  </text:list-item>
                </text:list>
              </text:list-item>
            </text:list>
            <text:list text:style-name="L4">
              <text:list-item>
                <text:p text:style-name="P17"><text:span text:style-name="T8">Can copy repeatedly at no additional charge (lower TCO) </text:span></text:p>
              </text:list-item>
            </text:list>
            <text:list text:style-name="L4">
              <text:list-item>
                <text:list>
                  <text:list-item>
                    <text:p text:style-name="P18"><text:span text:style-name="T2">Support may have per-use charges (compete-able) </text:span></text:p>
                  </text:list-item>
                </text:list>
              </text:list-item>
            </text:list>
            <text:list text:style-name="L4">
              <text:list-item>
                <text:p text:style-name="P17"><text:span text:style-name="T8">Can share development costs with other users</text:span></text:p>
              </text:list-item>
            </text:list>
            <text:list text:style-name="L4">
              <text:list-item>
                <text:p text:style-name="P17"><text:span text:style-name="T8">Can modify for special needs &amp; to counter attack</text:span></text:p>
              </text:list-item>
            </text:list>
            <text:list text:style-name="L4">
              <text:list-item>
                <text:list>
                  <text:list-item>
                    <text:p text:style-name="P18"><text:span text:style-name="T2">Even if you’re the only one who needs the modification</text:span></text:p>
                  </text:list-item>
                </text:list>
              </text:list-item>
            </text:list>
            <text:list text:style-name="L4">
              <text:list-item>
                <text:p text:style-name="P17"><text:span text:style-name="T9">Control own destiny</text:span><text:span text:style-name="T8">: Freedom from vendor lock-in, vendor abandonment, conflicting vendor goals, etc.</text:span></text:p>
              </text:list-item>
            </text:list>
          </draw:text-box>
        </draw:frame>
        <draw:custom-shape draw:style-name="gr3" draw:text-style-name="P20" draw:layer="layout" svg:width="20.28cm" svg:height="3.069cm" svg:x="1.905cm" svg:y="14.861cm">
          <text:p text:style-name="P19"><text:span text:style-name="T10">In many cases, OSS approaches have the </text:span><text:span text:style-name="T11">potential</text:span><text:span text:style-name="T10">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4" presentation:class="page"/>
          <draw:frame presentation:style-name="pr3" draw:text-style-name="P16" draw:layer="layout" svg:width="14.896cm" svg:height="12.001cm" svg:x="2.712cm" svg:y="12.668cm" presentation:class="notes" presentation:placeholder="true">
            <draw:text-box/>
          </draw:frame>
        </presentation:notes>
      </draw:page>
      <draw:page draw:name="Typical OSS/FS Development Model" draw:style-name="dp1" draw:master-page-name="Default" presentation:presentation-page-layout-name="AL3T19">
        <office:forms form:automatic-focus="false" form:apply-design-mode="false"/>
        <draw:line draw:style-name="gr4" draw:layer="layout" svg:x1="13.335cm" svg:y1="10.795cm" svg:x2="13.335cm" svg:y2="12.7cm">
          <text:p text:style-name="P7"/>
        </draw:line>
        <draw:line draw:style-name="gr5" draw:layer="layout" svg:x1="21.59cm" svg:y1="6.35cm" svg:x2="6.35cm" svg:y2="6.35cm">
          <text:p text:style-name="P7"/>
        </draw:line>
        <draw:line draw:style-name="gr4" draw:layer="layout" svg:x1="21.59cm" svg:y1="12.065cm" svg:x2="21.59cm" svg:y2="6.35cm">
          <text:p text:style-name="P7"/>
        </draw:line>
        <draw:frame presentation:style-name="pr10" draw:text-style-name="P2" draw:layer="layout" svg:width="22.225cm" svg:height="2.33cm" svg:x="1.269cm" svg:y="1.454cm" presentation:class="title" presentation:user-transformed="true">
          <draw:text-box>
            <text:p text:style-name="P11">Typical OSS development model</text:p>
          </draw:text-box>
        </draw:frame>
        <draw:custom-shape draw:style-name="gr6"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6"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6"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6"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7" draw:text-style-name="P6" draw:id="id1" draw:layer="layout" svg:width="3.647cm" svg:height="1.151cm" svg:x="2.69cm" svg:y="5.569cm">
          <text:p text:style-name="P1"><text:span text:style-name="T12">Developer</text:span></text:p>
          <draw:enhanced-geometry svg:viewBox="0 0 21600 21600" draw:type="rectangle" draw:enhanced-path="M 0 0 L 21600 0 21600 21600 0 21600 0 0 Z N"/>
        </draw:custom-shape>
        <draw:custom-shape draw:style-name="gr7" draw:text-style-name="P6" draw:id="id2" draw:layer="layout" svg:width="3.647cm" svg:height="2.306cm" svg:x="6.337cm" svg:y="7.104cm">
          <text:p text:style-name="P1"><text:span text:style-name="T12">Trusted</text:span><text:span text:style-name="T12"><text:line-break/></text:span><text:span text:style-name="T12">Developer</text:span></text:p>
          <draw:enhanced-geometry svg:viewBox="0 0 21600 21600" draw:type="rectangle" draw:enhanced-path="M 0 0 L 21600 0 21600 21600 0 21600 0 0 Z N"/>
        </draw:custom-shape>
        <draw:custom-shape draw:style-name="gr8" draw:text-style-name="P22" draw:layer="layout" svg:width="22.653cm" svg:height="3.81cm" svg:x="1.477cm" svg:y="13.335cm">
          <text:list text:style-name="L3">
            <text:list-item>
              <text:p text:style-name="P21"><text:span text:style-name="T2"><text:s/></text:span><text:span text:style-name="T2">OSS users typically use software without paying licensing fees</text:span></text:p>
            </text:list-item>
          </text:list>
          <text:list text:style-name="L3">
            <text:list-item>
              <text:p text:style-name="P21"><text:span text:style-name="T2"><text:s/></text:span><text:span text:style-name="T2">OSS users typically pay for training &amp; support (competed) </text:span></text:p>
            </text:list-item>
          </text:list>
          <text:list text:style-name="L3">
            <text:list-item>
              <text:p text:style-name="P21"><text:span text:style-name="T2"><text:s/></text:span><text:span text:style-name="T2">OSS users are responsible for paying/developing new improvements &amp;</text:span><text:span text:style-name="T2"><text:line-break/></text:span><text:span text:style-name="T2">any evaluations that they need; often cooperate with others to do so</text:span></text:p>
            </text:list-item>
          </text:list>
          <text:list text:style-name="L3">
            <text:list-item>
              <text:p text:style-name="P21"><text:span text:style-name="T2"><text:s/></text:span><text:span text:style-name="T2">Goal: Active development community (like a consortium)</text:span><text:span text:style-name="T12"> </text:span></text:p>
            </text:list-item>
          </text:list>
          <draw:enhanced-geometry svg:viewBox="0 0 21600 21600" draw:type="rectangle" draw:enhanced-path="M 0 0 L 21600 0 21600 21600 0 21600 0 0 Z N"/>
        </draw:custom-shape>
        <draw:custom-shape draw:style-name="gr9" draw:text-style-name="P23" draw:id="id3" draw:layer="layout" svg:width="3.814cm" svg:height="2.302cm" svg:x="11.426cm" svg:y="8.643cm">
          <text:p text:style-name="P1"><text:span text:style-name="T12">Trusted</text:span><text:span text:style-name="T12"><text:line-break/></text:span><text:span text:style-name="T12">Repository</text:span></text:p>
          <draw:enhanced-geometry svg:viewBox="0 0 21600 21600" draw:mirror-horizontal="false" draw:mirror-vertical="false" draw:type="rectangle" draw:enhanced-path="M 0 0 L 21600 0 21600 21600 0 21600 0 0 Z N"/>
        </draw:custom-shape>
        <draw:custom-shape draw:style-name="gr7" draw:text-style-name="P6" draw:id="id4" draw:layer="layout" svg:width="3.748cm" svg:height="1.151cm" svg:x="15.937cm" svg:y="10.755cm">
          <text:p text:style-name="P1"><text:span text:style-name="T12">Distributor</text:span></text:p>
          <draw:enhanced-geometry svg:viewBox="0 0 21600 21600" draw:type="rectangle" draw:enhanced-path="M 0 0 L 21600 0 21600 21600 0 21600 0 0 Z N"/>
        </draw:custom-shape>
        <draw:custom-shape draw:style-name="gr7" draw:text-style-name="P6" draw:id="id5" draw:layer="layout" svg:width="2.69cm" svg:height="1.151cm" svg:x="20.351cm" svg:y="11.906cm">
          <text:p text:style-name="P1"><text:span text:style-name="T12">User</text:span></text:p>
          <draw:enhanced-geometry svg:viewBox="0 0 21600 21600" draw:type="rectangle" draw:enhanced-path="M 0 0 L 21600 0 21600 21600 0 21600 0 0 Z N"/>
        </draw:custom-shape>
        <draw:connector draw:style-name="gr10" draw:text-style-name="P24" draw:layer="layout" draw:type="line" svg:x1="4.513cm" svg:y1="6.72cm" svg:x2="6.337cm" svg:y2="8.257cm" draw:start-shape="id1" draw:start-glue-point="2" draw:end-shape="id2" draw:end-glue-point="3">
          <text:p text:style-name="P7"/>
        </draw:connector>
        <draw:connector draw:style-name="gr10" draw:text-style-name="P24" draw:layer="layout" draw:type="line" svg:x1="8.16cm" svg:y1="9.41cm" svg:x2="11.426cm" svg:y2="9.794cm" draw:start-shape="id2" draw:start-glue-point="2" draw:end-shape="id3" draw:end-glue-point="3">
          <text:p text:style-name="P7"/>
        </draw:connector>
        <draw:connector draw:style-name="gr10" draw:text-style-name="P24" draw:layer="layout" draw:type="line" svg:x1="13.333cm" svg:y1="10.945cm" svg:x2="15.937cm" svg:y2="11.33cm" draw:start-shape="id3" draw:start-glue-point="2" draw:end-shape="id4" draw:end-glue-point="3">
          <text:p text:style-name="P7"/>
        </draw:connector>
        <draw:connector draw:style-name="gr10" draw:text-style-name="P24" draw:layer="layout" draw:type="line" svg:x1="17.811cm" svg:y1="11.906cm" svg:x2="20.351cm" svg:y2="12.481cm" draw:start-shape="id4" draw:start-glue-point="2" draw:end-shape="id5" draw:end-glue-point="3">
          <text:p text:style-name="P7"/>
        </draw:connector>
        <draw:custom-shape draw:style-name="gr11" draw:text-style-name="P25" draw:layer="layout" svg:width="5.33cm" svg:height="1.243cm" draw:transform="rotate (-0.365122879518332) translate (7.086cm 9.525cm)">
          <text:p text:style-name="P11"><text:span text:style-name="T12">Source Code </text:span><text:span text:style-name="T13"></text:span></text:p>
          <draw:enhanced-geometry svg:viewBox="0 0 21600 21600" draw:type="mso-spt202" draw:enhanced-path="M 0 0 L 21600 0 21600 21600 0 21600 0 0 Z N"/>
        </draw:custom-shape>
        <draw:custom-shape draw:style-name="gr12" draw:text-style-name="P25" draw:layer="layout" svg:width="4.293cm" svg:height="1.09cm" svg:x="11.582cm" svg:y="7.165cm">
          <text:p text:style-name="P11"><text:span text:style-name="T12">Bug Reports</text:span></text:p>
          <draw:enhanced-geometry svg:viewBox="0 0 21600 21600" draw:type="mso-spt202" draw:enhanced-path="M 0 0 L 21600 0 21600 21600 0 21600 0 0 Z N"/>
        </draw:custom-shape>
        <draw:custom-shape draw:style-name="gr13" draw:text-style-name="P25" draw:layer="layout" svg:width="12.48cm" svg:height="1.949cm" svg:x="11.65cm" svg:y="4.445cm">
          <text:p text:style-name="P11"><text:span text:style-name="T12">Improvements (as source code) and evaluation results: </text:span><text:span text:style-name="T14">User as Developer</text:span></text:p>
          <draw:enhanced-geometry svg:viewBox="0 0 21600 21600" draw:type="mso-spt202" draw:enhanced-path="M 0 0 L 21600 0 21600 21600 0 21600 0 0 Z N"/>
        </draw:custom-shape>
        <draw:custom-shape draw:style-name="gr14" draw:text-style-name="P25" draw:layer="layout" svg:width="8.624cm" svg:height="1.09cm" svg:x="2.171cm" svg:y="12.245cm">
          <text:p text:style-name="P11"><text:span text:style-name="T12">“</text:span><text:span text:style-name="T12">Stone soup development”</text:span></text:p>
          <draw:enhanced-geometry svg:viewBox="0 0 21600 21600" draw:type="mso-spt202" draw:enhanced-path="M 0 0 L 21600 0 21600 21600 0 21600 0 0 Z N"/>
        </draw:custom-shape>
        <draw:custom-shape draw:style-name="gr15" draw:text-style-name="P25" draw:layer="layout" svg:width="4.316cm" svg:height="1.827cm" svg:x="0.635cm" svg:y="6.985cm">
          <text:p text:style-name="P11"><text:span text:style-name="T8">Development</text:span></text:p>
          <text:p text:style-name="P11"><text:span text:style-name="T8">Community</text:span></text:p>
          <draw:enhanced-geometry svg:viewBox="0 0 21600 21600" draw:type="mso-spt202" draw:enhanced-path="M 0 0 L 21600 0 21600 21600 0 21600 0 0 Z N"/>
        </draw:custom-shape>
        <draw:line draw:style-name="gr5" draw:layer="layout" svg:x1="13.335cm" svg:y1="12.7cm" svg:x2="20.32cm" svg:y2="12.7cm">
          <text:p text:style-name="P7"/>
        </draw:line>
        <draw:line draw:style-name="gr5" draw:layer="layout" svg:x1="21.59cm" svg:y1="8.255cm" svg:x2="10.16cm" svg:y2="8.255cm">
          <text:p text:style-name="P7"/>
        </draw:line>
        <presentation:notes draw:style-name="dp4">
          <draw:page-thumbnail draw:layer="layout" svg:width="12.889cm" svg:height="9.666cm" svg:x="3.268cm" svg:y="1.936cm" draw:page-number="5"/>
          <draw:frame presentation:style-name="pr11" draw:text-style-name="P2" draw:layer="layout" svg:width="14.243cm" svg:height="11.603cm" svg:x="2.588cm" svg:y="12.246cm" presentation:class="notes" presentation:user-transformed="true">
            <draw:text-box>
              <text:p text:style-name="P26"/>
              <text:p text:style-name="P26"/>
            </draw:text-box>
          </draw:frame>
        </presentation:notes>
      </draw:page>
      <draw:page draw:name="Nearly all OSS is Commercial Off-the-Shelf (COTS)"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OSS is commercial,</text:span><text:span text:style-name="T7"><text:line-break/></text:span><text:span text:style-name="T7">extant OSS is COTS</text:span></text:p>
          </draw:text-box>
        </draw:frame>
        <draw:frame presentation:style-name="pr12" draw:text-style-name="P29" draw:layer="layout" svg:width="21.59cm" svg:height="13.972cm" svg:x="1.905cm" svg:y="4.443cm" presentation:class="outline" presentation:user-transformed="true">
          <draw:text-box>
            <text:list text:style-name="L4">
              <text:list-item>
                <text:p text:style-name="P27"><text:span text:style-name="T15">U.S. Law (41 USC 403), FAR, &amp; DFARS: OSS is commercial!</text:span></text:p>
              </text:list-item>
            </text:list>
            <text:list text:style-name="L4">
              <text:list-item>
                <text:list>
                  <text:list-item>
                    <text:p text:style-name="P28"><text:span text:style-name="T16">Commercial item is “(1) Any item, other than real property, that is of a type customarily used by the general public or by non-governmental entities for purposes [</text:span><text:span text:style-name="T17">not government-unique</text:span><text:span text:style-name="T16">], and (i) Has been </text:span><text:span text:style-name="T17">sold</text:span><text:span text:style-name="T16">, leased, or </text:span><text:span text:style-name="T17">licensed</text:span><text:span text:style-name="T16"> to the general public; or (ii) Has been </text:span><text:span text:style-name="T17">offered</text:span><text:span text:style-name="T16"> for </text:span><text:span text:style-name="T17">sale</text:span><text:span text:style-name="T16">, lease, or </text:span><text:span text:style-name="T17">license</text:span><text:span text:style-name="T16"> to the general public... (3) [Above with] (i) Modifications of a type customarily available in the commercial marketplace; or (ii) Minor modifications… made to meet Federal Government requirements...”</text:span></text:p>
                  </text:list-item>
                </text:list>
              </text:list-item>
            </text:list>
            <text:list text:style-name="L4">
              <text:list-item>
                <text:list>
                  <text:list-item>
                    <text:p text:style-name="P28"><text:span text:style-name="T18">Intentionally broad; "enables the Government to take greater advantage of the commercial marketplace” [DoD AT&amp;L]</text:span></text:p>
                  </text:list-item>
                </text:list>
              </text:list-item>
            </text:list>
            <text:list text:style-name="L4">
              <text:list-item>
                <text:p text:style-name="P27"><text:span text:style-name="T15">Dept. of the Navy “OSS Guidance” (June 5, 2007) confirms</text:span></text:p>
              </text:list-item>
            </text:list>
            <text:list text:style-name="L4">
              <text:list-item>
                <text:p text:style-name="P27"><text:span text:style-name="T15">17 USC 101: OSS projects’ improvements = financial gain</text:span></text:p>
              </text:list-item>
            </text:list>
            <text:list text:style-name="L4">
              <text:list-item>
                <text:list>
                  <text:list-item>
                    <text:p text:style-name="P28"><text:span text:style-name="T16">17 USC 101: “financial gain” inc. “receipt, or expectation of receipt, of anything of value, </text:span><text:span text:style-name="T17">including the receipt of other copyrighted works</text:span><text:span text:style-name="T16">.”</text:span></text:p>
                  </text:list-item>
                </text:list>
              </text:list-item>
            </text:list>
            <text:list text:style-name="L4">
              <text:list-item>
                <text:p text:style-name="P27"><text:span text:style-name="T15">OMB Memo M-03-14 (Commercial software): OSS support</text:span></text:p>
              </text:list-item>
            </text:list>
            <text:list text:style-name="L4">
              <text:list-item>
                <text:p text:style-name="P27"><text:span text:style-name="T15">Important: U.S. Law (41 USC 403), FAR, DFARS </text:span><text:span text:style-name="T19">require</text:span><text:span text:style-name="T15"> U.S. gov’t contracts prefer commercial items (inc. COTS) &amp; NDI:</text:span></text:p>
              </text:list-item>
            </text:list>
            <text:list text:style-name="L4">
              <text:list-item>
                <text:list>
                  <text:list-item>
                    <text:p text:style-name="P28"><text:span text:style-name="T16">Agencies must “(a) Conduct market research to determine [if] commercial items or nondevelopmental items are available … (b) </text:span><text:span text:style-name="T17">Acquire</text:span><text:span text:style-name="T16"> [them] when… available … (c) Require prime contractors and subcontractors </text:span><text:span text:style-name="T17">at all tiers</text:span><text:span text:style-name="T20"> </text:span><text:span text:style-name="T16">to incorporate, to the </text:span><text:span text:style-name="T17">maximum extent practicable</text:span><text:span text:style-name="T16">, [them] as components...”</text:span></text:p>
                  </text:list-item>
                </text:list>
              </text:list-item>
            </text:list>
          </draw:text-box>
        </draw:frame>
        <presentation:notes draw:style-name="dp4">
          <draw:page-thumbnail draw:layer="layout" svg:width="13.331cm" svg:height="9.997cm" svg:x="3.497cm" svg:y="2.002cm" draw:page-number="6"/>
          <draw:frame presentation:style-name="pr13" draw:text-style-name="P30" draw:layer="layout" svg:width="14.896cm" svg:height="12cm" svg:x="2.712cm" svg:y="12.668cm" presentation:class="notes" presentation:user-transformed="true">
            <draw:text-box>
              <text:p text:style-name="P26"><text:span text:style-name="T21"/></text:p>
              <text:p text:style-name="P26"><text:span text:style-name="T21"/></text:p>
              <text:p text:style-name="P26"><text:span text:style-name="T21"/></text:p>
            </draw:text-box>
          </draw:frame>
        </presentation:notes>
      </draw:page>
      <draw:page draw:name="page7"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OSS is clearly commercial<text:line-break/>by other measures too</text:p>
          </draw:text-box>
        </draw:frame>
        <draw:frame presentation:style-name="Default-outline1" draw:layer="layout" svg:width="21.59cm" svg:height="13.018cm" svg:x="1.905cm" svg:y="5.079cm" presentation:class="outline" presentation:user-transformed="true">
          <draw:text-box>
            <text:list text:style-name="L4">
              <text:list-item>
                <text:p text:style-name="P8"><text:span text:style-name="T8">Many OSS projects supported by commercial companies</text:span></text:p>
              </text:list-item>
            </text:list>
            <text:list text:style-name="L4">
              <text:list-item>
                <text:list>
                  <text:list-item>
                    <text:p text:style-name="P9">IBM, Sun, Red Hat (solely OSS, market cap $4.3B), Novell, Microsoft (WiX, IronPython, SFU, Codeplex site) <text:s/></text:p>
                  </text:list-item>
                </text:list>
              </text:list-item>
            </text:list>
            <text:list text:style-name="L4">
              <text:list-item>
                <text:p text:style-name="P8"><text:span text:style-name="T8">Big money in OSS companies</text:span></text:p>
              </text:list-item>
            </text:list>
            <text:list text:style-name="L4">
              <text:list-item>
                <text:list>
                  <text:list-item>
                    <text:p text:style-name="P9">Citrix bought XenSource ($500 million), Sun bought MySQL ($1 billion), Red Hat bought JBoss ($350 million; <text:span text:style-name="T22">OSS buys OSS</text:span>) </text:p>
                  </text:list-item>
                </text:list>
              </text:list-item>
            </text:list>
            <text:list text:style-name="L4">
              <text:list-item>
                <text:list>
                  <text:list-item>
                    <text:p text:style-name="P9">IBM reports invested $1B in 2001, made it back in 2002</text:p>
                  </text:list-item>
                </text:list>
              </text:list-item>
            </text:list>
            <text:list text:style-name="L4">
              <text:list-item>
                <text:list>
                  <text:list-item>
                    <text:p text:style-name="P9">Venture capital invested $1.44B in OSS 2001-2006 [InfoWorld]</text:p>
                  </text:list-item>
                </text:list>
              </text:list-item>
            </text:list>
            <text:list text:style-name="L4">
              <text:list-item>
                <text:p text:style-name="P8"><text:span text:style-name="T8">Paid developers</text:span></text:p>
              </text:list-item>
            </text:list>
            <text:list text:style-name="L4">
              <text:list-item>
                <text:list>
                  <text:list-item>
                    <text:p text:style-name="P9"><text:span text:style-name="T2">Linux: 37K/38K changes in 2004; Apache, X Window system</text:span></text:p>
                  </text:list-item>
                </text:list>
              </text:list-item>
            </text:list>
            <text:list text:style-name="L4">
              <text:list-item>
                <text:p text:style-name="P8"><text:span text:style-name="T8">OSS licenses/projects approve of commercial support</text:span></text:p>
              </text:list-item>
            </text:list>
            <text:list text:style-name="L4">
              <text:list-item>
                <text:p text:style-name="P8"><text:span text:style-name="T8">Sell service/hw, commoditize complements, avoid costs</text:span></text:p>
              </text:list-item>
            </text:list>
            <text:list text:style-name="L4">
              <text:list-item>
                <text:p text:style-name="P8"><text:span text:style-name="T8">Users use COTS/NDI because they share costs – OSS does!</text:span></text:p>
              </text:list-item>
            </text:list>
            <text:list text:style-name="L4">
              <text:list-item>
                <text:p text:style-name="P8"><text:span text:style-name="T8">Even GPL’ed software is commercial</text:span></text:p>
              </text:list-item>
            </text:list>
          </draw:text-box>
        </draw:frame>
        <draw:rect draw:style-name="gr16" draw:text-style-name="P32" draw:layer="layout" svg:width="15.24cm" svg:height="0.635cm" svg:x="10.423cm" svg:y="18.118cm">
          <text:p text:style-name="P31"><text:span text:style-name="T23">[See http://www.dwheeler.com/essays/commercial-floss.html]</text:span></text:p>
        </draw:rect>
        <presentation:notes draw:style-name="dp4">
          <draw:page-thumbnail draw:style-name="gr2" draw:layer="layout" svg:width="13.331cm" svg:height="9.998cm" svg:x="3.496cm" svg:y="2.001cm" draw:page-number="7" presentation:class="page"/>
          <draw:frame presentation:style-name="pr6" draw:text-style-name="P7" draw:layer="layout" svg:width="14.896cm" svg:height="11.75cm" svg:x="2.712cm" svg:y="12.668cm" presentation:class="notes">
            <draw:text-box>
              <text:p text:style-name="P26"><text:span text:style-name="T21">“</text:span><text:span text:style-name="T21">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26"><text:span text:style-name="T21"/></text:p>
              <text:p text:style-name="P26"><text:span text:style-name="T21">The 37K/38K numbers for Linux are from 2004.</text:span></text:p>
              <text:p text:style-name="P26"><text:span text:style-name="T21"/></text:p>
            </draw:text-box>
          </draw:frame>
        </presentation:notes>
      </draw:page>
      <draw:page draw:name="Extreme claim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Extreme security claims for OSS</text:p>
          </draw:text-box>
        </draw:frame>
        <draw:frame presentation:style-name="pr16" draw:text-style-name="P38" draw:layer="layout" svg:width="21.59cm" svg:height="11.854cm" svg:x="1.905cm" svg:y="5.079cm" presentation:class="outline" presentation:user-transformed="true">
          <draw:text-box>
            <text:list text:style-name="L4">
              <text:list-item>
                <text:p text:style-name="P33"><text:span text:style-name="T24">Extreme claims</text:span></text:p>
              </text:list-item>
            </text:list>
            <text:list text:style-name="L4">
              <text:list-item>
                <text:list>
                  <text:list-item>
                    <text:p text:style-name="P34"><text:span text:style-name="T24">“</text:span><text:span text:style-name="T24">OSS is always more secure”</text:span></text:p>
                  </text:list-item>
                </text:list>
              </text:list-item>
            </text:list>
            <text:list text:style-name="L4">
              <text:list-item>
                <text:list>
                  <text:list-item>
                    <text:p text:style-name="P34"><text:span text:style-name="T24">“</text:span><text:span text:style-name="T24">Proprietary is always more secure”</text:span></text:p>
                  </text:list-item>
                </text:list>
              </text:list-item>
            </text:list>
            <text:list text:style-name="L4">
              <text:list-item>
                <text:p text:style-name="P35"><text:span text:style-name="T24">Reality: Neither OSS nor proprietary always better</text:span></text:p>
              </text:list-item>
            </text:list>
            <text:list text:style-name="L4">
              <text:list-item>
                <text:list>
                  <text:list-item>
                    <text:p text:style-name="P36"><text:span text:style-name="T24">Some </text:span><text:span text:style-name="T25">specific</text:span><text:span text:style-name="T24"> OSS programs </text:span><text:span text:style-name="T25">are</text:span><text:span text:style-name="T24"> more secure than their competing proprietary competitors</text:span></text:p>
                  </text:list-item>
                </text:list>
              </text:list-item>
            </text:list>
            <text:list text:style-name="L4">
              <text:list-item>
                <text:list>
                  <text:list-item>
                    <text:p text:style-name="P37"><text:span text:style-name="T24">Include OSS options when acquiring, then evaluate</text:span></text:p>
                  </text:list-item>
                </text:list>
              </text:list-item>
            </text:list>
            <text:list text:style-name="L4">
              <text:list-item>
                <text:p text:style-name="P13"><text:span text:style-name="T26">There </text:span><text:span text:style-name="T27">is</text:span><text:span text:style-name="T26"> a principle that gives OSS a </text:span><text:span text:style-name="T27">potential</text:span><text:span text:style-name="T26"> advantage…</text:span></text:p>
              </text:list-item>
            </text:list>
          </draw:text-box>
        </draw:frame>
        <presentation:notes draw:style-name="dp2">
          <draw:page-thumbnail draw:style-name="gr2" draw:layer="layout" svg:width="12.889cm" svg:height="9.667cm" svg:x="3.267cm" svg:y="1.936cm" draw:page-number="8" presentation:class="page"/>
          <draw:frame presentation:style-name="pr17" draw:text-style-name="P16"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Open design:<text:line-break/>A security fundamental</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35"><text:span text:style-name="T28">Saltzer &amp; Schroeder [1974/1975] - Open design principle</text:span></text:p>
              </text:list-item>
            </text:list>
            <text:list text:style-name="L4">
              <text:list-item>
                <text:list>
                  <text:list-item>
                    <text:p text:style-name="P36"><text:span text:style-name="T28">the protection mechanism must not depend on attacker ignorance</text:span></text:p>
                  </text:list-item>
                </text:list>
              </text:list-item>
            </text:list>
            <text:list text:style-name="L4">
              <text:list-item>
                <text:p text:style-name="P35"><text:span text:style-name="T28">OSS better fulfills this principle</text:span></text:p>
              </text:list-item>
            </text:list>
            <text:list text:style-name="L4">
              <text:list-item>
                <text:p text:style-name="P35"><text:span text:style-name="T28">Security experts perceive OSS advantage</text:span></text:p>
              </text:list-item>
            </text:list>
            <text:list text:style-name="L4">
              <text:list-item>
                <text:list>
                  <text:list-item>
                    <text:p text:style-name="P36"><text:span text:style-name="T28">Bruce Schneier: “demand OSS for anything related to security”</text:span></text:p>
                  </text:list-item>
                </text:list>
              </text:list-item>
            </text:list>
            <text:list text:style-name="L4">
              <text:list-item>
                <text:list>
                  <text:list-item>
                    <text:p text:style-name="P36"><text:span text:style-name="T28">Vincent Rijmen (AES): “forces people to write more clear code &amp; adhere to standards”</text:span></text:p>
                  </text:list-item>
                </text:list>
              </text:list-item>
            </text:list>
            <text:list text:style-name="L4">
              <text:list-item>
                <text:list>
                  <text:list-item>
                    <text:p text:style-name="P36"><text:span text:style-name="T28">Whitfield Diffie: “it’s simply unrealistic to depend on secrecy for security”</text:span></text:p>
                  </text:list-item>
                </text:list>
              </text:list-item>
            </text:list>
          </draw:text-box>
        </draw:frame>
        <presentation:notes draw:style-name="dp2">
          <draw:page-thumbnail draw:style-name="gr2" draw:layer="layout" svg:width="12.889cm" svg:height="9.667cm" svg:x="3.267cm" svg:y="1.936cm" draw:page-number="9" presentation:class="page"/>
          <draw:frame presentation:style-name="pr17" draw:text-style-name="P16" draw:layer="layout" svg:width="14.243cm" svg:height="11.604cm" svg:x="2.588cm" svg:y="12.246cm" presentation:class="notes" presentation:placeholder="true">
            <draw:text-box/>
          </draw:frame>
        </presentation:notes>
      </draw:page>
      <draw:page draw:name="Reliability" draw:style-name="dp5" draw:master-page-name="Default" presentation:presentation-page-layout-name="AL2T1">
        <office:forms form:automatic-focus="false" form:apply-design-mode="false"/>
        <draw:frame presentation:style-name="pr18" draw:text-style-name="P2" draw:layer="layout" svg:width="21.687cm" svg:height="2.55cm" svg:x="1.529cm" svg:y="1.088cm" presentation:class="title" presentation:user-transformed="true">
          <draw:text-box>
            <text:p text:style-name="P11"><text:span text:style-name="T29">OSS often very reliable</text:span></text:p>
          </draw:text-box>
        </draw:frame>
        <draw:frame presentation:style-name="pr19" draw:text-style-name="P15" draw:layer="layout" svg:width="21.687cm" svg:height="12.278cm" svg:x="1.864cm" svg:y="5.295cm" presentation:class="outline" presentation:user-transformed="true">
          <draw:text-box>
            <text:list text:style-name="L5">
              <text:list-item>
                <text:p text:style-name="P39"><text:span text:style-name="T30">Fuzz studies found OSS apps</text:span><text:span text:style-name="T30"><text:line-break/></text:span><text:span text:style-name="T30">significantly more reliable [U Wisconsin]</text:span></text:p>
              </text:list-item>
            </text:list>
            <text:list text:style-name="L6">
              <text:list-item>
                <text:list>
                  <text:list-item>
                    <text:p text:style-name="P40"><text:span text:style-name="T31">Proprietary Unix failure rate: 28%,23%</text:span></text:p>
                  </text:list-item>
                </text:list>
              </text:list-item>
            </text:list>
            <text:list text:style-name="L6">
              <text:list-item>
                <text:list>
                  <text:list-item>
                    <text:p text:style-name="P40"><text:span text:style-name="T31">OSS: Slackware Linux 9%, GNU utilities 6%</text:span></text:p>
                  </text:list-item>
                </text:list>
              </text:list-item>
            </text:list>
            <text:list text:style-name="L6">
              <text:list-item>
                <text:list>
                  <text:list-item>
                    <text:p text:style-name="P40"><text:span text:style-name="T31">Windows: 100%; 45% if forbid certain Win32 message formats</text:span></text:p>
                  </text:list-item>
                </text:list>
              </text:list-item>
            </text:list>
            <text:list text:style-name="L5">
              <text:list-item>
                <text:p text:style-name="P39"><text:span text:style-name="T30">IIS web servers &gt;2x downtime of Apache [Syscontrol AG]</text:span></text:p>
              </text:list-item>
            </text:list>
            <text:list text:style-name="L5">
              <text:list-item>
                <text:p text:style-name="P39"><text:span text:style-name="T30">Linux kernel TCP/IP had smaller defect density [Reasoning]</text:span></text:p>
              </text:list-item>
            </text:list>
          </draw:text-box>
        </draw:frame>
        <draw:frame draw:style-name="gr17" draw:layer="layout" svg:width="9.226cm" svg:height="7.325cm" svg:x="15.588cm" svg:y="2.853cm">
          <draw:object-ole draw:class-id="00000000-0000-0000-0000-000000000000" xlink:href="./Object 2" xlink:type="simple" xlink:show="embed" xlink:actuate="onLoad"/>
          <draw:image xlink:href="./ObjectReplacements/Object 2" xlink:type="simple" xlink:show="embed" xlink:actuate="onLoad"/>
        </draw:frame>
        <draw:line draw:style-name="gr18" draw:text-style-name="P24" draw:layer="layout" svg:x1="15.588cm" svg:y1="7.298cm" svg:x2="20.929cm" svg:y2="7.298cm">
          <text:p text:style-name="P7"/>
        </draw:line>
        <draw:line draw:style-name="gr18" draw:text-style-name="P24" draw:layer="layout" svg:x1="17.78cm" svg:y1="8.255cm" svg:x2="22.15cm" svg:y2="7.681cm">
          <text:p text:style-name="P7"/>
        </draw:line>
        <draw:line draw:style-name="gr18" draw:text-style-name="P24" draw:layer="layout" svg:x1="22.86cm" svg:y1="8.89cm" svg:x2="19.2cm" svg:y2="6.719cm">
          <text:p text:style-name="P7"/>
        </draw:line>
        <draw:frame draw:style-name="gr19" draw:layer="layout" svg:width="22.278cm" svg:height="4.238cm" svg:x="1.27cm" svg:y="12.907cm">
          <draw:object-ole draw:class-id="00000000-0000-0000-0000-000000000000" xlink:href="./Object 3" xlink:type="simple" xlink:show="embed" xlink:actuate="onLoad"/>
          <draw:image xlink:href="./ObjectReplacements/Object 3" xlink:type="simple" xlink:show="embed" xlink:actuate="onLoad"/>
        </draw:frame>
        <draw:rect draw:style-name="gr16" draw:text-style-name="P32" draw:layer="layout" svg:width="12.7cm" svg:height="0.635cm" svg:x="12.925cm" svg:y="18.08cm">
          <text:p text:style-name="P31"><text:span text:style-name="T23">[See http://www.dwheeler.com/oss_fs_why.html]</text:span></text:p>
        </draw:rect>
        <presentation:notes draw:style-name="dp4">
          <office:forms form:automatic-focus="false" form:apply-design-mode="false"/>
          <draw:page-thumbnail draw:layer="layout" svg:width="11.805cm" svg:height="8.85cm" svg:x="3.889cm" svg:y="2.509cm" draw:page-number="10"/>
          <draw:frame presentation:style-name="pr20" draw:text-style-name="P30" draw:layer="layout" svg:width="14.243cm" svg:height="11.603cm" svg:x="2.588cm" svg:y="12.246cm" presentation:class="notes" presentation:placeholder="true" presentation:user-transformed="true">
            <draw:text-box/>
          </draw:frame>
        </presentation:notes>
      </draw:page>
      <draw:page draw:name="OSS Security (1)"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OSS security (1) </text:p>
          </draw:text-box>
        </draw:frame>
        <draw:frame presentation:style-name="pr21" draw:text-style-name="P15" draw:layer="layout" svg:width="21.59cm" svg:height="10.055cm" svg:x="1.905cm" svg:y="5.08cm" presentation:class="outline" presentation:user-transformed="true">
          <draw:text-box>
            <text:list text:style-name="L4">
              <text:list-item>
                <text:p text:style-name="P41"><text:span text:style-name="T30">Browser “unsafe” days in 2004: 98% Internet Explorer, 15% Mozilla/Firefox (half of Firefox’s MacOS-only) </text:span></text:p>
              </text:list-item>
            </text:list>
            <text:list text:style-name="L4">
              <text:list-item>
                <text:p text:style-name="P41"><text:span text:style-name="T30">IE 21x more likely to get spyware than Firefox [U of Wash.]</text:span></text:p>
              </text:list-item>
            </text:list>
            <text:list text:style-name="L4">
              <text:list-item>
                <text:p text:style-name="P42"><text:span text:style-name="T15">Faster response: Firefox 37 days, Windows 134.5 days </text:span></text:p>
              </text:list-item>
            </text:list>
            <text:list text:style-name="L4">
              <text:list-item>
                <text:p text:style-name="P17"><text:span text:style-name="T30">Evans Data: Linux rarely broken, ~virus/Trojan-free</text:span></text:p>
              </text:list-item>
            </text:list>
            <text:list text:style-name="L4">
              <text:list-item>
                <text:p text:style-name="P17"><text:span text:style-name="T30">Serious vulnerabilities: Apache 0, IIS 8 / 3yrs</text:span></text:p>
              </text:list-item>
            </text:list>
            <text:list text:style-name="L4">
              <text:list-item>
                <text:p text:style-name="P17"><text:span text:style-name="T30">J.S. Wurzler hacker insurance costs 5-15% more for Windows than for Unix or Linux</text:span></text:p>
              </text:list-item>
            </text:list>
            <text:list text:style-name="L4">
              <text:list-item>
                <text:p text:style-name="P41"><text:span text:style-name="T30">Bugtraq vulnerability 99-00: Smallest is OpenBSD, Windows largest (</text:span><text:span text:style-name="T32">Don't quintuple-count!) </text:span></text:p>
              </text:list-item>
            </text:list>
            <text:list text:style-name="L4">
              <text:list-item>
                <text:p text:style-name="P42"><text:span text:style-name="T30">Windows websites more vulnerable in practice</text:span></text:p>
              </text:list-item>
            </text:list>
          </draw:text-box>
        </draw:frame>
        <draw:g>
          <draw:custom-shape draw:style-name="gr20" draw:text-style-name="P6" draw:layer="layout" svg:width="5.392cm" svg:height="0.899cm" svg:x="16.448cm" svg:y="16.033cm">
            <text:p text:style-name="P43"><text:span text:style-name="T33">17% (GNU/Linux) </text:span></text:p>
            <draw:enhanced-geometry svg:viewBox="0 0 21600 21600" draw:type="rectangle" draw:enhanced-path="M 0 0 L 21600 0 21600 21600 0 21600 0 0 Z N"/>
          </draw:custom-shape>
          <draw:custom-shape draw:style-name="gr20" draw:text-style-name="P6" draw:layer="layout" svg:width="5.308cm" svg:height="0.899cm" svg:x="11.14cm" svg:y="16.033cm">
            <text:p text:style-name="P43"><text:span text:style-name="T33">66% (Windows) </text:span></text:p>
            <draw:enhanced-geometry svg:viewBox="0 0 21600 21600" draw:type="rectangle" draw:enhanced-path="M 0 0 L 21600 0 21600 21600 0 21600 0 0 Z N"/>
          </draw:custom-shape>
          <draw:custom-shape draw:style-name="gr20" draw:text-style-name="P6" draw:layer="layout" svg:width="7.317cm" svg:height="0.899cm" svg:x="3.823cm" svg:y="16.033cm">
            <text:p text:style-name="P43"><text:span text:style-name="T33">Defaced</text:span></text:p>
            <draw:enhanced-geometry svg:viewBox="0 0 21600 21600" draw:type="rectangle" draw:enhanced-path="M 0 0 L 21600 0 21600 21600 0 21600 0 0 Z N"/>
          </draw:custom-shape>
          <draw:custom-shape draw:style-name="gr20" draw:text-style-name="P6" draw:layer="layout" svg:width="5.392cm" svg:height="0.899cm" svg:x="16.448cm" svg:y="17.833cm">
            <text:p text:style-name="P43"><text:span text:style-name="T33">66.75% (Apache) </text:span></text:p>
            <draw:enhanced-geometry svg:viewBox="0 0 21600 21600" draw:type="rectangle" draw:enhanced-path="M 0 0 L 21600 0 21600 21600 0 21600 0 0 Z N"/>
          </draw:custom-shape>
          <draw:custom-shape draw:style-name="gr20" draw:text-style-name="P6" draw:layer="layout" svg:width="5.308cm" svg:height="0.899cm" svg:x="11.14cm" svg:y="17.833cm">
            <text:p text:style-name="P43"><text:span text:style-name="T33">24.81% (IIS) </text:span></text:p>
            <draw:enhanced-geometry svg:viewBox="0 0 21600 21600" draw:type="rectangle" draw:enhanced-path="M 0 0 L 21600 0 21600 21600 0 21600 0 0 Z N"/>
          </draw:custom-shape>
          <draw:custom-shape draw:style-name="gr20" draw:text-style-name="P6" draw:layer="layout" svg:width="7.317cm" svg:height="0.899cm" svg:x="3.823cm" svg:y="17.833cm">
            <text:p text:style-name="P43"><text:span text:style-name="T33">Deployed websites (by name) </text:span></text:p>
            <draw:enhanced-geometry svg:viewBox="0 0 21600 21600" draw:type="rectangle" draw:enhanced-path="M 0 0 L 21600 0 21600 21600 0 21600 0 0 Z N"/>
          </draw:custom-shape>
          <draw:custom-shape draw:style-name="gr20" draw:text-style-name="P6" draw:layer="layout" svg:width="5.392cm" svg:height="0.9cm" svg:x="16.448cm" svg:y="16.933cm">
            <text:p text:style-name="P43"><text:span text:style-name="T33">29.6% (GNU/Linux) </text:span></text:p>
            <draw:enhanced-geometry svg:viewBox="0 0 21600 21600" draw:type="rectangle" draw:enhanced-path="M 0 0 L 21600 0 21600 21600 0 21600 0 0 Z N"/>
          </draw:custom-shape>
          <draw:custom-shape draw:style-name="gr20" draw:text-style-name="P6" draw:layer="layout" svg:width="5.308cm" svg:height="0.9cm" svg:x="11.14cm" svg:y="16.933cm">
            <text:p text:style-name="P43"><text:span text:style-name="T33">49.6% (Windows) </text:span></text:p>
            <draw:enhanced-geometry svg:viewBox="0 0 21600 21600" draw:type="rectangle" draw:enhanced-path="M 0 0 L 21600 0 21600 21600 0 21600 0 0 Z N"/>
          </draw:custom-shape>
          <draw:custom-shape draw:style-name="gr20" draw:text-style-name="P6" draw:layer="layout" svg:width="7.317cm" svg:height="0.9cm" svg:x="3.823cm" svg:y="16.933cm">
            <text:p text:style-name="P43"><text:span text:style-name="T33">Deployed Systems</text:span></text:p>
            <draw:enhanced-geometry svg:viewBox="0 0 21600 21600" draw:type="rectangle" draw:enhanced-path="M 0 0 L 21600 0 21600 21600 0 21600 0 0 Z N"/>
          </draw:custom-shape>
          <draw:custom-shape draw:style-name="gr21" draw:text-style-name="P6" draw:layer="layout" svg:width="5.392cm" svg:height="0.899cm" svg:x="16.448cm" svg:y="15.134cm">
            <text:p text:style-name="P43"><text:span text:style-name="T33">OSS</text:span></text:p>
            <draw:enhanced-geometry svg:viewBox="0 0 21600 21600" draw:type="rectangle" draw:enhanced-path="M 0 0 L 21600 0 21600 21600 0 21600 0 0 Z N"/>
          </draw:custom-shape>
          <draw:custom-shape draw:style-name="gr21" draw:text-style-name="P6" draw:layer="layout" svg:width="5.308cm" svg:height="0.899cm" svg:x="11.14cm" svg:y="15.134cm">
            <text:p text:style-name="P43"><text:span text:style-name="T33">Proprietary</text:span></text:p>
            <draw:enhanced-geometry svg:viewBox="0 0 21600 21600" draw:type="rectangle" draw:enhanced-path="M 0 0 L 21600 0 21600 21600 0 21600 0 0 Z N"/>
          </draw:custom-shape>
          <draw:custom-shape draw:style-name="gr21" draw:text-style-name="P6" draw:layer="layout" svg:width="7.317cm" svg:height="0.899cm" svg:x="3.823cm" svg:y="15.134cm">
            <text:p text:style-name="P43"><text:span text:style-name="T33">Category</text:span></text:p>
            <draw:enhanced-geometry svg:viewBox="0 0 21600 21600" draw:type="rectangle" draw:enhanced-path="M 0 0 L 21600 0 21600 21600 0 21600 0 0 Z N"/>
          </draw:custom-shape>
          <draw:line draw:style-name="gr22" draw:text-style-name="P24" draw:layer="layout" svg:x1="3.823cm" svg:y1="17.833cm" svg:x2="21.841cm" svg:y2="17.833cm">
            <text:p text:style-name="P7"/>
          </draw:line>
          <draw:line draw:style-name="gr22" draw:text-style-name="P24" draw:layer="layout" svg:x1="3.823cm" svg:y1="18.733cm" svg:x2="21.841cm" svg:y2="18.733cm">
            <text:p text:style-name="P7"/>
          </draw:line>
          <draw:line draw:style-name="gr22" draw:text-style-name="P24" draw:layer="layout" svg:x1="3.823cm" svg:y1="15.134cm" svg:x2="3.823cm" svg:y2="18.733cm">
            <text:p text:style-name="P7"/>
          </draw:line>
          <draw:line draw:style-name="gr22" draw:text-style-name="P24" draw:layer="layout" svg:x1="21.841cm" svg:y1="15.134cm" svg:x2="21.841cm" svg:y2="18.733cm">
            <text:p text:style-name="P7"/>
          </draw:line>
          <draw:line draw:style-name="gr22" draw:text-style-name="P24" draw:layer="layout" svg:x1="3.823cm" svg:y1="15.134cm" svg:x2="21.841cm" svg:y2="15.134cm">
            <text:p text:style-name="P7"/>
          </draw:line>
          <draw:line draw:style-name="gr22" draw:text-style-name="P24" draw:layer="layout" svg:x1="3.823cm" svg:y1="16.033cm" svg:x2="21.841cm" svg:y2="16.033cm">
            <text:p text:style-name="P7"/>
          </draw:line>
          <draw:line draw:style-name="gr22" draw:text-style-name="P24" draw:layer="layout" svg:x1="11.14cm" svg:y1="15.134cm" svg:x2="11.14cm" svg:y2="18.733cm">
            <text:p text:style-name="P7"/>
          </draw:line>
          <draw:line draw:style-name="gr22" draw:text-style-name="P24" draw:layer="layout" svg:x1="16.448cm" svg:y1="15.134cm" svg:x2="16.448cm" svg:y2="18.733cm">
            <text:p text:style-name="P7"/>
          </draw:line>
          <draw:line draw:style-name="gr22" draw:text-style-name="P24" draw:layer="layout" svg:x1="3.823cm" svg:y1="16.933cm" svg:x2="21.841cm" svg:y2="16.933cm">
            <text:p text:style-name="P7"/>
          </draw:line>
        </draw:g>
        <presentation:notes draw:style-name="dp2">
          <office:forms form:automatic-focus="false" form:apply-design-mode="false"/>
          <draw:page-thumbnail draw:style-name="gr2" draw:layer="layout" svg:width="12.889cm" svg:height="9.667cm" svg:x="3.267cm" svg:y="1.936cm" draw:page-number="11" presentation:class="page"/>
          <draw:frame presentation:style-name="pr17" draw:text-style-name="P16"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OSS security (2) </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44"><text:span text:style-name="T4">Unpatched networked systems: 3 months Linux, hours Windows (variance minutes ... months) </text:span><text:span text:style-name="T4"><text:line-break/></text:span><text:span text:style-name="T4">[Honeynet.org, Dec 2004]</text:span></text:p>
              </text:list-item>
            </text:list>
            <text:list text:style-name="L4">
              <text:list-item>
                <text:list>
                  <text:list-item>
                    <text:p text:style-name="P45"><text:span text:style-name="T30">Windows SP2 believed to be better than previous versions of Windows</text:span></text:p>
                  </text:list-item>
                </text:list>
              </text:list-item>
            </text:list>
            <text:list text:style-name="L4">
              <text:list-item>
                <text:p text:style-name="P46"><text:span text:style-name="T4">50% Windows vulnerabilities are critical, vs. 10% in Red Hat [Nicholas Petreley, Oct 2004]</text:span></text:p>
              </text:list-item>
            </text:list>
            <text:list text:style-name="L4">
              <text:list-item>
                <text:p text:style-name="P46"><text:span text:style-name="T4">Viruses primarily Windows phenomenon</text:span></text:p>
              </text:list-item>
            </text:list>
            <text:list text:style-name="L4">
              <text:list-item>
                <text:list>
                  <text:list-item>
                    <text:p text:style-name="P45"><text:span text:style-name="T30">60,000 Windows, 40 Macintosh, 5 for commercial Unix versions, 40 for Linux</text:span></text:p>
                  </text:list-item>
                </text:list>
              </text:list-item>
            </text:list>
            <text:list text:style-name="L4">
              <text:list-item>
                <text:p text:style-name="P46"><text:span text:style-name="T4">91% broadband users have spyware on their home computers (proprietary OS) [National Cyber Security Alliance, May 2003] vs. ~0% on OSS</text:span></text:p>
              </text:list-item>
            </text:list>
          </draw:text-box>
        </draw:frame>
        <presentation:notes draw:style-name="dp2">
          <office:forms form:automatic-focus="false" form:apply-design-mode="false"/>
          <draw:page-thumbnail draw:style-name="gr2" draw:layer="layout" svg:width="12.889cm" svg:height="9.667cm" svg:x="3.267cm" svg:y="1.936cm" draw:page-number="12" presentation:class="page"/>
          <draw:frame presentation:style-name="pr17" draw:text-style-name="P16"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OSS security (3) </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47"><text:span text:style-name="T29">OSS systems scored better on security [Payne, Information Systems Journal 2002]</text:span></text:p>
              </text:list-item>
            </text:list>
            <text:list text:style-name="L4">
              <text:list-item>
                <text:p text:style-name="P47"><text:span text:style-name="T29">Survey of 6,344 software development managers <text:s/>April 2005 favored OSS [BZ Research]</text:span></text:p>
              </text:list-item>
            </text:list>
          </draw:text-box>
        </draw:frame>
        <presentation:notes draw:style-name="dp2">
          <office:forms form:automatic-focus="false" form:apply-design-mode="false"/>
          <draw:page-thumbnail draw:style-name="gr2" draw:layer="layout" svg:width="12.889cm" svg:height="9.667cm" svg:x="3.267cm" svg:y="1.936cm" draw:page-number="13" presentation:class="page"/>
          <draw:frame presentation:style-name="pr17" draw:text-style-name="P16" draw:layer="layout" svg:width="14.243cm" svg:height="11.604cm" svg:x="2.588cm" svg:y="12.246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Securing OSS</text:p>
          </draw:text-box>
        </draw:frame>
        <draw:frame presentation:style-name="pr5" draw:text-style-name="P8" draw:layer="layout" svg:width="21.59cm" svg:height="13.262cm" svg:x="1.905cm" svg:y="5.079cm" presentation:class="outline">
          <draw:text-box>
            <text:list text:style-name="L4">
              <text:list-item>
                <text:p text:style-name="P8">Secure OSS component’s environment</text:p>
              </text:list-item>
            </text:list>
            <text:list text:style-name="L4">
              <text:list-item>
                <text:list>
                  <text:list-item>
                    <text:p text:style-name="P9">I.E., change what’s outside that OSS component</text:p>
                  </text:list-item>
                </text:list>
              </text:list-item>
            </text:list>
            <text:list text:style-name="L4">
              <text:list-item>
                <text:p text:style-name="P8">Secure OSS component itself</text:p>
              </text:list-item>
            </text:list>
            <text:list text:style-name="L4">
              <text:list-item>
                <text:list>
                  <text:list-item>
                    <text:p text:style-name="P9">Select secure OSS component</text:p>
                  </text:list-item>
                </text:list>
              </text:list-item>
            </text:list>
            <text:list text:style-name="L4">
              <text:list-item>
                <text:list>
                  <text:list-item>
                    <text:p text:style-name="P9">Build (new) secure OSS component</text:p>
                  </text:list-item>
                </text:list>
              </text:list-item>
            </text:list>
            <text:list text:style-name="L4">
              <text:list-item>
                <text:list>
                  <text:list-item>
                    <text:p text:style-name="P9">Improve OSS component for operational environment<text:line-break/>(combine above) </text:p>
                  </text:list-item>
                </text:list>
              </text:list-item>
            </text:list>
            <text:list text:style-name="L4">
              <text:list-item>
                <text:p text:style-name="P8">Examples follow, but are necessarily incomplete</text:p>
              </text:list-item>
            </text:list>
            <text:list text:style-name="L4">
              <text:list-item>
                <text:list>
                  <text:list-item>
                    <text:p text:style-name="P9">OSS is software; all techniques for any software apply</text:p>
                  </text:list-item>
                </text:list>
              </text:list-item>
            </text:list>
            <text:list text:style-name="L4">
              <text:list-item>
                <text:list>
                  <text:list-item>
                    <text:p text:style-name="P9"><text:span text:style-name="T34">Don’t need to do all of them</text:span>; merely ideas to consider</text:p>
                  </text:list-item>
                </text:list>
              </text:list-item>
            </text:list>
            <text:list text:style-name="L4">
              <text:list-item>
                <text:list>
                  <text:list-item>
                    <text:list>
                      <text:list-item>
                        <text:p text:style-name="P10">Rigor will depend on criticality of use</text:p>
                      </text:list-item>
                    </text:list>
                  </text:list-item>
                </text:list>
              </text:list-item>
            </text:list>
            <text:list text:style-name="L4">
              <text:list-item>
                <text:list>
                  <text:list-item>
                    <text:p text:style-name="P9">“OSS:” identifies OSS-unique items (read/modify/redistribute) </text:p>
                  </text:list-item>
                </text:list>
              </text:list-item>
            </text:list>
          </draw:text-box>
        </draw:frame>
        <presentation:notes draw:style-name="dp2">
          <draw:page-thumbnail draw:style-name="gr2" draw:layer="layout" svg:width="13.331cm" svg:height="9.998cm" svg:x="3.496cm" svg:y="2.001cm" draw:page-number="14" presentation:class="page"/>
          <draw:frame presentation:style-name="pr6" draw:text-style-name="P7" draw:layer="layout" svg:width="14.896cm" svg:height="11.75cm" svg:x="2.712cm" svg:y="12.668cm" presentation:class="notes" presentation:placeholder="true">
            <draw:text-box/>
          </draw:frame>
        </presentation:notes>
      </draw:page>
      <draw:page draw:name="page15"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cure OSS component’s environment (1 of 2) </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Limit component’s privileges / data rights</text:p>
              </text:list-item>
            </text:list>
            <text:list text:style-name="L4">
              <text:list-item>
                <text:list>
                  <text:list-item>
                    <text:p text:style-name="P9">ACLs, diff. user, SELinux privs, sandbox, jails, virtual machines </text:p>
                  </text:list-item>
                </text:list>
              </text:list-item>
            </text:list>
            <text:list text:style-name="L4">
              <text:list-item>
                <text:list>
                  <text:list-item>
                    <text:p text:style-name="P9">OSS: View to determine more precisely what privileges needed, modify so easier to limit (e.g., make finer-grain resources) </text:p>
                  </text:list-item>
                </text:list>
              </text:list-item>
            </text:list>
            <text:list text:style-name="L4">
              <text:list-item>
                <text:p text:style-name="P8">Limit external access to component &amp; its data</text:p>
              </text:list-item>
            </text:list>
            <text:list text:style-name="L4">
              <text:list-item>
                <text:list>
                  <text:list-item>
                    <text:p text:style-name="P9">Authenticated users, encrypted connections</text:p>
                  </text:list-item>
                </text:list>
              </text:list-item>
            </text:list>
            <text:list text:style-name="L4">
              <text:list-item>
                <text:p text:style-name="P8">Filter input/output data (e.g., app firewalls, wrappers) </text:p>
              </text:list-item>
            </text:list>
            <text:list text:style-name="L4">
              <text:list-item>
                <text:list>
                  <text:list-item>
                    <text:p text:style-name="P9">Only permit validated content. OSS: More knowledge→precision</text:p>
                  </text:list-item>
                </text:list>
              </text:list-item>
            </text:list>
            <text:list text:style-name="L4">
              <text:list-item>
                <text:p text:style-name="P8">Subset data sent to component (can’t expose/exfiltrate) </text:p>
              </text:list-item>
            </text:list>
            <text:list text:style-name="L4">
              <text:list-item>
                <text:list>
                  <text:list-item>
                    <text:p text:style-name="P9">Pseudonyms, DB views, etc.</text:p>
                  </text:list-item>
                </text:list>
              </text:list-item>
            </text:list>
          </draw:text-box>
        </draw:frame>
        <draw:frame draw:style-name="gr23" draw:layer="layout" svg:width="0.502cm" svg:height="1.187cm" svg:x="23.372cm" svg:y="13.359cm">
          <draw:text-box>
            <text:p text:style-name="P7"/>
          </draw:text-box>
        </draw:frame>
        <presentation:notes draw:style-name="dp2">
          <draw:page-thumbnail draw:style-name="gr2" draw:layer="layout" svg:width="13.331cm" svg:height="9.998cm" svg:x="3.496cm" svg:y="2.001cm" draw:page-number="15" presentation:class="page"/>
          <draw:frame presentation:style-name="pr6" draw:text-style-name="P7" draw:layer="layout" svg:width="14.896cm" svg:height="11.75cm" svg:x="2.712cm" svg:y="12.668cm" presentation:class="notes" presentation:placeholder="true">
            <draw:text-box/>
          </draw:frame>
        </presentation:notes>
      </draw:page>
      <draw:page draw:name="page16"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cure OSS component’s environment (2 of 2) </text:p>
          </draw:text-box>
        </draw:frame>
        <draw:frame presentation:style-name="pr5" draw:text-style-name="P8" draw:layer="layout" svg:width="21.59cm" svg:height="13.262cm" svg:x="1.905cm" svg:y="5.079cm" presentation:class="outline">
          <draw:text-box>
            <text:list text:style-name="L4">
              <text:list-item>
                <text:p text:style-name="P8">Add common error countermeasures</text:p>
              </text:list-item>
            </text:list>
            <text:list text:style-name="L4">
              <text:list-item>
                <text:list>
                  <text:list-item>
                    <text:p text:style-name="P9">Attempt to detect &amp; counter attacks that exploit common implementation errors by observing program behavior</text:p>
                  </text:list-item>
                </text:list>
              </text:list-item>
            </text:list>
            <text:list text:style-name="L4">
              <text:list-item>
                <text:list>
                  <text:list-item>
                    <text:p text:style-name="P9">Typically embedded in OS or low-level libraries</text:p>
                  </text:list-item>
                </text:list>
              </text:list-item>
            </text:list>
            <text:list text:style-name="L4">
              <text:list-item>
                <text:list>
                  <text:list-item>
                    <text:p text:style-name="P9">Examples: StackGuard, Exec-Shield, MALLOC_CHECK_</text:p>
                  </text:list-item>
                </text:list>
              </text:list-item>
            </text:list>
            <text:list text:style-name="L4">
              <text:list-item>
                <text:list>
                  <text:list-item>
                    <text:p text:style-name="P9">Encourage development of these!</text:p>
                  </text:list-item>
                </text:list>
              </text:list-item>
            </text:list>
            <text:list text:style-name="L4">
              <text:list-item>
                <text:list>
                  <text:list-item>
                    <text:p text:style-name="P9">Some cause performance degradation; sometimes worth it</text:p>
                  </text:list-item>
                </text:list>
              </text:list-item>
            </text:list>
            <text:list text:style-name="L4">
              <text:list-item>
                <text:p text:style-name="P8">Auto patch management</text:p>
              </text:list-item>
            </text:list>
            <text:list text:style-name="L4">
              <text:list-item>
                <text:p text:style-name="P8">Backups/checkpoints/recovery</text:p>
              </text:list-item>
            </text:list>
            <text:list text:style-name="L4">
              <text:list-item>
                <text:p text:style-name="P8">Intrusion detection/prevention systems</text:p>
              </text:list-item>
            </text:list>
            <text:list text:style-name="L4">
              <text:list-item>
                <text:p text:style-name="P8">Don’t forget physical &amp; personnel security</text:p>
              </text:list-item>
            </text:list>
            <text:list text:style-name="L4">
              <text:list-item>
                <text:p text:style-name="P8">Security Controls: NIST 800-53, DODI 8500.2 (E4) </text:p>
              </text:list-item>
            </text:list>
          </draw:text-box>
        </draw:frame>
        <presentation:notes draw:style-name="dp2">
          <draw:page-thumbnail draw:style-name="gr2" draw:layer="layout" svg:width="13.331cm" svg:height="9.998cm" svg:x="3.496cm" svg:y="2.001cm" draw:page-number="16" presentation:class="page"/>
          <draw:frame presentation:style-name="pr6" draw:text-style-name="P7" draw:layer="layout" svg:width="14.896cm" svg:height="11.75cm" svg:x="2.712cm" svg:y="12.668cm" presentation:class="notes" presentation:placeholder="true">
            <draw:text-box/>
          </draw:frame>
        </presentation:notes>
      </draw:page>
      <draw:page draw:name="page17"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lect secure OSS component<text:line-break/>(1 of 2) </text:p>
          </draw:text-box>
        </draw:frame>
        <draw:frame presentation:style-name="pr5" draw:text-style-name="P8" draw:layer="layout" svg:width="21.59cm" svg:height="13.463cm" svg:x="1.905cm" svg:y="5.079cm" presentation:class="outline" presentation:user-transformed="true">
          <draw:text-box>
            <text:list text:style-name="L4">
              <text:list-item>
                <text:p text:style-name="P27"><text:span text:style-name="T15">Both OSS &amp; proprietary: Evaluate compared to need</text:span></text:p>
              </text:list-item>
            </text:list>
            <text:list text:style-name="L4">
              <text:list-item>
                <text:list>
                  <text:list-item>
                    <text:p text:style-name="P48"><text:span text:style-name="T35">Identify </text:span><text:span text:style-name="T36">candidates, Read </text:span><text:span text:style-name="T35">Reviews, Compare</text:span><text:span text:style-name="T36"> (briefly) to needs through criteria, </text:span><text:span text:style-name="T35">Analyze</text:span><text:span text:style-name="T36"> top candidates</text:span></text:p>
                  </text:list-item>
                </text:list>
              </text:list-item>
            </text:list>
            <text:list text:style-name="L4">
              <text:list-item>
                <text:p text:style-name="P27"><text:span text:style-name="T15">Basic evaluation criteria same, though data sources differ</text:span></text:p>
              </text:list-item>
            </text:list>
            <text:list text:style-name="L4">
              <text:list-item>
                <text:list>
                  <text:list-item>
                    <text:p text:style-name="P48"><text:span text:style-name="T36">Functionality, total cost of ownership, support, maintenance/ longevity, reliability, performance, scalability, flexibility, legal/license (inc. </text:span><text:span text:style-name="T35">rights and responsibilities – OSS always gives right to view/ modify/ redistribute</text:span><text:span text:style-name="T36">), market share, other</text:span></text:p>
                  </text:list-item>
                </text:list>
              </text:list-item>
            </text:list>
            <text:list text:style-name="L4">
              <text:list-item>
                <text:list>
                  <text:list-item>
                    <text:p text:style-name="P37"><text:span text:style-name="T36">Most OSS developed publicly – more development info available</text:span></text:p>
                  </text:list-item>
                </text:list>
              </text:list-item>
            </text:list>
            <text:list text:style-name="L4">
              <text:list-item>
                <text:p text:style-name="P27"><text:span text:style-name="T15">Examine evidence of security review</text:span></text:p>
              </text:list-item>
            </text:list>
            <text:list text:style-name="L4">
              <text:list-item>
                <text:list>
                  <text:list-item>
                    <text:p text:style-name="P37"><text:span text:style-name="T36">Often more users</text:span><text:span text:style-name="T37">→</text:span><text:span text:style-name="T36">more contributors</text:span><text:span text:style-name="T37">→</text:span><text:span text:style-name="T36">more review</text:span></text:p>
                  </text:list-item>
                </text:list>
              </text:list-item>
            </text:list>
            <text:list text:style-name="L4">
              <text:list-item>
                <text:list>
                  <text:list-item>
                    <text:list>
                      <text:list-item>
                        <text:p text:style-name="P49"><text:span text:style-name="T36">Community-developed with many different organizations?</text:span></text:p>
                      </text:list-item>
                    </text:list>
                  </text:list-item>
                </text:list>
              </text:list-item>
            </text:list>
            <text:list text:style-name="L4">
              <text:list-item>
                <text:list>
                  <text:list-item>
                    <text:p text:style-name="P37"><text:span text:style-name="T36">Project-specific: Mozilla bounty, etc. Check mailing list!</text:span></text:p>
                  </text:list-item>
                </text:list>
              </text:list-item>
            </text:list>
            <text:list text:style-name="L4">
              <text:list-item>
                <text:list>
                  <text:list-item>
                    <text:p text:style-name="P37"><text:span text:style-name="T36">Review projects: OpenBSD, Debian Security Audit, ...</text:span></text:p>
                  </text:list-item>
                </text:list>
              </text:list-item>
            </text:list>
            <text:list text:style-name="L4">
              <text:list-item>
                <text:list>
                  <text:list-item>
                    <text:p text:style-name="P37"><text:span text:style-name="T36">Tool vendors: Coverity (with DHS), Fortify, etc.</text:span></text:p>
                  </text:list-item>
                </text:list>
              </text:list-item>
            </text:list>
            <text:list text:style-name="L4">
              <text:list-item>
                <text:list>
                  <text:list-item>
                    <text:p text:style-name="P37"><text:span text:style-name="T36">Common Criteria/FIPS evaluation</text:span></text:p>
                  </text:list-item>
                </text:list>
              </text:list-item>
            </text:list>
            <text:list text:style-name="L4">
              <text:list-item>
                <text:list>
                  <text:list-item>
                    <text:p text:style-name="P37"><text:span text:style-name="T36">What’s project’s reputation? <text:s/>Why? Is it widely trusted?</text:span></text:p>
                  </text:list-item>
                </text:list>
              </text:list-item>
            </text:list>
          </draw:text-box>
        </draw:frame>
        <presentation:notes draw:style-name="dp2">
          <draw:page-thumbnail draw:style-name="gr2" draw:layer="layout" svg:width="13.331cm" svg:height="9.998cm" svg:x="3.496cm" svg:y="2.001cm" draw:page-number="17" presentation:class="page"/>
          <draw:frame presentation:style-name="pr6" draw:text-style-name="P7" draw:layer="layout" svg:width="14.896cm" svg:height="11.75cm" svg:x="2.712cm" svg:y="12.668cm" presentation:class="notes" presentation:placeholder="true">
            <draw:text-box/>
          </draw:frame>
        </presentation:notes>
      </draw:page>
      <draw:page draw:name="page18"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lect secure OSS component<text:line-break/>(2 of 2) </text:p>
          </draw:text-box>
        </draw:frame>
        <draw:frame presentation:style-name="pr5" draw:text-style-name="P8" draw:layer="layout" svg:width="21.59cm" svg:height="13.59cm" svg:x="1.905cm" svg:y="5.079cm" presentation:class="outline" presentation:user-transformed="true">
          <draw:text-box>
            <text:list text:style-name="L4">
              <text:list-item>
                <text:p text:style-name="P27"><text:span text:style-name="T15">Examine product for yourself (or hire someone to do so) </text:span></text:p>
              </text:list-item>
            </text:list>
            <text:list text:style-name="L4">
              <text:list-item>
                <text:list>
                  <text:list-item>
                    <text:p text:style-name="P37"><text:span text:style-name="T36">User/admin documentation: Discuss make/keep it secure?</text:span></text:p>
                  </text:list-item>
                </text:list>
              </text:list-item>
            </text:list>
            <text:list text:style-name="L4">
              <text:list-item>
                <text:list>
                  <text:list-item>
                    <text:p text:style-name="P37"><text:span text:style-name="T36">OSS: Min. privileges, simplicity, carefully checks input</text:span></text:p>
                  </text:list-item>
                </text:list>
              </text:list-item>
            </text:list>
            <text:list text:style-name="L4">
              <text:list-item>
                <text:list>
                  <text:list-item>
                    <text:p text:style-name="P37"><text:span text:style-name="T36">OSS: Scanning tools/peer review sample - no/few real problems</text:span></text:p>
                  </text:list-item>
                </text:list>
              </text:list-item>
            </text:list>
            <text:list text:style-name="L4">
              <text:list-item>
                <text:list>
                  <text:list-item>
                    <text:p text:style-name="P37"><text:span text:style-name="T36">Do own penetration testing</text:span></text:p>
                  </text:list-item>
                </text:list>
              </text:list-item>
            </text:list>
            <text:list text:style-name="L4">
              <text:list-item>
                <text:p text:style-name="P13"><text:span text:style-name="T15">Examine development process</text:span></text:p>
              </text:list-item>
            </text:list>
            <text:list text:style-name="L4">
              <text:list-item>
                <text:list>
                  <text:list-item>
                    <text:p text:style-name="P37"><text:span text:style-name="T36">OSS: Developer mailing lists discuss security issues?</text:span></text:p>
                  </text:list-item>
                </text:list>
              </text:list-item>
            </text:list>
            <text:list text:style-name="L4">
              <text:list-item>
                <text:list>
                  <text:list-item>
                    <text:p text:style-name="P37"><text:span text:style-name="T36">OSS: Is there an active community that reviews changes?</text:span></text:p>
                  </text:list-item>
                </text:list>
              </text:list-item>
            </text:list>
            <text:list text:style-name="L4">
              <text:list-item>
                <text:list>
                  <text:list-item>
                    <text:p text:style-name="P37"><text:span text:style-name="T36">How are security vulnerabilities reported? Are they fixed?</text:span></text:p>
                  </text:list-item>
                </text:list>
              </text:list-item>
            </text:list>
            <text:list text:style-name="L4">
              <text:list-item>
                <text:list>
                  <text:list-item>
                    <text:p text:style-name="P37"><text:span text:style-name="T36">Cryptographic signatures for current release?</text:span></text:p>
                  </text:list-item>
                </text:list>
              </text:list-item>
            </text:list>
            <text:list text:style-name="L4">
              <text:list-item>
                <text:p text:style-name="P27"><text:span text:style-name="T15">Who are the developers (</text:span><text:span text:style-name="T38">not</text:span><text:span text:style-name="T15"> just the company; pedigree)?</text:span></text:p>
              </text:list-item>
            </text:list>
            <text:list text:style-name="L4">
              <text:list-item>
                <text:list>
                  <text:list-item>
                    <text:p text:style-name="P37"><text:span text:style-name="T36">Evidence that developers understand security (ML discussion) </text:span></text:p>
                  </text:list-item>
                </text:list>
              </text:list-item>
            </text:list>
            <text:list text:style-name="L4">
              <text:list-item>
                <text:list>
                  <text:list-item>
                    <text:p text:style-name="P37"><text:span text:style-name="T36">OSS: Developers trustworthy? <text:s/>Id key developers: Criminal record? <text:s/>Incentive to insert malicious code? Treat proprietary =</text:span></text:p>
                  </text:list-item>
                </text:list>
              </text:list-item>
            </text:list>
            <text:list text:style-name="L4">
              <text:list-item>
                <text:p text:style-name="P13"><text:span text:style-name="T15">Use blind download/staging</text:span></text:p>
              </text:list-item>
            </text:list>
          </draw:text-box>
        </draw:frame>
        <draw:frame draw:style-name="gr24" draw:text-style-name="P31" draw:layer="layout" svg:width="12.825cm" svg:height="0.879cm" svg:x="12.065cm" svg:y="17.859cm">
          <draw:text-box>
            <text:p text:style-name="P31"><text:span text:style-name="T23">[See http://www.dwheeler.com/oss_fs_eval.html]</text:span></text:p>
          </draw:text-box>
        </draw:frame>
        <presentation:notes draw:style-name="dp2">
          <draw:page-thumbnail draw:style-name="gr2" draw:layer="layout" svg:width="13.331cm" svg:height="9.998cm" svg:x="3.496cm" svg:y="2.001cm" draw:page-number="18" presentation:class="page"/>
          <draw:frame presentation:style-name="pr6" draw:text-style-name="P7" draw:layer="layout" svg:width="14.896cm" svg:height="11.75cm" svg:x="2.712cm" svg:y="12.668cm" presentation:class="notes" presentation:placeholder="true">
            <draw:text-box/>
          </draw:frame>
        </presentation:notes>
      </draw:page>
      <draw:page draw:name="page19" draw:style-name="dp6"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Build (new) secure OSS component</text:p>
          </draw:text-box>
        </draw:frame>
        <draw:frame presentation:style-name="pr5" draw:text-style-name="P8" draw:layer="layout" svg:width="21.59cm" svg:height="13.607cm" svg:x="1.905cm" svg:y="5.079cm" presentation:class="outline" presentation:user-transformed="true">
          <draw:text-box>
            <text:list text:style-name="L4">
              <text:list-item>
                <text:p text:style-name="P8"><text:span text:style-name="T8">Requirements: Identify security requirements, flow down</text:span></text:p>
              </text:list-item>
            </text:list>
            <text:list text:style-name="L4">
              <text:list-item>
                <text:p text:style-name="P8"><text:span text:style-name="T8">Design: Limit privileges, etc.; see securing environment</text:span></text:p>
              </text:list-item>
            </text:list>
            <text:list text:style-name="L4">
              <text:list-item>
                <text:list>
                  <text:list-item>
                    <text:p text:style-name="P9">Make modular so can (1) remove/replace subcomponents and (2) give different components different privileges</text:p>
                  </text:list-item>
                </text:list>
              </text:list-item>
            </text:list>
            <text:list text:style-name="L4">
              <text:list-item>
                <text:p text:style-name="P8"><text:span text:style-name="T8">Implementation</text:span></text:p>
              </text:list-item>
            </text:list>
            <text:list text:style-name="L4">
              <text:list-item>
                <text:list>
                  <text:list-item>
                    <text:p text:style-name="P9">Be aware of &amp; avoid common mistakes (e.g., CWEs) </text:p>
                  </text:list-item>
                </text:list>
              </text:list-item>
            </text:list>
            <text:list text:style-name="L4">
              <text:list-item>
                <text:list>
                  <text:list-item>
                    <text:p text:style-name="P9">Prefer implementation tools that prevent errors (vs. C, C++) </text:p>
                  </text:list-item>
                </text:list>
              </text:list-item>
            </text:list>
            <text:list text:style-name="L4">
              <text:list-item>
                <text:list>
                  <text:list-item>
                    <text:p text:style-name="P9">Turn on warning flags, use coding style that avoids mistakes</text:p>
                  </text:list-item>
                </text:list>
              </text:list-item>
            </text:list>
            <text:list text:style-name="L4">
              <text:list-item>
                <text:list>
                  <text:list-item>
                    <text:p text:style-name="P9">“So simple it’s obviously right”; OSS: Embarrassment factor</text:p>
                  </text:list-item>
                </text:list>
              </text:list-item>
            </text:list>
            <text:list text:style-name="L4">
              <text:list-item>
                <text:p text:style-name="P8"><text:span text:style-name="T8">Test</text:span></text:p>
              </text:list-item>
            </text:list>
            <text:list text:style-name="L4">
              <text:list-item>
                <text:list>
                  <text:list-item>
                    <text:p text:style-name="P9">Use static &amp; dynamic analysis tools to find vulnerabilities</text:p>
                  </text:list-item>
                </text:list>
              </text:list-item>
            </text:list>
            <text:list text:style-name="L4">
              <text:list-item>
                <text:list>
                  <text:list-item>
                    <text:p text:style-name="P9">Peer review. OSS: Mass peer review – <text:span text:style-name="T39">enable</text:span> it (e.g., common CM tools/languages/licenses; broad usefulness; incentives) </text:p>
                  </text:list-item>
                </text:list>
              </text:list-item>
            </text:list>
            <text:list text:style-name="L4">
              <text:list-item>
                <text:list>
                  <text:list-item>
                    <text:p text:style-name="P9">Develop &amp; include automated regression test suite</text:p>
                  </text:list-item>
                </text:list>
              </text:list-item>
            </text:list>
            <text:list text:style-name="L4">
              <text:list-item>
                <text:list>
                  <text:list-item>
                    <text:p text:style-name="P9">Penetration testing</text:p>
                  </text:list-item>
                </text:list>
              </text:list-item>
            </text:list>
          </draw:text-box>
        </draw:frame>
        <draw:rect draw:style-name="gr16" draw:text-style-name="P50" draw:layer="layout" svg:width="15.005cm" svg:height="0.635cm" svg:x="10.16cm" svg:y="18.08cm">
          <text:p text:style-name="P31"><text:span text:style-name="T40">[See NDIA guidebook, http://www.dwheeler.com/secure-programs]</text:span></text:p>
        </draw:rect>
        <presentation:notes draw:style-name="dp2">
          <draw:page-thumbnail draw:style-name="gr2" draw:layer="layout" svg:width="13.331cm" svg:height="9.998cm" svg:x="3.496cm" svg:y="2.001cm" draw:page-number="19" presentation:class="page"/>
          <draw:frame presentation:style-name="pr6" draw:text-style-name="P7" draw:layer="layout" svg:width="14.896cm" svg:height="11.75cm" svg:x="2.712cm" svg:y="12.668cm" presentation:class="notes" presentation:placeholder="true">
            <draw:text-box/>
          </draw:frame>
        </presentation:notes>
      </draw:page>
      <draw:page draw:name="Starting OSS Project"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Building secure OSS component?<text:line-break/><text:span text:style-name="T22">Smartly</text:span><text:span text:style-name="T41"> start</text:span> the OSS project </text:p>
          </draw:text-box>
        </draw:frame>
        <draw:frame presentation:style-name="pr22" draw:text-style-name="P15" draw:layer="layout" svg:width="21.59cm" svg:height="13.314cm" svg:x="1.905cm" svg:y="5.079cm" presentation:class="outline" presentation:user-transformed="true">
          <draw:text-box>
            <text:list text:style-name="L4">
              <text:list-item>
                <text:p text:style-name="P51"><text:span text:style-name="T26">Check usual project-start requirements</text:span></text:p>
              </text:list-item>
            </text:list>
            <text:list text:style-name="L4">
              <text:list-item>
                <text:list>
                  <text:list-item>
                    <text:p text:style-name="P52"><text:span text:style-name="T15">Is there a need, no/better solution, TCO, etc.</text:span></text:p>
                  </text:list-item>
                </text:list>
              </text:list-item>
            </text:list>
            <text:list text:style-name="L4">
              <text:list-item>
                <text:list>
                  <text:list-item>
                    <text:p text:style-name="P52"><text:span text:style-name="T15">Examine OSS approach; similar to GOTS, with greater opportunity for cost-sharing, but greater openness</text:span></text:p>
                  </text:list-item>
                </text:list>
              </text:list-item>
            </text:list>
            <text:list text:style-name="L4">
              <text:list-item>
                <text:p text:style-name="P51"><text:span text:style-name="T26">Cost-sharing: Remove barriers to entry</text:span></text:p>
              </text:list-item>
            </text:list>
            <text:list text:style-name="L4">
              <text:list-item>
                <text:list>
                  <text:list-item>
                    <text:p text:style-name="P52"><text:span text:style-name="T15">Use common license well-known to be OSS (</text:span><text:span text:style-name="T19">GPL</text:span><text:span text:style-name="T15">, </text:span><text:span text:style-name="T19">LGPL</text:span><text:span text:style-name="T15">, </text:span><text:span text:style-name="T19">MIT/X</text:span><text:span text:style-name="T15">, </text:span><text:span text:style-name="T19">BSD-new</text:span><text:span text:style-name="T15">) – </text:span><text:span text:style-name="T38">don’t write your own license, it’s a common road to failure &amp; very hard to overcome</text:span></text:p>
                  </text:list-item>
                </text:list>
              </text:list-item>
            </text:list>
            <text:list text:style-name="L4">
              <text:list-item>
                <text:list>
                  <text:list-item>
                    <text:p text:style-name="P52"><text:span text:style-name="T15">Establish project website (mailing list, tracker, source) </text:span></text:p>
                  </text:list-item>
                </text:list>
              </text:list-item>
            </text:list>
            <text:list text:style-name="L4">
              <text:list-item>
                <text:list>
                  <text:list-item>
                    <text:p text:style-name="P52"><text:span text:style-name="T15">Document scope, major decisions</text:span></text:p>
                  </text:list-item>
                </text:list>
              </text:list-item>
            </text:list>
            <text:list text:style-name="L4">
              <text:list-item>
                <text:list>
                  <text:list-item>
                    <text:p text:style-name="P52"><text:span text:style-name="T15">Use typical infrastructure, tools, etc. (e.g., SCM) </text:span></text:p>
                  </text:list-item>
                </text:list>
              </text:list-item>
            </text:list>
            <text:list text:style-name="L4">
              <text:list-item>
                <text:list>
                  <text:list-item>
                    <text:p text:style-name="P52"><text:span text:style-name="T15">Maximize portability, avoid proprietary langs/libraries</text:span></text:p>
                  </text:list-item>
                </text:list>
              </text:list-item>
            </text:list>
            <text:list text:style-name="L4">
              <text:list-item>
                <text:list>
                  <text:list-item>
                    <text:p text:style-name="P52"><text:span text:style-name="T38">Must</text:span><text:span text:style-name="T15"> </text:span><text:span text:style-name="T38">run</text:span><text:span text:style-name="T15"> - Small-but-running better than big-and-not</text:span></text:p>
                  </text:list-item>
                </text:list>
              </text:list-item>
            </text:list>
            <text:list text:style-name="L4">
              <text:list-item>
                <text:list>
                  <text:list-item>
                    <text:p text:style-name="P52"><text:span text:style-name="T15">Establish vetting process(es) before organization use</text:span></text:p>
                  </text:list-item>
                </text:list>
              </text:list-item>
            </text:list>
            <text:list text:style-name="L4">
              <text:list-item>
                <text:list>
                  <text:list-item>
                    <text:list>
                      <text:list-item>
                        <text:p text:style-name="P53"><text:span text:style-name="T36">Organization-paid lead? Testing? Same issues: proprietary</text:span></text:p>
                      </text:list-item>
                    </text:list>
                  </text:list-item>
                </text:list>
              </text:list-item>
            </text:list>
            <text:list text:style-name="L4">
              <text:list-item>
                <text:p text:style-name="P51"><text:span text:style-name="T26">Many articles &amp; books on subject</text:span></text:p>
              </text:list-item>
            </text:list>
          </draw:text-box>
        </draw:frame>
        <presentation:notes draw:style-name="dp2">
          <draw:page-thumbnail draw:style-name="gr2" draw:layer="layout" svg:width="13.331cm" svg:height="9.998cm" svg:x="3.496cm" svg:y="2.001cm" draw:page-number="20" presentation:class="page"/>
          <draw:frame presentation:style-name="pr3" draw:text-style-name="P16" draw:layer="layout" svg:width="14.896cm" svg:height="12.001cm" svg:x="2.712cm" svg:y="12.668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Improve OSS component for operational environment (1 of 2) </text:p>
          </draw:text-box>
        </draw:frame>
        <draw:frame presentation:style-name="pr5" draw:text-style-name="P8" draw:layer="layout" svg:width="21.59cm" svg:height="13.666cm" svg:x="1.905cm" svg:y="5.079cm" presentation:class="outline" presentation:user-transformed="true">
          <draw:text-box>
            <text:list text:style-name="L4">
              <text:list-item>
                <text:p text:style-name="P8">See “Secure OSS component environment”</text:p>
              </text:list-item>
            </text:list>
            <text:list text:style-name="L4">
              <text:list-item>
                <text:list>
                  <text:list-item>
                    <text:p text:style-name="P9">OSS: Can apply inside component to give finer-grain protection</text:p>
                  </text:list-item>
                </text:list>
              </text:list-item>
            </text:list>
            <text:list text:style-name="L4">
              <text:list-item>
                <text:list>
                  <text:list-item>
                    <text:list>
                      <text:list-item>
                        <text:p text:style-name="P10">Embed (finer-grained) input filtering, drop (more) privileges (sooner), divide into smaller modules (different privileges) </text:p>
                      </text:list-item>
                    </text:list>
                  </text:list-item>
                </text:list>
              </text:list-item>
            </text:list>
            <text:list text:style-name="L4">
              <text:list-item>
                <text:p text:style-name="P8">OSS: Modify with added protective measures</text:p>
              </text:list-item>
            </text:list>
            <text:list text:style-name="L4">
              <text:list-item>
                <text:list>
                  <text:list-item>
                    <text:p text:style-name="P9">Add taint checking, compiler-inserted protective measures, switch to libraries with added defensive measures, etc.</text:p>
                  </text:list-item>
                </text:list>
              </text:list-item>
            </text:list>
            <text:list text:style-name="L4">
              <text:list-item>
                <text:p text:style-name="P8">Remove unneeded (can’t subvert what’s not there) </text:p>
              </text:list-item>
            </text:list>
            <text:list text:style-name="L4">
              <text:list-item>
                <text:list>
                  <text:list-item>
                    <text:p text:style-name="P9">Disable run-time flexibility: read-only media, embed plug-ins</text:p>
                  </text:list-item>
                </text:list>
              </text:list-item>
            </text:list>
            <text:list text:style-name="L4">
              <text:list-item>
                <text:list>
                  <text:list-item>
                    <text:p text:style-name="P9">OSS: Reconfig/comment out, recompile (e.g., embed modules) </text:p>
                  </text:list-item>
                </text:list>
              </text:list-item>
            </text:list>
            <text:list text:style-name="L4">
              <text:list-item>
                <text:p text:style-name="P8">OSS: Modify to use more secure components</text:p>
              </text:list-item>
            </text:list>
            <text:list text:style-name="L4">
              <text:list-item>
                <text:p text:style-name="P8">Intentional diversity (warning: Do not <text:span text:style-name="T39">depend</text:span> on these) </text:p>
              </text:list-item>
            </text:list>
            <text:list text:style-name="L4">
              <text:list-item>
                <text:list>
                  <text:list-item>
                    <text:p text:style-name="P9">OSS: modify &amp; recompile for unusual processors (possibly simulated), unusual memory layouts, unusual compiler / compiler options, misleading headers, nonstandard protocols</text:p>
                  </text:list-item>
                </text:list>
              </text:list-item>
            </text:list>
          </draw:text-box>
        </draw:frame>
        <presentation:notes draw:style-name="dp2">
          <draw:page-thumbnail draw:style-name="gr2" draw:layer="layout" svg:width="13.331cm" svg:height="9.998cm" svg:x="3.496cm" svg:y="2.001cm" draw:page-number="21" presentation:class="page"/>
          <draw:frame presentation:style-name="pr6" draw:text-style-name="P7" draw:layer="layout" svg:width="14.896cm" svg:height="11.75cm" svg:x="2.712cm" svg:y="12.668cm" presentation:class="notes">
            <draw:text-box>
              <text:p text:style-name="P7">Note that CVE entries of similar / competing products may hint at problems in THIS component too. <text:s/>If one implementor makes a mistake, another implementor is much more likely to make the same mistake.</text:p>
              <text:p text:style-name="P7"/>
              <text:p text:style-name="P7"/>
            </draw:text-box>
          </draw:frame>
        </presentation:notes>
      </draw:page>
      <draw:page draw:name="page22" draw:style-name="dp6"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Improve OSS component for operational environment (2 of 2) </text:p>
          </draw:text-box>
        </draw:frame>
        <draw:frame presentation:style-name="pr5" draw:text-style-name="P8" draw:layer="layout" svg:width="21.59cm" svg:height="13.423cm" svg:x="1.905cm" svg:y="5.079cm" presentation:class="outline" presentation:user-transformed="true">
          <draw:text-box>
            <text:list text:style-name="L4">
              <text:list-item>
                <text:p text:style-name="P8">OSS: Use tools / peer review / pen testing / (competitor) CVE to find vulnerabilities (then repair component) </text:p>
              </text:list-item>
            </text:list>
            <text:list text:style-name="L4">
              <text:list-item>
                <text:list>
                  <text:list-item>
                    <text:p text:style-name="P9">Tools: Use static or dynamic analysis to find likely problems (compiler flags, splint, flawfinder, fuzzers, etc.) </text:p>
                  </text:list-item>
                </text:list>
              </text:list-item>
            </text:list>
            <text:list text:style-name="L4">
              <text:list-item>
                <text:list>
                  <text:list-item>
                    <text:list>
                      <text:list-item>
                        <text:p text:style-name="P10">Examine reports to remove false alarms</text:p>
                      </text:list-item>
                    </text:list>
                  </text:list-item>
                </text:list>
              </text:list-item>
            </text:list>
            <text:list text:style-name="L4">
              <text:list-item>
                <text:list>
                  <text:list-item>
                    <text:p text:style-name="P9">Look for mailing list discussions on vulnerabilities.. or start one</text:p>
                  </text:list-item>
                </text:list>
              </text:list-item>
            </text:list>
            <text:list text:style-name="L4">
              <text:list-item>
                <text:list>
                  <text:list-item>
                    <text:p text:style-name="P9">Check that past CVEs on component have been <text:span text:style-name="T22">fully</text:span> addressed</text:p>
                  </text:list-item>
                </text:list>
              </text:list-item>
            </text:list>
            <text:list text:style-name="L4">
              <text:list-item>
                <text:list>
                  <text:list-item>
                    <text:list>
                      <text:list-item>
                        <text:p text:style-name="P10">Sometimes patch only partly fixes, or only fixes one of many</text:p>
                      </text:list-item>
                    </text:list>
                  </text:list-item>
                </text:list>
              </text:list-item>
            </text:list>
            <text:list text:style-name="L4">
              <text:list-item>
                <text:list>
                  <text:list-item>
                    <text:p text:style-name="P9">Check similar-component CVEs; may have same problem</text:p>
                  </text:list-item>
                </text:list>
              </text:list-item>
            </text:list>
            <text:list text:style-name="L4">
              <text:list-item>
                <text:list>
                  <text:list-item>
                    <text:p text:style-name="P9">Find code written by people you don’t<text:span text:style-name="T41"> trust (via CM system) </text:span></text:p>
                  </text:list-item>
                </text:list>
              </text:list-item>
            </text:list>
            <text:list text:style-name="L4">
              <text:list-item>
                <text:list>
                  <text:list-item>
                    <text:p text:style-name="P9">Find components with high probable-defect density or high complexity (it may be best to rewrite them) </text:p>
                  </text:list-item>
                </text:list>
              </text:list-item>
            </text:list>
            <text:list text:style-name="L4">
              <text:list-item>
                <text:p text:style-name="P8">After repair, contribute change to OSS project</text:p>
              </text:list-item>
            </text:list>
            <text:list text:style-name="L4">
              <text:list-item>
                <text:list>
                  <text:list-item>
                    <text:p text:style-name="P9">So releases will include your repair with others’ improvements</text:p>
                  </text:list-item>
                </text:list>
              </text:list-item>
            </text:list>
            <text:list text:style-name="L4">
              <text:list-item>
                <text:list>
                  <text:list-item>
                    <text:p text:style-name="P9">Use their process; initial security discussions often private</text:p>
                  </text:list-item>
                </text:list>
              </text:list-item>
            </text:list>
          </draw:text-box>
        </draw:frame>
        <presentation:notes draw:style-name="dp2">
          <draw:page-thumbnail draw:style-name="gr2" draw:layer="layout" svg:width="13.331cm" svg:height="9.998cm" svg:x="3.496cm" svg:y="2.001cm" draw:page-number="22" presentation:class="page"/>
          <draw:frame presentation:style-name="pr6" draw:text-style-name="P7" draw:layer="layout" svg:width="14.896cm" svg:height="11.75cm" svg:x="2.712cm" svg:y="12.668cm" presentation:class="notes" presentation:placeholder="true">
            <draw:text-box/>
          </draw:frame>
        </presentation:notes>
      </draw:page>
      <draw:page draw:name="page23" draw:style-name="dp6"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OSS as security-enabling strategy</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Enables rapid change</text:p>
              </text:list-item>
            </text:list>
            <text:list text:style-name="L4">
              <text:list-item>
                <text:list>
                  <text:list-item>
                    <text:p text:style-name="P9">“FOSS [makes] it possible to change and fix security holes quickly... [allowing] rapid response to new or innovative forms of cyberattack... [this is] generally impractical in closed source products.” [MITRE 2003]</text:p>
                  </text:list-item>
                </text:list>
              </text:list-item>
            </text:list>
            <text:list text:style-name="L4">
              <text:list-item>
                <text:list>
                  <text:list-item>
                    <text:p text:style-name="P9">“in the Cyber Domain, technological agility will matter even more, because there will be no compensating physical assets” [Jim Stogdill’s “Coding is Maneuver”]</text:p>
                  </text:list-item>
                </text:list>
              </text:list-item>
            </text:list>
            <text:list text:style-name="L4">
              <text:list-item>
                <text:p text:style-name="P8">Frees from control by another (vendor lock-in / embargo) </text:p>
              </text:list-item>
            </text:list>
            <text:list text:style-name="L4">
              <text:list-item>
                <text:list>
                  <text:list-item>
                    <text:p text:style-name="P9">Proprietary software risks: vendor lock-in <text:span text:style-name="T42">→</text:span> high prices, poor product, abandonment, undesirable changes (DRM, data loss) </text:p>
                  </text:list-item>
                </text:list>
              </text:list-item>
            </text:list>
            <text:list text:style-name="L4">
              <text:list-item>
                <text:list>
                  <text:list-item>
                    <text:p text:style-name="P9">OSS: Can independently maintain code: modify for specific needs and/or retain desirable functionality, even if original developer uninterested</text:p>
                  </text:list-item>
                </text:list>
              </text:list-item>
            </text:list>
          </draw:text-box>
        </draw:frame>
        <presentation:notes draw:style-name="dp2">
          <draw:page-thumbnail draw:style-name="gr2" draw:layer="layout" svg:width="13.331cm" svg:height="9.998cm" svg:x="3.496cm" svg:y="2.001cm" draw:page-number="23" presentation:class="page"/>
          <draw:frame presentation:style-name="pr6" draw:text-style-name="P7" draw:layer="layout" svg:width="14.896cm" svg:height="11.75cm" svg:x="2.712cm" svg:y="12.668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Malicious code &amp; OSS (1 of 2) </text:p>
          </draw:text-box>
        </draw:frame>
        <draw:frame presentation:style-name="pr23" draw:text-style-name="P15" draw:layer="layout" svg:width="21.59cm" svg:height="13.264cm" svg:x="1.905cm" svg:y="5.08cm" presentation:class="outline" presentation:user-transformed="true">
          <draw:text-box>
            <text:list text:style-name="L4">
              <text:list-item>
                <text:p text:style-name="P51"><text:span text:style-name="T15">“</text:span><text:span text:style-name="T15">Anyone can modify OSS, including attackers”</text:span></text:p>
              </text:list-item>
            </text:list>
            <text:list text:style-name="L4">
              <text:list-item>
                <text:list>
                  <text:list-item>
                    <text:p text:style-name="P52"><text:span text:style-name="T15">Actually, you can modify proprietary programs too… just use a hex editor. <text:s/>Legal niceties not protection!</text:span></text:p>
                  </text:list-item>
                </text:list>
              </text:list-item>
            </text:list>
            <text:list text:style-name="L4">
              <text:list-item>
                <text:list>
                  <text:list-item>
                    <text:p text:style-name="P52"><text:span text:style-name="T15">Trick is to get result into user supply chain</text:span></text:p>
                  </text:list-item>
                </text:list>
              </text:list-item>
            </text:list>
            <text:list text:style-name="L4">
              <text:list-item>
                <text:list>
                  <text:list-item>
                    <text:p text:style-name="P52"><text:span text:style-name="T15">In OSS, requires subverting/misleading the trusted developers or trusted repository/distribution…</text:span></text:p>
                  </text:list-item>
                </text:list>
              </text:list-item>
            </text:list>
            <text:list text:style-name="L4">
              <text:list-item>
                <text:list>
                  <text:list-item>
                    <text:p text:style-name="P52"><text:span text:style-name="T43">and</text:span><text:span text:style-name="T15"> no one noticing the public malsource later</text:span></text:p>
                  </text:list-item>
                </text:list>
              </text:list-item>
            </text:list>
            <text:list text:style-name="L4">
              <text:list-item>
                <text:p text:style-name="P51"><text:span text:style-name="T15">Different threat types: Individual...nation-state</text:span></text:p>
              </text:list-item>
            </text:list>
            <text:list text:style-name="L4">
              <text:list-item>
                <text:p text:style-name="P51"><text:span text:style-name="T15">Large OSS projects more difficult to undetectably subvert</text:span></text:p>
              </text:list-item>
            </text:list>
            <text:list text:style-name="L4">
              <text:list-item>
                <text:list>
                  <text:list-item>
                    <text:p text:style-name="P37"><text:span text:style-name="T15">Tend to have many reviewers from many countries</text:span></text:p>
                  </text:list-item>
                </text:list>
              </text:list-item>
            </text:list>
            <text:list text:style-name="L4">
              <text:list-item>
                <text:list>
                  <text:list-item>
                    <text:p text:style-name="P37"><text:span text:style-name="T15">Distributed source – easy to detect/determine changes</text:span></text:p>
                  </text:list-item>
                </text:list>
              </text:list-item>
            </text:list>
            <text:list text:style-name="L4">
              <text:list-item>
                <text:list>
                  <text:list-item>
                    <text:p text:style-name="P37"><text:span text:style-name="T15">Consider supplier as you would proprietary software</text:span></text:p>
                  </text:list-item>
                </text:list>
              </text:list-item>
            </text:list>
            <text:list text:style-name="L4">
              <text:list-item>
                <text:list>
                  <text:list-item>
                    <text:p text:style-name="P37"><text:span text:style-name="T15">Risk often larger for small/niche OSS projects</text:span></text:p>
                  </text:list-item>
                </text:list>
              </text:list-item>
            </text:list>
            <text:list text:style-name="L4">
              <text:list-item>
                <text:p text:style-name="P13"><text:span text:style-name="T15">Detection &amp; repair in OSS much easier than proprietary</text:span></text:p>
              </text:list-item>
            </text:list>
            <text:list text:style-name="L4">
              <text:list-item>
                <text:p text:style-name="P13"><text:span text:style-name="T15">Can often determine developer identity for OSS</text:span></text:p>
              </text:list-item>
            </text:list>
          </draw:text-box>
        </draw:frame>
        <presentation:notes draw:style-name="dp2">
          <draw:page-thumbnail draw:style-name="gr2" draw:layer="layout" svg:width="12.889cm" svg:height="9.667cm" svg:x="3.267cm" svg:y="1.936cm" draw:page-number="24" presentation:class="page"/>
          <draw:frame presentation:style-name="pr17" draw:text-style-name="P16" draw:layer="layout" svg:width="14.243cm" svg:height="11.604cm" svg:x="2.588cm" svg:y="12.246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11">Malicious code &amp; OSS (2 of 2) </text:p>
          </draw:text-box>
        </draw:frame>
        <draw:frame presentation:style-name="pr24" draw:text-style-name="P54" draw:layer="layout" svg:width="21.59cm" svg:height="13.717cm" svg:x="1.905cm" svg:y="5.079cm" presentation:class="outline" presentation:user-transformed="true">
          <draw:text-box>
            <text:list text:style-name="L4">
              <text:list-item>
                <text:p text:style-name="P35"><text:span text:style-name="T44">OSS repositories demonstrate great resilience vs. attacks</text:span></text:p>
              </text:list-item>
            </text:list>
            <text:list text:style-name="L4">
              <text:list-item>
                <text:list>
                  <text:list-item>
                    <text:p text:style-name="P37"><text:span text:style-name="T44">Linux kernel (2003); hid via “= instead of ==”</text:span></text:p>
                  </text:list-item>
                </text:list>
              </text:list-item>
            </text:list>
            <text:list text:style-name="L4">
              <text:list-item>
                <text:list>
                  <text:list-item>
                    <text:list>
                      <text:list-item>
                        <text:p text:style-name="P49"><text:span text:style-name="T45">Attack failed (CM, developer review, conventions) </text:span></text:p>
                      </text:list-item>
                    </text:list>
                  </text:list-item>
                </text:list>
              </text:list-item>
            </text:list>
            <text:list text:style-name="L4">
              <text:list-item>
                <text:list>
                  <text:list-item>
                    <text:p text:style-name="P37"><text:span text:style-name="T45">SourceForge/Apache (2001), Debian (2003) </text:span></text:p>
                  </text:list-item>
                </text:list>
              </text:list-item>
            </text:list>
            <text:list text:style-name="L4">
              <text:list-item>
                <text:list>
                  <text:list-item>
                    <text:list>
                      <text:list-item>
                        <text:p text:style-name="P49"><text:span text:style-name="T45">Countered &amp; restored using external copies</text:span></text:p>
                      </text:list-item>
                    </text:list>
                  </text:list-item>
                </text:list>
              </text:list-item>
            </text:list>
            <text:list text:style-name="L4">
              <text:list-item>
                <text:p text:style-name="P35"><text:span text:style-name="T44">Malicious code can be made to look unintentional</text:span></text:p>
              </text:list-item>
            </text:list>
            <text:list text:style-name="L4">
              <text:list-item>
                <text:list>
                  <text:list-item>
                    <text:p text:style-name="P37"><text:span text:style-name="T44">Techniques to counter unintentional still apply</text:span></text:p>
                  </text:list-item>
                </text:list>
              </text:list-item>
            </text:list>
            <text:list text:style-name="L4">
              <text:list-item>
                <text:list>
                  <text:list-item>
                    <text:p text:style-name="P37"><text:span text:style-name="T44">Attacker could try to work around tools... but for OSS won't know what tools will be used!</text:span></text:p>
                  </text:list-item>
                </text:list>
              </text:list-item>
            </text:list>
            <text:list text:style-name="L4">
              <text:list-item>
                <text:p text:style-name="P13"><text:span text:style-name="T44">Borland InterBase/Firebird Back Door</text:span></text:p>
              </text:list-item>
            </text:list>
            <text:list text:style-name="L4">
              <text:list-item>
                <text:list>
                  <text:list-item>
                    <text:p text:style-name="P36"><text:span text:style-name="T44">user: politically, password: correct</text:span></text:p>
                  </text:list-item>
                </text:list>
              </text:list-item>
            </text:list>
            <text:list text:style-name="L4">
              <text:list-item>
                <text:list>
                  <text:list-item>
                    <text:p text:style-name="P36"><text:span text:style-name="T44">Hidden for 7 years in proprietary product</text:span></text:p>
                  </text:list-item>
                </text:list>
              </text:list-item>
            </text:list>
            <text:list text:style-name="L4">
              <text:list-item>
                <text:list>
                  <text:list-item>
                    <text:p text:style-name="P36"><text:span text:style-name="T44">Found after release as OSS in 5 months</text:span></text:p>
                  </text:list-item>
                </text:list>
              </text:list-item>
            </text:list>
            <text:list text:style-name="L4">
              <text:list-item>
                <text:list>
                  <text:list-item>
                    <text:p text:style-name="P36"><text:span text:style-name="T44">Unclear if malicious, but has its form</text:span></text:p>
                  </text:list-item>
                </text:list>
              </text:list-item>
            </text:list>
          </draw:text-box>
        </draw:frame>
        <presentation:notes draw:style-name="dp2">
          <draw:page-thumbnail draw:style-name="gr2" draw:layer="layout" svg:width="12.889cm" svg:height="9.667cm" svg:x="3.267cm" svg:y="1.936cm" draw:page-number="25" presentation:class="page"/>
          <draw:frame presentation:style-name="pr25" draw:text-style-name="P16" draw:layer="layout" svg:width="14.243cm" svg:height="11.353cm" svg:x="2.588cm" svg:y="12.246cm" presentation:class="notes">
            <draw:text-box>
              <text:p text:style-name="P7"><text:span text:style-name="T46">For more on the Linux kernel attack of 2003, see:</text:span></text:p>
              <text:p text:style-name="P7"><text:span text:style-name="T46">http://www.linux.com/feature/32539</text:span></text:p>
              <text:p text:style-name="P7"><text:span text:style-name="T46">http://web.archive.org/web/20051122074510/kerneltrap.org/node/1584</text:span></text:p>
              <text:p text:style-name="P7"><text:span text:style-name="T46"/></text:p>
              <text:p text:style-name="P7"><text:span text:style-name="T46">The attack on SourceForge and Apache in 2001 (by “Fluffy Bunny”):</text:span></text:p>
              <text:p text:style-name="P7"><text:span text:style-name="T46">http://www.businessweek.com/technology/content/jul2001/tc20010726_509.htm</text:span></text:p>
              <text:p text:style-name="P7"><text:span text:style-name="T46">http://www.securityfocus.com/news/215</text:span></text:p>
              <text:p text:style-name="P7"><text:span text:style-name="T46">note that this was detected by the OSS community, and that they were able to recover and verify the source code (due to distributed development)</text:span></text:p>
              <text:p text:style-name="P7"><text:span text:style-name="T46"/></text:p>
              <text:p text:style-name="P7"><text:span text:style-name="T46">The break-in on Debian in 2003, including their verification of their repository:</text:span></text:p>
              <text:p text:style-name="P7"><text:span text:style-name="T46">http://www.debian.org/News/2003/20031202</text:span></text:p>
              <text:p text:style-name="P7"><text:span text:style-name="T46"/></text:p>
              <text:p text:style-name="P7"><text:span text:style-name="T46"/></text:p>
            </draw:text-box>
          </draw:frame>
        </presentation:notes>
      </draw:page>
      <draw:page draw:name="page26" draw:style-name="dp3" draw:master-page-name="Default" presentation:presentation-page-layout-name="AL4T7">
        <office:forms form:automatic-focus="false" form:apply-design-mode="false"/>
        <draw:frame presentation:style-name="pr4" draw:text-style-name="P7" draw:layer="layout" svg:width="17.78cm" svg:height="2.331cm" svg:x="5.715cm" svg:y="1.454cm" presentation:class="title">
          <draw:text-box>
            <text:p text:style-name="P7">Most Popular OSS Licenses</text:p>
          </draw:text-box>
        </draw:frame>
        <draw:frame draw:name="Object 1" draw:style-name="gr25" draw:layer="layout" svg:width="13.984cm" svg:height="11.445cm" svg:x="1.89cm" svg:y="5.065cm" presentation:class="chart" presentation:user-transformed="true">
          <draw:object xlink:href="./Object 1" xlink:type="simple" xlink:show="embed" xlink:actuate="onLoad"/>
          <draw:image xlink:href="./ObjectReplacements/Object 1" xlink:type="simple" xlink:show="embed" xlink:actuate="onLoad"/>
        </draw:frame>
        <draw:frame presentation:style-name="pr5" draw:text-style-name="P55" draw:layer="layout" svg:width="8.255cm" svg:height="13.262cm" svg:x="15.875cm" svg:y="5.079cm" presentation:class="outline" presentation:user-transformed="true">
          <draw:text-box>
            <text:list text:style-name="L4">
              <text:list-item>
                <text:p text:style-name="P8"><text:span text:style-name="T2">Most OSS projects GPL</text:span></text:p>
              </text:list-item>
            </text:list>
            <text:list text:style-name="L4">
              <text:list-item>
                <text:p text:style-name="P8"><text:span text:style-name="T2">GPL incompatibility foolish (MPL, BSD-old) </text:span></text:p>
              </text:list-item>
            </text:list>
            <text:list text:style-name="L4">
              <text:list-item>
                <text:p text:style-name="P8"><text:span text:style-name="T2">Over 3/4 OSS projects use a top 10 license</text:span></text:p>
              </text:list-item>
            </text:list>
            <text:list text:style-name="L4">
              <text:list-item>
                <text:p text:style-name="P8"><text:span text:style-name="T2">"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rect draw:style-name="gr26" draw:text-style-name="P56" draw:layer="layout" svg:width="7.62cm" svg:height="1.905cm" svg:x="6.35cm" svg:y="6.35cm">
          <text:list text:style-name="L8">
            <text:list-item>
              <text:list>
                <text:list-item>
                  <text:p text:style-name="P56"><text:span text:style-name="T23">Top ten licenses by project</text:span><text:span text:style-name="T23"><text:line-break/></text:span><text:span text:style-name="T23">[Freshmeat 2007-07-31]</text:span></text:p>
                </text:list-item>
              </text:list>
            </text:list-item>
          </text:list>
        </draw:rect>
        <draw:rect draw:style-name="gr27" draw:text-style-name="P57" draw:layer="layout" svg:width="13.335cm" svg:height="1.27cm" svg:x="2.54cm" svg:y="16.51cm">
          <text:p text:style-name="P7"><text:span text:style-name="T23">See http://www.dwheeler.com/essays/gpl-compatible.html</text:span></text:p>
        </draw:rect>
        <presentation:notes draw:style-name="dp2">
          <draw:page-thumbnail draw:style-name="gr2" draw:layer="layout" svg:width="13.331cm" svg:height="9.998cm" svg:x="3.496cm" svg:y="2.001cm" draw:page-number="26" presentation:class="page"/>
          <draw:frame presentation:style-name="pr6" draw:text-style-name="P7" draw:layer="layout" svg:width="14.896cm" svg:height="11.75cm" svg:x="2.712cm" svg:y="12.668cm" presentation:class="notes" presentation:placeholder="true">
            <draw:text-box/>
          </draw:frame>
        </presentation:notes>
      </draw:page>
      <draw:page draw:name="page27" draw:style-name="dp3" draw:master-page-name="Default" presentation:presentation-page-layout-name="AL3T19">
        <office:forms form:automatic-focus="false" form:apply-design-mode="false"/>
        <draw:frame presentation:style-name="pr4" draw:text-style-name="P7" draw:layer="layout" svg:width="17.78cm" svg:height="2.331cm" svg:x="5.715cm" svg:y="1.454cm" presentation:class="title">
          <draw:text-box>
            <text:p text:style-name="P7">FLOSS License Slide:<text:line-break/>Determining License Compatibility</text:p>
          </draw:text-box>
        </draw:frame>
        <draw:rect draw:style-name="gr28" draw:layer="layout" svg:width="5.715cm" svg:height="1.27cm" svg:x="1.27cm" svg:y="7.62cm">
          <text:p text:style-name="P7">Public Domain</text:p>
        </draw:rect>
        <draw:rect draw:style-name="gr28" draw:layer="layout" svg:width="3.81cm" svg:height="1.27cm" svg:x="1.905cm" svg:y="10.16cm">
          <text:p text:style-name="P7">MIT/X11</text:p>
        </draw:rect>
        <draw:rect draw:style-name="gr28" draw:layer="layout" svg:width="4.445cm" svg:height="1.27cm" svg:x="2.54cm" svg:y="12.7cm">
          <text:p text:style-name="P7">BSD-new</text:p>
        </draw:rect>
        <draw:rect draw:style-name="gr28" draw:layer="layout" svg:width="5.08cm" svg:height="1.27cm" svg:x="3.175cm" svg:y="15.24cm">
          <text:p text:style-name="P7">Apache 2.0</text:p>
        </draw:rect>
        <draw:frame draw:style-name="gr29" draw:text-style-name="P58" draw:layer="layout" svg:width="4.828cm" svg:height="1.344cm" svg:x="3.175cm" svg:y="5.08cm">
          <draw:text-box>
            <text:p text:style-name="P7"><text:span text:style-name="T47">Permissive</text:span></text:p>
          </draw:text-box>
        </draw:frame>
        <draw:frame draw:style-name="gr29" draw:text-style-name="P58" draw:layer="layout" svg:width="4.553cm" svg:height="2.437cm" svg:x="10.795cm" svg:y="4.548cm">
          <draw:text-box>
            <text:p text:style-name="P7"><text:span text:style-name="T47">Weakly</text:span></text:p>
            <text:p text:style-name="P7"><text:span text:style-name="T47">Protective</text:span></text:p>
          </draw:text-box>
        </draw:frame>
        <draw:frame draw:style-name="gr29" draw:text-style-name="P58" draw:layer="layout" svg:width="4.553cm" svg:height="2.437cm" svg:x="17.145cm" svg:y="4.548cm">
          <draw:text-box>
            <text:p text:style-name="P7"><text:span text:style-name="T47">Strongly</text:span></text:p>
            <text:p text:style-name="P7"><text:span text:style-name="T47">Protective</text:span></text:p>
          </draw:text-box>
        </draw:frame>
        <draw:rect draw:style-name="gr28" draw:layer="layout" svg:width="5.08cm" svg:height="1.27cm" svg:x="10.16cm" svg:y="7.62cm">
          <text:p text:style-name="P7">LGPLv2.1</text:p>
        </draw:rect>
        <draw:rect draw:style-name="gr28" draw:layer="layout" svg:width="5.08cm" svg:height="1.27cm" svg:x="10.16cm" svg:y="10.16cm">
          <text:p text:style-name="P7">LGPLv2.1+</text:p>
        </draw:rect>
        <draw:rect draw:style-name="gr28" draw:layer="layout" svg:width="5.08cm" svg:height="1.27cm" svg:x="10.16cm" svg:y="12.7cm">
          <text:p text:style-name="P7">LGPLv3 (+) <text:s/></text:p>
        </draw:rect>
        <draw:rect draw:style-name="gr28" draw:layer="layout" svg:width="4.445cm" svg:height="1.27cm" svg:x="10.16cm" svg:y="15.24cm">
          <text:p text:style-name="P7">MPL 1.1</text:p>
        </draw:rect>
        <draw:rect draw:style-name="gr28" draw:layer="layout" svg:width="3.81cm" svg:height="1.27cm" svg:x="17.253cm" svg:y="7.62cm">
          <text:p text:style-name="P7">GPLv2</text:p>
        </draw:rect>
        <draw:rect draw:style-name="gr28" draw:layer="layout" svg:width="3.81cm" svg:height="1.27cm" svg:x="17.253cm" svg:y="10.16cm">
          <text:p text:style-name="P7">GPLv2+</text:p>
        </draw:rect>
        <draw:rect draw:style-name="gr28" draw:layer="layout" svg:width="4.445cm" svg:height="1.27cm" svg:x="17.253cm" svg:y="12.7cm">
          <text:p text:style-name="P7">GPLv3 (+) <text:s/></text:p>
        </draw:rect>
        <draw:rect draw:style-name="gr28" draw:layer="layout" svg:width="6.458cm" svg:height="1.27cm" svg:x="17.78cm" svg:y="15.24cm">
          <text:p text:style-name="P7">Affero GPLv3</text:p>
        </draw:rect>
        <draw:frame draw:style-name="gr29" draw:text-style-name="P59" draw:layer="layout" svg:width="15.784cm" svg:height="0.954cm" svg:x="6.985cm" svg:y="17.145cm">
          <draw:text-box>
            <text:p text:style-name="P7"><text:span text:style-name="T2">See http://www.dwheeler.com/essays/floss-license-slide.html</text:span></text:p>
          </draw:text-box>
        </draw:frame>
        <draw:line draw:style-name="gr5" draw:layer="layout" svg:x1="2.54cm" svg:y1="8.89cm" svg:x2="3.81cm" svg:y2="10.16cm">
          <text:p text:style-name="P7"/>
        </draw:line>
        <draw:line draw:style-name="gr5" draw:layer="layout" svg:x1="3.81cm" svg:y1="11.43cm" svg:x2="5.08cm" svg:y2="12.7cm">
          <text:p text:style-name="P7"/>
        </draw:line>
        <draw:line draw:style-name="gr5" draw:layer="layout" svg:x1="5.08cm" svg:y1="13.97cm" svg:x2="6.35cm" svg:y2="15.24cm">
          <text:p text:style-name="P7"/>
        </draw:line>
        <draw:line draw:style-name="gr5" draw:layer="layout" svg:x1="6.985cm" svg:y1="13.335cm" svg:x2="10.16cm" svg:y2="8.255cm">
          <text:p text:style-name="P7"/>
        </draw:line>
        <draw:line draw:style-name="gr5" draw:layer="layout" svg:x1="6.985cm" svg:y1="13.335cm" svg:x2="10.16cm" svg:y2="10.795cm">
          <text:p text:style-name="P7"/>
        </draw:line>
        <draw:line draw:style-name="gr5" draw:layer="layout" svg:x1="6.985cm" svg:y1="13.335cm" svg:x2="10.16cm" svg:y2="13.335cm">
          <text:p text:style-name="P7"/>
        </draw:line>
        <draw:line draw:style-name="gr5" draw:layer="layout" svg:x1="12.065cm" svg:y1="10.16cm" svg:x2="12.065cm" svg:y2="8.89cm">
          <text:p text:style-name="P7"/>
        </draw:line>
        <draw:line draw:style-name="gr5" draw:layer="layout" svg:x1="12.065cm" svg:y1="11.43cm" svg:x2="12.065cm" svg:y2="12.7cm">
          <text:p text:style-name="P7"/>
        </draw:line>
        <draw:line draw:style-name="gr5" draw:layer="layout" svg:x1="15.24cm" svg:y1="8.255cm" svg:x2="17.145cm" svg:y2="8.255cm">
          <text:p text:style-name="P7"/>
        </draw:line>
        <draw:line draw:style-name="gr5" draw:layer="layout" svg:x1="15.24cm" svg:y1="10.795cm" svg:x2="17.145cm" svg:y2="10.795cm">
          <text:p text:style-name="P7"/>
        </draw:line>
        <draw:line draw:style-name="gr5" draw:layer="layout" svg:x1="15.24cm" svg:y1="13.335cm" svg:x2="17.145cm" svg:y2="13.335cm">
          <text:p text:style-name="P7"/>
        </draw:line>
        <draw:line draw:style-name="gr5" draw:layer="layout" svg:x1="15.24cm" svg:y1="8.255cm" svg:x2="17.145cm" svg:y2="10.795cm">
          <text:p text:style-name="P7"/>
        </draw:line>
        <draw:line draw:style-name="gr5" draw:layer="layout" svg:x1="8.255cm" svg:y1="15.875cm" svg:x2="10.16cm" svg:y2="13.335cm">
          <text:p text:style-name="P7"/>
        </draw:line>
        <draw:line draw:style-name="gr5" draw:layer="layout" svg:x1="6.985cm" svg:y1="13.97cm" svg:x2="10.16cm" svg:y2="15.875cm">
          <text:p text:style-name="P7"/>
        </draw:line>
        <draw:line draw:style-name="gr5" draw:layer="layout" svg:x1="19.05cm" svg:y1="10.16cm" svg:x2="19.05cm" svg:y2="8.89cm">
          <text:p text:style-name="P7"/>
        </draw:line>
        <draw:line draw:style-name="gr5" draw:layer="layout" svg:x1="19.05cm" svg:y1="11.43cm" svg:x2="19.05cm" svg:y2="12.7cm">
          <text:p text:style-name="P7"/>
        </draw:line>
        <draw:line draw:style-name="gr5" draw:layer="layout" svg:x1="19.05cm" svg:y1="13.97cm" svg:x2="20.955cm" svg:y2="15.24cm">
          <text:p text:style-name="P7"/>
        </draw:line>
        <draw:rect draw:style-name="gr30" draw:text-style-name="P60" draw:layer="layout" svg:width="6.35cm" svg:height="1.27cm" svg:x="0.635cm" svg:y="17.145cm">
          <text:p text:style-name="P7"><text:span text:style-name="T2">A</text:span><text:span text:style-name="T48">→</text:span><text:span text:style-name="T2">B means A can</text:span><text:span text:style-name="T2"><text:line-break/></text:span><text:span text:style-name="T2">be merged into B</text:span></text:p>
        </draw:rect>
        <presentation:notes draw:style-name="dp2">
          <draw:page-thumbnail draw:style-name="gr2" draw:layer="layout" svg:width="13.331cm" svg:height="9.998cm" svg:x="3.496cm" svg:y="2.001cm" draw:page-number="27" presentation:class="page"/>
          <draw:frame presentation:style-name="pr6" draw:text-style-name="P7" draw:layer="layout" svg:width="14.896cm" svg:height="11.75cm" svg:x="2.712cm" svg:y="12.668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What's high assurance software?</text:p>
          </draw:text-box>
        </draw:frame>
        <draw:frame presentation:style-name="pr26" draw:text-style-name="P8" draw:layer="layout" svg:width="21.59cm" svg:height="11.855cm" svg:x="1.905cm" svg:y="5.079cm" presentation:class="outline" presentation:user-transformed="true">
          <draw:text-box>
            <text:list text:style-name="L4">
              <text:list-item>
                <text:p text:style-name="P8"><text:span text:style-name="T10">“</text:span><text:span text:style-name="T10">High assurance software”: has an argument that could convince skeptical parties that the software will </text:span><text:span text:style-name="T49">always perform or never perform</text:span><text:span text:style-name="T10"> certain key functions </text:span><text:span text:style-name="T49">without fail</text:span><text:span text:style-name="T10">... convincing evidence that there are </text:span><text:span text:style-name="T49">absolutely no software defects.</text:span></text:p>
              </text:list-item>
            </text:list>
            <text:list text:style-name="L4">
              <text:list-item>
                <text:list>
                  <text:list-item>
                    <text:p text:style-name="P9">Formal methods, deep testing. CC EAL 6+</text:p>
                  </text:list-item>
                </text:list>
              </text:list-item>
            </text:list>
            <text:list text:style-name="L4">
              <text:list-item>
                <text:list>
                  <text:list-item>
                    <text:p text:style-name="P9">Today, extremely rare. Critical safety/security</text:p>
                  </text:list-item>
                </text:list>
              </text:list-item>
            </text:list>
            <text:list text:style-name="L4">
              <text:list-item>
                <text:p text:style-name="P8"><text:span text:style-name="T50">Medium assurance software: not high assurance, but significant effort expended to find and remove important flaws through review, testing, and so on. CC EAL 4-5</text:span></text:p>
              </text:list-item>
            </text:list>
            <text:list text:style-name="L4">
              <text:list-item>
                <text:list>
                  <text:list-item>
                    <text:p text:style-name="P9"><text:span text:style-name="T51">No proof it's flawless, just effort to find and fix</text:span></text:p>
                  </text:list-item>
                </text:list>
              </text:list-item>
            </text:list>
          </draw:text-box>
        </draw:frame>
        <presentation:notes draw:style-name="dp2">
          <draw:page-thumbnail draw:style-name="gr2" draw:layer="layout" svg:width="12.889cm" svg:height="9.667cm" svg:x="3.267cm" svg:y="1.936cm" draw:page-number="28" presentation:class="page"/>
          <draw:frame presentation:style-name="pr17" draw:text-style-name="P16" draw:layer="layout" svg:width="14.243cm" svg:height="11.604cm" svg:x="2.588cm" svg:y="12.246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High assurance</text:p>
          </draw:text-box>
        </draw:frame>
        <draw:frame presentation:style-name="pr24" draw:text-style-name="P61" draw:layer="layout" svg:width="21.59cm" svg:height="13.717cm" svg:x="1.905cm" svg:y="5.079cm" presentation:class="outline" presentation:user-transformed="true">
          <draw:text-box>
            <text:list text:style-name="L4">
              <text:list-item>
                <text:p text:style-name="P8"><text:span text:style-name="T52">Many OSS tools that support developing HA</text:span></text:p>
              </text:list-item>
            </text:list>
            <text:list text:style-name="L4">
              <text:list-item>
                <text:list>
                  <text:list-item>
                    <text:p text:style-name="P9"><text:span text:style-name="T53">CM: CVS, Subversion (SVN), git, Mercurial, ...</text:span></text:p>
                  </text:list-item>
                </text:list>
              </text:list-item>
            </text:list>
            <text:list text:style-name="L4">
              <text:list-item>
                <text:list>
                  <text:list-item>
                    <text:p text:style-name="P9"><text:span text:style-name="T54">Testing: opensourcetesting.org lists 275 tools Apr 2006, inc. Bugzilla (tracking), DejaGnu (framework), gcov (coverage), ...</text:span></text:p>
                  </text:list-item>
                </text:list>
              </text:list-item>
            </text:list>
            <text:list text:style-name="L4">
              <text:list-item>
                <text:list>
                  <text:list-item>
                    <text:p text:style-name="P9"><text:span text:style-name="T54">Formal methods: ACL2, PVS, Prover9/Mace4, Isabelle, Alloy, ...</text:span></text:p>
                  </text:list-item>
                </text:list>
              </text:list-item>
            </text:list>
            <text:list text:style-name="L4">
              <text:list-item>
                <text:list>
                  <text:list-item>
                    <text:p text:style-name="P9"><text:span text:style-name="T54">Formal methods applying to code: Caduceus (C) / Krakatoa (Java) on Why, KeY (Java), ...</text:span></text:p>
                  </text:list-item>
                </text:list>
              </text:list-item>
            </text:list>
            <text:list text:style-name="L4">
              <text:list-item>
                <text:list>
                  <text:list-item>
                    <text:p text:style-name="P9"><text:span text:style-name="T54">Analysis implementation: Common LISP (GNU Common LISP (GCL), CMUCL, GNU CLISP), Prolog (GNU Prolog, SWI-Prolog, Ciao Prolog, YAP), Standard ML, Haskell (GHC, Hugs), ...</text:span></text:p>
                  </text:list-item>
                </text:list>
              </text:list-item>
            </text:list>
            <text:list text:style-name="L4">
              <text:list-item>
                <text:list>
                  <text:list-item>
                    <text:p text:style-name="P9"><text:span text:style-name="T54">Code implementation: C (gcc), Ada (gcc GNAT), ...</text:span></text:p>
                  </text:list-item>
                </text:list>
              </text:list-item>
            </text:list>
            <text:list text:style-name="L4">
              <text:list-item>
                <text:p text:style-name="P8"><text:span text:style-name="T52">HA OSS: Almost never tried (proprietary rare too) </text:span></text:p>
              </text:list-item>
            </text:list>
            <text:list text:style-name="L4">
              <text:list-item>
                <text:p text:style-name="P8"><text:span text:style-name="T55">OSS should be better for HA – hope to see in future</text:span></text:p>
              </text:list-item>
            </text:list>
            <text:list text:style-name="L4">
              <text:list-item>
                <text:list>
                  <text:list-item>
                    <text:p text:style-name="P9"><text:span text:style-name="T55">In mathematics, proofs are often wrong, so only peer review of proofs valid [De Millo,Lipton,Perlis]. OSS!</text:span></text:p>
                  </text:list-item>
                </text:list>
              </text:list-item>
            </text:list>
          </draw:text-box>
        </draw:frame>
        <presentation:notes draw:style-name="dp2">
          <draw:page-thumbnail draw:style-name="gr2" draw:layer="layout" svg:width="12.889cm" svg:height="9.667cm" svg:x="3.267cm" svg:y="1.936cm" draw:page-number="29" presentation:class="page"/>
          <draw:frame presentation:style-name="pr25" draw:text-style-name="P16" draw:layer="layout" svg:width="14.243cm" svg:height="11.353cm" svg:x="2.588cm" svg:y="12.246cm" presentation:class="notes" presentation:placeholder="true">
            <draw:text-box/>
          </draw:frame>
        </presentation:notes>
      </draw:page>
      <draw:page draw:name="Bottom Line"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Bottom line</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33">Neither OSS nor proprietary always better</text:p>
              </text:list-item>
            </text:list>
            <text:list text:style-name="L4">
              <text:list-item>
                <text:list>
                  <text:list-item>
                    <text:p text:style-name="P34">But clearly many cases where OSS <text:span text:style-name="T56">is</text:span> better</text:p>
                  </text:list-item>
                </text:list>
              </text:list-item>
            </text:list>
            <text:list text:style-name="L4">
              <text:list-item>
                <text:list>
                  <text:list-item>
                    <text:p text:style-name="P34">OSS better meets “open design” principle</text:p>
                  </text:list-item>
                </text:list>
              </text:list-item>
            </text:list>
            <text:list text:style-name="L4">
              <text:list-item>
                <text:list>
                  <text:list-item>
                    <text:p text:style-name="P34">By definition, OSS gives more rights to its user community</text:p>
                  </text:list-item>
                </text:list>
              </text:list-item>
            </text:list>
            <text:list text:style-name="L4">
              <text:list-item>
                <text:p text:style-name="P33">Include OSS options when acquiring, then evaluate</text:p>
              </text:list-item>
            </text:list>
            <text:list text:style-name="L4">
              <text:list-item>
                <text:list>
                  <text:list-item>
                    <text:p text:style-name="P37">Acquisitions for government contracts are <text:span text:style-name="T39">required</text:span> to consider existing OSS</text:p>
                  </text:list-item>
                </text:list>
              </text:list-item>
            </text:list>
            <text:list text:style-name="L4">
              <text:list-item>
                <text:list>
                  <text:list-item>
                    <text:p text:style-name="P37">Consider both reusing existing <text:span text:style-name="T39">and</text:span> developing new OSS</text:p>
                  </text:list-item>
                </text:list>
              </text:list-item>
            </text:list>
            <text:list text:style-name="L4">
              <text:list-item>
                <text:p text:style-name="P8">Many ways to secure OSS components</text:p>
              </text:list-item>
            </text:list>
            <text:list text:style-name="L4">
              <text:list-item>
                <text:list>
                  <text:list-item>
                    <text:p text:style-name="P9">Secure OSS component’s environment</text:p>
                  </text:list-item>
                </text:list>
              </text:list-item>
            </text:list>
            <text:list text:style-name="L4">
              <text:list-item>
                <text:list>
                  <text:list-item>
                    <text:p text:style-name="P9">Secure OSS component itself</text:p>
                  </text:list-item>
                </text:list>
              </text:list-item>
            </text:list>
            <text:list text:style-name="L4">
              <text:list-item>
                <text:list>
                  <text:list-item>
                    <text:list>
                      <text:list-item>
                        <text:p text:style-name="P10">Select, build (new), or improve (existing) </text:p>
                      </text:list-item>
                    </text:list>
                  </text:list-item>
                </text:list>
              </text:list-item>
            </text:list>
          </draw:text-box>
        </draw:frame>
        <presentation:notes draw:style-name="dp2">
          <draw:page-thumbnail draw:style-name="gr2" draw:layer="layout" svg:width="12.889cm" svg:height="9.667cm" svg:x="3.267cm" svg:y="1.936cm" draw:page-number="30" presentation:class="page"/>
          <draw:frame presentation:style-name="pr17" draw:text-style-name="P16" draw:layer="layout" svg:width="14.243cm" svg:height="11.604cm" svg:x="2.588cm" svg:y="12.246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Backup slides</text:p>
          </draw:text-box>
        </draw:frame>
        <draw:frame presentation:style-name="pr5" draw:text-style-name="P8" draw:layer="layout" svg:width="21.59cm" svg:height="13.262cm" svg:x="1.905cm" svg:y="5.079cm" presentation:class="outline" presentation:placeholder="true">
          <draw:text-box/>
        </draw:frame>
        <presentation:notes draw:style-name="dp2">
          <draw:page-thumbnail draw:style-name="gr2" draw:layer="layout" svg:width="13.331cm" svg:height="9.998cm" svg:x="3.496cm" svg:y="2.001cm" draw:page-number="31" presentation:class="page"/>
          <draw:frame presentation:style-name="pr6" draw:text-style-name="P7" draw:layer="layout" svg:width="14.896cm" svg:height="11.75cm" svg:x="2.712cm" svg:y="12.668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OSS Security Preconditions<text:line-break/>(Unintentional vulnerabilities) </text:p>
          </draw:text-box>
        </draw:frame>
        <draw:frame presentation:style-name="pr16" draw:text-style-name="P15" draw:layer="layout" svg:width="21.59cm" svg:height="12.779cm" svg:x="1.905cm" svg:y="5.079cm" presentation:class="outline" presentation:user-transformed="true">
          <draw:text-box>
            <text:list text:style-name="L9">
              <text:list-item>
                <text:p text:style-name="P62">Developers/reviewers need security knowledge</text:p>
              </text:list-item>
            </text:list>
            <text:list text:style-name="L10">
              <text:list-item>
                <text:list>
                  <text:list-item>
                    <text:p text:style-name="P63">Knowledge more important than licensing</text:p>
                  </text:list-item>
                </text:list>
              </text:list-item>
            </text:list>
            <text:list text:style-name="L9" text:continue-numbering="true">
              <text:list-item>
                <text:p text:style-name="P62">Developers/reviewers have to actually <text:span text:style-name="T22">use</text:span> that knowledge in development &amp; <text:span text:style-name="T56">review</text:span> the code</text:p>
              </text:list-item>
            </text:list>
            <text:list text:style-name="L10">
              <text:list-item>
                <text:list>
                  <text:list-item>
                    <text:p text:style-name="P63">Reduced likelihood of review if niche/rarely-used, few developers, rare computer language, not really OSS</text:p>
                  </text:list-item>
                </text:list>
              </text:list-item>
            </text:list>
            <text:list text:style-name="L10">
              <text:list-item>
                <text:list>
                  <text:list-item>
                    <text:p text:style-name="P63">More contributors, more review</text:p>
                  </text:list-item>
                </text:list>
              </text:list-item>
            </text:list>
            <text:list text:style-name="L10">
              <text:list-item>
                <text:list>
                  <text:list-item>
                    <text:list>
                      <text:list-item>
                        <text:p text:style-name="P49"><text:span text:style-name="T39">Is it </text:span><text:span text:style-name="T57">truly</text:span><text:span text:style-name="T58"> community-developed?</text:span></text:p>
                      </text:list-item>
                    </text:list>
                  </text:list-item>
                </text:list>
              </text:list-item>
            </text:list>
            <text:list text:style-name="L10">
              <text:list-item>
                <text:list>
                  <text:list-item>
                    <text:p text:style-name="P63">Review really does happen</text:p>
                  </text:list-item>
                </text:list>
              </text:list-item>
            </text:list>
            <text:list text:style-name="L10">
              <text:list-item>
                <text:list>
                  <text:list-item>
                    <text:list>
                      <text:list-item>
                        <text:p text:style-name="P49">Tool vendors: Coverity, Fortify, etc.</text:p>
                      </text:list-item>
                    </text:list>
                  </text:list-item>
                </text:list>
              </text:list-item>
            </text:list>
            <text:list text:style-name="L10">
              <text:list-item>
                <text:list>
                  <text:list-item>
                    <text:list>
                      <text:list-item>
                        <text:p text:style-name="P49">Review projects: OpenBSD, Debian Security Audit, ...</text:p>
                      </text:list-item>
                    </text:list>
                  </text:list-item>
                </text:list>
              </text:list-item>
            </text:list>
            <text:list text:style-name="L10">
              <text:list-item>
                <text:list>
                  <text:list-item>
                    <text:list>
                      <text:list-item>
                        <text:p text:style-name="P49">Project-specific: Mozilla bounty, etc.</text:p>
                      </text:list-item>
                    </text:list>
                  </text:list-item>
                </text:list>
              </text:list-item>
            </text:list>
            <text:list text:style-name="L9" text:continue-numbering="true">
              <text:list-item>
                <text:p text:style-name="P62">Problems must be fixed</text:p>
              </text:list-item>
            </text:list>
            <text:list text:style-name="L9">
              <text:list-item>
                <text:list>
                  <text:list-item>
                    <text:p text:style-name="P37">Far better to fix <text:span text:style-name="T56">before</text:span><text:span text:style-name="T51"> deployment</text:span></text:p>
                  </text:list-item>
                </text:list>
              </text:list-item>
            </text:list>
            <text:list text:style-name="L9">
              <text:list-item>
                <text:list>
                  <text:list-item>
                    <text:p text:style-name="P37">If already deployed, need to deploy fix</text:p>
                  </text:list-item>
                </text:list>
              </text:list-item>
            </text:list>
          </draw:text-box>
        </draw:frame>
        <presentation:notes draw:style-name="dp4">
          <draw:page-thumbnail draw:layer="layout" svg:width="12.889cm" svg:height="9.666cm" svg:x="3.268cm" svg:y="1.936cm" draw:page-number="32"/>
          <draw:frame presentation:style-name="pr11" draw:text-style-name="P30" draw:layer="layout" svg:width="14.243cm" svg:height="11.603cm" svg:x="2.588cm" svg:y="12.246cm" presentation:class="notes" presentation:user-transformed="true">
            <draw:text-box>
              <text:p text:style-name="P26"><text:span text:style-name="T21">Username “politically” passwo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Problems with hiding source &amp; vulnerability secrecy</text:p>
          </draw:text-box>
        </draw:frame>
        <draw:frame presentation:style-name="pr16" draw:text-style-name="P15" draw:layer="layout" svg:width="21.59cm" svg:height="12.89cm" svg:x="1.905cm" svg:y="5.079cm" presentation:class="outline" presentation:user-transformed="true">
          <draw:text-box>
            <text:list text:style-name="L4">
              <text:list-item>
                <text:p text:style-name="P64"><text:span text:style-name="T24">Hiding source doesn’t halt attacks</text:span></text:p>
              </text:list-item>
            </text:list>
            <text:list text:style-name="L4">
              <text:list-item>
                <text:list>
                  <text:list-item>
                    <text:p text:style-name="P45"><text:span text:style-name="T8">Presumes you can keep source secret</text:span></text:p>
                  </text:list-item>
                </text:list>
              </text:list-item>
            </text:list>
            <text:list text:style-name="L4">
              <text:list-item>
                <text:list>
                  <text:list-item>
                    <text:list>
                      <text:list-item>
                        <text:p text:style-name="P65"><text:span text:style-name="T8">Attackers may extract or legitimately get it</text:span></text:p>
                      </text:list-item>
                    </text:list>
                  </text:list-item>
                </text:list>
              </text:list-item>
            </text:list>
            <text:list text:style-name="L4">
              <text:list-item>
                <text:list>
                  <text:list-item>
                    <text:p text:style-name="P37"><text:span text:style-name="T8">Dynamic attacks don’t need source or binary</text:span></text:p>
                  </text:list-item>
                </text:list>
              </text:list-item>
            </text:list>
            <text:list text:style-name="L4">
              <text:list-item>
                <text:list>
                  <text:list-item>
                    <text:list>
                      <text:list-item>
                        <text:p text:style-name="P49"><text:span text:style-name="T8">Observing output from inputs sufficient for attack</text:span></text:p>
                      </text:list-item>
                    </text:list>
                  </text:list-item>
                </text:list>
              </text:list-item>
            </text:list>
            <text:list text:style-name="L4">
              <text:list-item>
                <text:list>
                  <text:list-item>
                    <text:p text:style-name="P45"><text:span text:style-name="T8">Static attacks can use pattern-matches against binaries</text:span></text:p>
                  </text:list-item>
                </text:list>
              </text:list-item>
            </text:list>
            <text:list text:style-name="L4">
              <text:list-item>
                <text:list>
                  <text:list-item>
                    <text:p text:style-name="P45"><text:span text:style-name="T8">Source can be regenerated by disassemblers &amp; decompilers sufficiently to search for vulnerabilities</text:span></text:p>
                  </text:list-item>
                </text:list>
              </text:list-item>
            </text:list>
            <text:list text:style-name="L4">
              <text:list-item>
                <text:list>
                  <text:list-item>
                    <text:p text:style-name="P45"><text:span text:style-name="T8">“</text:span><text:span text:style-name="T8">Security by Obscurity” widely denigrated</text:span></text:p>
                  </text:list-item>
                </text:list>
              </text:list-item>
            </text:list>
            <text:list text:style-name="L4">
              <text:list-item>
                <text:p text:style-name="P64"><text:span text:style-name="T24">Hiding source slows vulnerability response</text:span></text:p>
              </text:list-item>
            </text:list>
            <text:list text:style-name="L4">
              <text:list-item>
                <text:p text:style-name="P64"><text:span text:style-name="T24">Vulnerability secrecy doesn’t halt attacks</text:span></text:p>
              </text:list-item>
            </text:list>
            <text:list text:style-name="L4">
              <text:list-item>
                <text:list>
                  <text:list-item>
                    <text:p text:style-name="P45"><text:span text:style-name="T8">Vulnerabilities are a time bomb and are likely to be rediscovered by attackers</text:span></text:p>
                  </text:list-item>
                </text:list>
              </text:list-item>
            </text:list>
            <text:list text:style-name="L4">
              <text:list-item>
                <text:list>
                  <text:list-item>
                    <text:p text:style-name="P45"><text:span text:style-name="T8">Brief secrecy works (10-30 days), not months/years</text:span></text:p>
                  </text:list-item>
                </text:list>
              </text:list-item>
            </text:list>
          </draw:text-box>
        </draw:frame>
        <presentation:notes draw:style-name="dp2">
          <draw:page-thumbnail draw:style-name="gr2" draw:layer="layout" svg:width="12.889cm" svg:height="9.667cm" svg:x="3.267cm" svg:y="1.936cm" draw:page-number="33" presentation:class="page"/>
          <draw:frame presentation:style-name="pr17" draw:text-style-name="P16" draw:layer="layout" svg:width="14.243cm" svg:height="11.604cm" svg:x="2.588cm" svg:y="12.246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an “security by obscurity” be a basis for security?</text:p>
          </draw:text-box>
        </draw:frame>
        <draw:frame presentation:style-name="pr24" draw:text-style-name="P66" draw:layer="layout" svg:width="21.59cm" svg:height="13.717cm" svg:x="1.905cm" svg:y="5.079cm" presentation:class="outline" presentation:user-transformed="true">
          <draw:text-box>
            <text:list text:style-name="L4">
              <text:list-item>
                <text:p text:style-name="P8"><text:span text:style-name="T59">“</text:span><text:span text:style-name="T59">Security by Obscurity” can work, but iff:</text:span></text:p>
              </text:list-item>
            </text:list>
            <text:list text:style-name="L4">
              <text:list-item>
                <text:list>
                  <text:list-item>
                    <text:p text:style-name="P9"><text:span text:style-name="T60">Keeping secret actually improves security</text:span></text:p>
                  </text:list-item>
                </text:list>
              </text:list-item>
            </text:list>
            <text:list text:style-name="L4">
              <text:list-item>
                <text:list>
                  <text:list-item>
                    <text:p text:style-name="P9"><text:span text:style-name="T60">You can keep the critical information a secret</text:span></text:p>
                  </text:list-item>
                </text:list>
              </text:list-item>
            </text:list>
            <text:list text:style-name="L4">
              <text:list-item>
                <text:p text:style-name="P8"><text:span text:style-name="T59">For obscurity itself to give significant security:</text:span></text:p>
              </text:list-item>
            </text:list>
            <text:list text:style-name="L4">
              <text:list-item>
                <text:list>
                  <text:list-item>
                    <text:p text:style-name="P9"><text:span text:style-name="T60">Keep source secret from all but a few people. Never sell or reveal source to many. <text:s/>E.G.: Classify</text:span></text:p>
                  </text:list-item>
                </text:list>
              </text:list-item>
            </text:list>
            <text:list text:style-name="L4">
              <text:list-item>
                <text:list>
                  <text:list-item>
                    <text:p text:style-name="P9"><text:span text:style-name="T60">Keep binary secret; never sell binary to outsiders</text:span></text:p>
                  </text:list-item>
                </text:list>
              </text:list-item>
            </text:list>
            <text:list text:style-name="L4">
              <text:list-item>
                <text:list>
                  <text:list-item>
                    <text:list>
                      <text:list-item>
                        <text:p text:style-name="P10"><text:span text:style-name="T60">Use software protection mechanisms (goo, etc.) </text:span></text:p>
                      </text:list-item>
                    </text:list>
                  </text:list-item>
                </text:list>
              </text:list-item>
            </text:list>
            <text:list text:style-name="L4">
              <text:list-item>
                <text:list>
                  <text:list-item>
                    <text:list>
                      <text:list-item>
                        <text:p text:style-name="P10"><text:span text:style-name="T60">Remove software binary before exporting system</text:span></text:p>
                      </text:list-item>
                    </text:list>
                  </text:list-item>
                </text:list>
              </text:list-item>
            </text:list>
            <text:list text:style-name="L4">
              <text:list-item>
                <text:list>
                  <text:list-item>
                    <text:p text:style-name="P9"><text:span text:style-name="T60">Do not allow inputs/outputs of program to be accessible by others – </text:span><text:span text:style-name="T61">no</text:span><text:span text:style-name="T62"> Internet/web access</text:span></text:p>
                  </text:list-item>
                </text:list>
              </text:list-item>
            </text:list>
            <text:list text:style-name="L4">
              <text:list-item>
                <text:p text:style-name="P8">Incompatible with off-the-shelf development approaches</text:p>
              </text:list-item>
            </text:list>
            <text:list text:style-name="L4">
              <text:list-item>
                <text:list>
                  <text:list-item>
                    <text:p text:style-name="P9"><text:span text:style-name="T62">Fine for (custom) classified software, but that’s costly</text:span></text:p>
                  </text:list-item>
                </text:list>
              </text:list-item>
            </text:list>
            <text:list text:style-name="L4">
              <text:list-item>
                <text:p text:style-name="P8"><text:span text:style-name="T63">Proprietary software </text:span><text:span text:style-name="T64">can</text:span><text:span text:style-name="T63"> be secure – but not this way</text:span></text:p>
              </text:list-item>
            </text:list>
          </draw:text-box>
        </draw:frame>
        <presentation:notes draw:style-name="dp2">
          <draw:page-thumbnail draw:style-name="gr2" draw:layer="layout" svg:width="12.889cm" svg:height="9.667cm" svg:x="3.267cm" svg:y="1.936cm" draw:page-number="34" presentation:class="page"/>
          <draw:frame presentation:style-name="pr25" draw:text-style-name="P16" draw:layer="layout" svg:width="14.243cm" svg:height="11.353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Proprietary advantages?<text:line-break/>Not really</text:p>
          </draw:text-box>
        </draw:frame>
        <draw:frame presentation:style-name="pr16" draw:text-style-name="P67" draw:layer="layout" svg:width="21.59cm" svg:height="13.412cm" svg:x="1.905cm" svg:y="5.079cm" presentation:class="outline" presentation:user-transformed="true">
          <draw:text-box>
            <text:list text:style-name="L4">
              <text:list-item>
                <text:p text:style-name="P35"><text:span text:style-name="T44">Experienced developers who understand security produce better results</text:span></text:p>
              </text:list-item>
            </text:list>
            <text:list text:style-name="L4">
              <text:list-item>
                <text:list>
                  <text:list-item>
                    <text:p text:style-name="P36"><text:span text:style-name="T44">Experience &amp; knowledge </text:span><text:span text:style-name="T65">are</text:span><text:span text:style-name="T44"> </text:span><text:span text:style-name="T65">critical</text:span><text:span text:style-name="T44">, but...</text:span></text:p>
                  </text:list-item>
                </text:list>
              </text:list-item>
            </text:list>
            <text:list text:style-name="L4">
              <text:list-item>
                <text:list>
                  <text:list-item>
                    <text:p text:style-name="P36"><text:span text:style-name="T44">OSS developers often very experienced &amp; knowledgeable too (BCG study: average 11yrs experience, 30 yrs old) – often same people</text:span></text:p>
                  </text:list-item>
                </text:list>
              </text:list-item>
            </text:list>
            <text:list text:style-name="L4">
              <text:list-item>
                <text:p text:style-name="P35"><text:span text:style-name="T44">Proprietary developers higher quality?</text:span></text:p>
              </text:list-item>
            </text:list>
            <text:list text:style-name="L4">
              <text:list-item>
                <text:list>
                  <text:list-item>
                    <text:p text:style-name="P36"><text:span text:style-name="T44">Dubious; OSS often higher reliability, security</text:span></text:p>
                  </text:list-item>
                </text:list>
              </text:list-item>
            </text:list>
            <text:list text:style-name="L4">
              <text:list-item>
                <text:list>
                  <text:list-item>
                    <text:p text:style-name="P36"><text:span text:style-name="T44">Market rush often impairs proprietary quality</text:span></text:p>
                  </text:list-item>
                </text:list>
              </text:list-item>
            </text:list>
            <text:list text:style-name="L4">
              <text:list-item>
                <text:p text:style-name="P35"><text:span text:style-name="T44">No guarantee OSS is widely reviewed</text:span></text:p>
              </text:list-item>
            </text:list>
            <text:list text:style-name="L4">
              <text:list-item>
                <text:list>
                  <text:list-item>
                    <text:p text:style-name="P36"><text:span text:style-name="T66">True!</text:span><text:span text:style-name="T44"> Unreviewed OSS may be very insecure</text:span></text:p>
                  </text:list-item>
                </text:list>
              </text:list-item>
            </text:list>
            <text:list text:style-name="L4">
              <text:list-item>
                <text:list>
                  <text:list-item>
                    <text:p text:style-name="P36"><text:span text:style-name="T44">Also true for proprietary (rarely reviewed!). </text:span><text:span text:style-name="T65">Check it!</text:span></text:p>
                  </text:list-item>
                </text:list>
              </text:list-item>
            </text:list>
            <text:list text:style-name="L4">
              <text:list-item>
                <text:p text:style-name="P13"><text:span text:style-name="T44">Can sue vendor if insecure/inadequate</text:span></text:p>
              </text:list-item>
            </text:list>
            <text:list text:style-name="L4">
              <text:list-item>
                <text:list>
                  <text:list-item>
                    <text:p text:style-name="P37"><text:span text:style-name="T44">Nonsense. <text:s/>EULAs forbid, courts rarely accept, costly to sue with improbable results, you want sw not a suit</text:span></text:p>
                  </text:list-item>
                </text:list>
              </text:list-item>
            </text:list>
          </draw:text-box>
        </draw:frame>
        <presentation:notes draw:style-name="dp2">
          <draw:page-thumbnail draw:style-name="gr2" draw:layer="layout" svg:width="12.889cm" svg:height="9.667cm" svg:x="3.267cm" svg:y="1.936cm" draw:page-number="35" presentation:class="page"/>
          <draw:frame presentation:style-name="pr17" draw:text-style-name="P16" draw:layer="layout" svg:width="14.243cm" svg:height="11.604cm" svg:x="2.588cm" svg:y="12.246cm" presentation:class="notes" presentation:placeholder="true">
            <draw:text-box/>
          </draw:frame>
        </presentation:notes>
      </draw:page>
      <draw:page draw:name="Selecting COTS: What’s the Same? (OSS vs. Proprietary)"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valuating Existing COTS: What’s the Same? (OSS vs. Proprietary) </text:span></text:p>
          </draw:text-box>
        </draw:frame>
        <draw:frame presentation:style-name="pr27" draw:text-style-name="P15" draw:layer="layout" svg:width="21.59cm" svg:height="13.151cm" svg:x="1.905cm" svg:y="5.08cm" presentation:class="outline" presentation:user-transformed="true">
          <draw:text-box>
            <text:list text:style-name="L4">
              <text:list-item>
                <text:p text:style-name="P27"><text:span text:style-name="T15">Negotiate best options with all parties, </text:span><text:span text:style-name="T38">then</text:span><text:span text:style-name="T15"> select</text:span></text:p>
              </text:list-item>
            </text:list>
            <text:list text:style-name="L4">
              <text:list-item>
                <text:p text:style-name="P27"><text:span text:style-name="T15">Evaluate by winnowing out top candidates for your needs</text:span></text:p>
              </text:list-item>
            </text:list>
            <text:list text:style-name="L4">
              <text:list-item>
                <text:list>
                  <text:list-item>
                    <text:p text:style-name="P48"><text:span text:style-name="T35">Identify </text:span><text:span text:style-name="T36">candidates, Read </text:span><text:span text:style-name="T35">Reviews, Compare</text:span><text:span text:style-name="T36"> (briefly) to needs through criteria, </text:span><text:span text:style-name="T35">Analyze</text:span><text:span text:style-name="T36"> top candidates</text:span></text:p>
                  </text:list-item>
                </text:list>
              </text:list-item>
            </text:list>
            <text:list text:style-name="L4">
              <text:list-item>
                <text:p text:style-name="P27"><text:span text:style-name="T15">Evaluation criteria – same (though data sources differ) </text:span></text:p>
              </text:list-item>
            </text:list>
            <text:list text:style-name="L4">
              <text:list-item>
                <text:list>
                  <text:list-item>
                    <text:p text:style-name="P48"><text:span text:style-name="T36">Functionality, total cost of ownership, support, maintenance/ longevity, reliability, performance, scalability, flexibility, legal/license (inc. </text:span><text:span text:style-name="T35">rights and responsibilities – OSS always gives right to view/ modify/ redistribute</text:span><text:span text:style-name="T36">), market share, other</text:span></text:p>
                  </text:list-item>
                </text:list>
              </text:list-item>
            </text:list>
            <text:list text:style-name="L4">
              <text:list-item>
                <text:p text:style-name="P27"><text:span text:style-name="T15">Warranty &amp; indemnification (“who do you sue?”) </text:span></text:p>
              </text:list-item>
            </text:list>
            <text:list text:style-name="L4">
              <text:list-item>
                <text:list>
                  <text:list-item>
                    <text:p text:style-name="P48"><text:span text:style-name="T36">Generally disclaimed by </text:span><text:span text:style-name="T35">both</text:span><text:span text:style-name="T36"> proprietary &amp; OSS licenses</text:span></text:p>
                  </text:list-item>
                </text:list>
              </text:list-item>
            </text:list>
            <text:list text:style-name="L4">
              <text:list-item>
                <text:list>
                  <text:list-item>
                    <text:p text:style-name="P48"><text:span text:style-name="T36">Red Hat, HP, Novell offer Linux system indemnification</text:span></text:p>
                  </text:list-item>
                </text:list>
              </text:list-item>
            </text:list>
            <text:list text:style-name="L4">
              <text:list-item>
                <text:p text:style-name="P27"><text:span text:style-name="T15">Pay for installation, training, support (time and/or money) </text:span></text:p>
              </text:list-item>
            </text:list>
            <text:list text:style-name="L4">
              <text:list-item>
                <text:p text:style-name="P27"><text:span text:style-name="T15">Developer trustworthiness usually unknown</text:span></text:p>
              </text:list-item>
            </text:list>
            <text:list text:style-name="L4">
              <text:list-item>
                <text:list>
                  <text:list-item>
                    <text:p text:style-name="P48"><text:span text:style-name="T36">Mitigation: Can review OSS code &amp; sometimes proprietary</text:span></text:p>
                  </text:list-item>
                </text:list>
              </text:list-item>
            </text:list>
            <text:list text:style-name="L4">
              <text:list-item>
                <text:list>
                  <text:list-item>
                    <text:p text:style-name="P48"><text:span text:style-name="T36">Mitigation: Supplier due diligence; often main OSS developers and integrators determinable</text:span></text:p>
                  </text:list-item>
                </text:list>
              </text:list-item>
            </text:list>
            <text:list text:style-name="L4">
              <text:list-item>
                <text:list>
                  <text:list-item>
                    <text:p text:style-name="P48"><text:span text:style-name="T36">Remember: Selling company often not developer</text:span></text:p>
                  </text:list-item>
                </text:list>
              </text:list-item>
            </text:list>
          </draw:text-box>
        </draw:frame>
        <presentation:notes draw:style-name="dp2">
          <draw:page-thumbnail draw:style-name="gr2" draw:layer="layout" svg:width="13.331cm" svg:height="9.998cm" svg:x="3.496cm" svg:y="2.001cm" draw:page-number="36" presentation:class="page"/>
          <draw:frame presentation:style-name="pr3" draw:text-style-name="P16" draw:layer="layout" svg:width="14.896cm" svg:height="12.001cm" svg:x="2.712cm" svg:y="12.668cm" presentation:class="notes" presentation:placeholder="true">
            <draw:text-box/>
          </draw:frame>
        </presentation:notes>
      </draw:page>
      <draw:page draw:name="Selecting COTS: What’s Different? (OSS vs. Proprietary)"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valuating Existing COTS: What’s Different? (OSS vs. Proprietary) </text:span></text:p>
          </draw:text-box>
        </draw:frame>
        <draw:frame presentation:style-name="pr28" draw:text-style-name="P15" draw:layer="layout" svg:width="21.59cm" svg:height="12.13cm" svg:x="1.905cm" svg:y="5.079cm" presentation:class="outline" presentation:user-transformed="true">
          <draw:text-box>
            <text:list text:style-name="L4">
              <text:list-item>
                <text:p text:style-name="P64"><text:span text:style-name="T26">Process/code openness means more &amp; different sources of evaluation information for COTS OSS</text:span></text:p>
              </text:list-item>
            </text:list>
            <text:list text:style-name="L4">
              <text:list-item>
                <text:list>
                  <text:list-item>
                    <text:p text:style-name="P45"><text:span text:style-name="T15">Bug databases, mailing list discussions, detailed documentation, CM changes, source</text:span></text:p>
                  </text:list-item>
                </text:list>
              </text:list-item>
            </text:list>
            <text:list text:style-name="L4">
              <text:list-item>
                <text:list>
                  <text:list-item>
                    <text:p text:style-name="P45"><text:span text:style-name="T15">Anyone (inc. you) can evaluate in detail (or pay to) </text:span></text:p>
                  </text:list-item>
                </text:list>
              </text:list-item>
            </text:list>
            <text:list text:style-name="L4">
              <text:list-item>
                <text:list>
                  <text:list-item>
                    <text:p text:style-name="P45"><text:span text:style-name="T15">See http: //www.dwheeler.com/oss_fs_eval.html</text:span></text:p>
                  </text:list-item>
                </text:list>
              </text:list-item>
            </text:list>
            <text:list text:style-name="L4">
              <text:list-item>
                <text:p text:style-name="P64"><text:span text:style-name="T26">Proprietary=pay/use, OSS=pay/improvement</text:span></text:p>
              </text:list-item>
            </text:list>
            <text:list text:style-name="L4">
              <text:list-item>
                <text:list>
                  <text:list-item>
                    <text:p text:style-name="P45"><text:span text:style-name="T15">In OSS, pay can be time and/or money</text:span></text:p>
                  </text:list-item>
                </text:list>
              </text:list-item>
            </text:list>
            <text:list text:style-name="L4">
              <text:list-item>
                <text:p text:style-name="P64"><text:span text:style-name="T26">Support can be competed &amp; changed</text:span></text:p>
              </text:list-item>
            </text:list>
            <text:list text:style-name="L4">
              <text:list-item>
                <text:list>
                  <text:list-item>
                    <text:p text:style-name="P45"><text:span text:style-name="T15">OSS vendors, government support contracts, self</text:span></text:p>
                  </text:list-item>
                </text:list>
              </text:list-item>
            </text:list>
            <text:list text:style-name="L4">
              <text:list-item>
                <text:p text:style-name="P64"><text:span text:style-name="T26">OSS can be modified &amp; redistributed</text:span></text:p>
              </text:list-item>
            </text:list>
            <text:list text:style-name="L4">
              <text:list-item>
                <text:list>
                  <text:list-item>
                    <text:p text:style-name="P45"><text:span text:style-name="T15">New option, but need to know when to modify</text:span></text:p>
                  </text:list-item>
                </text:list>
              </text:list-item>
            </text:list>
            <text:list text:style-name="L4">
              <text:list-item>
                <text:list>
                  <text:list-item>
                    <text:p text:style-name="P45"><text:span text:style-name="T15">Forking usually fails; generally work with community</text:span></text:p>
                  </text:list-item>
                </text:list>
              </text:list-item>
            </text:list>
          </draw:text-box>
        </draw:frame>
        <presentation:notes draw:style-name="dp2">
          <draw:page-thumbnail draw:style-name="gr2" draw:layer="layout" svg:width="13.331cm" svg:height="9.998cm" svg:x="3.496cm" svg:y="2.001cm" draw:page-number="37" presentation:class="page"/>
          <draw:frame presentation:style-name="pr3" draw:text-style-name="P16" draw:layer="layout" svg:width="14.896cm" svg:height="12.001cm" svg:x="2.712cm" svg:y="12.668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Evaluating COTS OSS:<text:line-break/>Some specific difference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text:span text:style-name="T8">Functionality</text:span></text:p>
              </text:list-item>
            </text:list>
            <text:list text:style-name="L4">
              <text:list-item>
                <text:list>
                  <text:list-item>
                    <text:p text:style-name="P9">If doesn’t meet needs, determine cost to add what’s missing</text:p>
                  </text:list-item>
                </text:list>
              </text:list-item>
            </text:list>
            <text:list text:style-name="L4">
              <text:list-item>
                <text:p text:style-name="P8"><text:span text:style-name="T8">Cost: Include all costs over long period, for all options</text:span></text:p>
              </text:list-item>
            </text:list>
            <text:list text:style-name="L4">
              <text:list-item>
                <text:list>
                  <text:list-item>
                    <text:p text:style-name="P9">Transition, training, support, additional proprietary licenses, etc.</text:p>
                  </text:list-item>
                </text:list>
              </text:list-item>
            </text:list>
            <text:list text:style-name="L4">
              <text:list-item>
                <text:list>
                  <text:list-item>
                    <text:p text:style-name="P9">Long-term thinking critical; OSS may be more expensive at first (from transition &amp; changes) yet be less expensive long-term (from upgrade &amp; proprietary license fees from additional units) </text:p>
                  </text:list-item>
                </text:list>
              </text:list-item>
            </text:list>
            <text:list text:style-name="L4">
              <text:list-item>
                <text:p text:style-name="P8"><text:span text:style-name="T8">Support: May be &gt;1 viable option!</text:span></text:p>
              </text:list-item>
            </text:list>
            <text:list text:style-name="L4">
              <text:list-item>
                <text:list>
                  <text:list-item>
                    <text:p text:style-name="P9">Project-focused/sponsor, OSS support, industry-specific support (e.g., government contractor), community+self support</text:p>
                  </text:list-item>
                </text:list>
              </text:list-item>
            </text:list>
            <text:list text:style-name="L4">
              <text:list-item>
                <text:list>
                  <text:list-item>
                    <text:p text:style-name="P9">If &gt;1 viable option, treat as separate options</text:p>
                  </text:list-item>
                </text:list>
              </text:list-item>
            </text:list>
            <text:list text:style-name="L4">
              <text:list-item>
                <text:p text:style-name="P8"><text:span text:style-name="T8">Reliability: Automatic test suite provided?</text:span></text:p>
              </text:list-item>
            </text:list>
            <text:list text:style-name="L4">
              <text:list-item>
                <text:p text:style-name="P8"><text:span text:style-name="T8">Security: Coverity/Fortify scan, OpenBSD/Debian audit...</text:span></text:p>
              </text:list-item>
            </text:list>
            <text:list text:style-name="L4">
              <text:list-item>
                <text:p text:style-name="P8"><text:span text:style-name="T8">License: Is it really OSS? (OSI &amp; FSF approved license) </text:span></text:p>
              </text:list-item>
            </text:list>
          </draw:text-box>
        </draw:frame>
        <presentation:notes draw:style-name="dp2">
          <draw:page-thumbnail draw:style-name="gr2" draw:layer="layout" svg:width="13.331cm" svg:height="9.998cm" svg:x="3.496cm" svg:y="2.001cm" draw:page-number="38" presentation:class="page"/>
          <draw:frame presentation:style-name="pr6" draw:text-style-name="P7" draw:layer="layout" svg:width="14.896cm" svg:height="11.75cm" svg:x="2.712cm" svg:y="12.668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riteria for picking OSS license<text:line-break/>(If <text:s/>new/changed software) </text:p>
          </draw:text-box>
        </draw:frame>
        <draw:frame presentation:style-name="pr29" draw:text-style-name="P13" draw:layer="layout" svg:width="21.59cm" svg:height="13.513cm" svg:x="1.905cm" svg:y="5.079cm" presentation:class="outline" presentation:user-transformed="true">
          <draw:text-box>
            <text:list text:style-name="L11">
              <text:list-item>
                <text:p text:style-name="P13"><text:span text:style-name="T8">Actually OSS: Both OSI &amp; FSF approved license</text:span></text:p>
              </text:list-item>
            </text:list>
            <text:list text:style-name="L11" text:continue-numbering="true">
              <text:list-item>
                <text:p text:style-name="P13"><text:span text:style-name="T8">Legal issues</text:span></text:p>
              </text:list-item>
            </text:list>
            <text:list text:style-name="L4">
              <text:list-item>
                <text:list>
                  <text:list-item>
                    <text:p text:style-name="P9">Public domain (PD) if US government employee on clock</text:p>
                  </text:list-item>
                </text:list>
              </text:list-item>
            </text:list>
            <text:list text:style-name="L4">
              <text:list-item>
                <text:list>
                  <text:list-item>
                    <text:p text:style-name="P9">Otherwise avoid PD; use “MIT” for same result (lawsuits) </text:p>
                  </text:list-item>
                </text:list>
              </text:list-item>
            </text:list>
            <text:list text:style-name="L11" text:continue-numbering="true">
              <text:list-item>
                <text:p text:style-name="P13"><text:span text:style-name="T8">If modification of existing project code, include its license</text:span></text:p>
              </text:list-item>
            </text:list>
            <text:list text:style-name="L4">
              <text:list-item>
                <text:list>
                  <text:list-item>
                    <text:p text:style-name="P9">Otherwise cannot share costs with existing project</text:p>
                  </text:list-item>
                </text:list>
              </text:list-item>
            </text:list>
            <text:list text:style-name="L11" text:continue-numbering="true">
              <text:list-item>
                <text:p text:style-name="P13"><text:span text:style-name="T8">Encourage contributions: Use common existing license</text:span></text:p>
              </text:list-item>
            </text:list>
            <text:list text:style-name="L11" text:continue-numbering="true">
              <text:list-item>
                <text:p text:style-name="P13"><text:span text:style-name="T8">Maximize future flexibility/reuse: Use GPL-compatible one!</text:span></text:p>
              </text:list-item>
            </text:list>
            <text:list text:style-name="L11" text:continue-numbering="true">
              <text:list-item>
                <text:p text:style-name="P13"><text:span text:style-name="T8">Best meets goal:</text:span></text:p>
              </text:list-item>
            </text:list>
            <text:list text:style-name="L4">
              <text:list-item>
                <text:list>
                  <text:list-item>
                    <text:p text:style-name="P9"><text:span text:style-name="T2">Use of new tech/standard: Permissive (</text:span><text:span text:style-name="T67">MIT</text:span><text:span text:style-name="T2"> – alt., BSD-new) </text:span></text:p>
                  </text:list-item>
                </text:list>
              </text:list-item>
            </text:list>
            <text:list text:style-name="L4">
              <text:list-item>
                <text:list>
                  <text:list-item>
                    <text:p text:style-name="P9"><text:span text:style-name="T2">$ savings/longevity/common library: Weakly protective (</text:span><text:span text:style-name="T67">LGPL)</text:span><text:span text:style-name="T68"> </text:span></text:p>
                  </text:list-item>
                </text:list>
              </text:list-item>
            </text:list>
            <text:list text:style-name="L4">
              <text:list-item>
                <text:list>
                  <text:list-item>
                    <text:p text:style-name="P9"><text:span text:style-name="T2">$ savings/longevity/common app: Strongly protective (</text:span><text:span text:style-name="T67">GPL</text:span><text:span text:style-name="T2">) </text:span></text:p>
                  </text:list-item>
                </text:list>
              </text:list-item>
            </text:list>
            <text:list text:style-name="L11" text:continue-numbering="true">
              <text:list-item>
                <text:p text:style-name="P13"><text:span text:style-name="T8">Meets expected use (Mix with classified? proprietary?) </text:span></text:p>
              </text:list-item>
            </text:list>
          </draw:text-box>
        </draw:frame>
        <presentation:notes draw:style-name="dp2">
          <draw:page-thumbnail draw:style-name="gr2" draw:layer="layout" svg:width="13.331cm" svg:height="9.998cm" svg:x="3.496cm" svg:y="2.001cm" draw:page-number="39" presentation:class="page"/>
          <draw:frame presentation:style-name="pr6" draw:text-style-name="P7" draw:layer="layout" svg:width="14.896cm" svg:height="11.75cm" svg:x="2.712cm" svg:y="12.668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OSS licensing suggestions<text:line-break/>(if <text:s/>new/changed software) </text:p>
          </draw:text-box>
        </draw:frame>
        <draw:frame presentation:style-name="pr5" draw:text-style-name="P8" draw:layer="layout" svg:width="21.59cm" svg:height="13.44cm" svg:x="1.905cm" svg:y="5.079cm" presentation:class="outline" presentation:user-transformed="true">
          <draw:text-box>
            <text:list text:style-name="L4">
              <text:list-item>
                <text:p text:style-name="P8"><text:span text:style-name="T8">Recommended short list: MIT/X, LGPL, GPL</text:span></text:p>
              </text:list-item>
            </text:list>
            <text:list text:style-name="L4">
              <text:list-item>
                <text:p text:style-name="P8"><text:span text:style-name="T8">Avoid (unless modifying pre-existing software):</text:span></text:p>
              </text:list-item>
            </text:list>
            <text:list text:style-name="L4">
              <text:list-item>
                <text:list>
                  <text:list-item>
                    <text:p text:style-name="P9"><text:span text:style-name="T2">Artistic: Old version too vague, others better</text:span></text:p>
                  </text:list-item>
                </text:list>
              </text:list-item>
            </text:list>
            <text:list text:style-name="L4">
              <text:list-item>
                <text:list>
                  <text:list-item>
                    <text:p text:style-name="P9"><text:span text:style-name="T2">MPL: GPL-incompatible</text:span></text:p>
                  </text:list-item>
                </text:list>
              </text:list-item>
            </text:list>
            <text:list text:style-name="L4">
              <text:list-item>
                <text:list>
                  <text:list-item>
                    <text:p text:style-name="P9"><text:span text:style-name="T2">BSD-old: GPL-incompatible, obsolete (BSD-new replaces) </text:span></text:p>
                  </text:list-item>
                </text:list>
              </text:list-item>
            </text:list>
            <text:list text:style-name="L4">
              <text:list-item>
                <text:p text:style-name="P8"><text:span text:style-name="T8">Prefer MIT/X over BSD-new</text:span></text:p>
              </text:list-item>
            </text:list>
            <text:list text:style-name="L4">
              <text:list-item>
                <text:list>
                  <text:list-item>
                    <text:p text:style-name="P9"><text:span text:style-name="T2">MIT license simpler &amp; thus easier to understand</text:span></text:p>
                  </text:list-item>
                </text:list>
              </text:list-item>
            </text:list>
            <text:list text:style-name="L4">
              <text:list-item>
                <text:list>
                  <text:list-item>
                    <text:p text:style-name="P9"><text:span text:style-name="T2">BSD-new adds “can’t use my name in ads”, unclear legal value</text:span></text:p>
                  </text:list-item>
                </text:list>
              </text:list-item>
            </text:list>
            <text:list text:style-name="L4">
              <text:list-item>
                <text:p text:style-name="P8"><text:span text:style-name="T8">Caution: Apache 2.0 license compatible GPLv3, not GPLv2</text:span></text:p>
              </text:list-item>
            </text:list>
            <text:list text:style-name="L4">
              <text:list-item>
                <text:p text:style-name="P8"><text:span text:style-name="T8">GPL: Version 2 or version 3?</text:span></text:p>
              </text:list-item>
            </text:list>
            <text:list text:style-name="L4">
              <text:list-item>
                <text:list>
                  <text:list-item>
                    <text:p text:style-name="P9"><text:span text:style-name="T2">Widest use is “GPL2+”; projects slowly transitioning to 3</text:span></text:p>
                  </text:list-item>
                </text:list>
              </text:list-item>
            </text:list>
            <text:list text:style-name="L4">
              <text:list-item>
                <text:list>
                  <text:list-item>
                    <text:p text:style-name="P9"><text:span text:style-name="T2">Auto-transition (“GPLv2+”) - at least establish upgrade process</text:span></text:p>
                  </text:list-item>
                </text:list>
              </text:list-item>
            </text:list>
            <text:list text:style-name="L4">
              <text:list-item>
                <text:p text:style-name="P8"><text:span text:style-name="T8">Sometimes: Copyright assignment, dual-license</text:span></text:p>
              </text:list-item>
            </text:list>
            <text:list text:style-name="L4">
              <text:list-item>
                <text:p text:style-name="P8"><text:span text:style-name="T8">To control just name/brand, use trademark (not copyright) </text:span></text:p>
              </text:list-item>
            </text:list>
          </draw:text-box>
        </draw:frame>
        <presentation:notes draw:style-name="dp2">
          <draw:page-thumbnail draw:style-name="gr2" draw:layer="layout" svg:width="13.331cm" svg:height="9.998cm" svg:x="3.496cm" svg:y="2.001cm" draw:page-number="40" presentation:class="page"/>
          <draw:frame presentation:style-name="pr6" draw:text-style-name="P7" draw:layer="layout" svg:width="14.896cm" svg:height="11.75cm" svg:x="2.712cm" svg:y="12.668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DoD Open Technology Development</text:p>
          </draw:text-box>
        </draw:frame>
        <draw:frame presentation:style-name="pr5" draw:text-style-name="P8" draw:layer="layout" svg:width="21.59cm" svg:height="13.262cm" svg:x="1.905cm" svg:y="5.079cm" presentation:class="outline">
          <draw:text-box>
            <text:list text:style-name="L4">
              <text:list-item>
                <text:p text:style-name="P8">“Open Technology Development Roadmap Plan”</text:p>
              </text:list-item>
            </text:list>
            <text:list text:style-name="L4">
              <text:list-item>
                <text:list>
                  <text:list-item>
                    <text:p text:style-name="P9">Apr 2006</text:p>
                  </text:list-item>
                </text:list>
              </text:list-item>
            </text:list>
            <text:list text:style-name="L4">
              <text:list-item>
                <text:list>
                  <text:list-item>
                    <text:p text:style-name="P9">http://www.acq.osd.mil/jctd/articles/OTDRoadmapFinal.pdf</text:p>
                  </text:list-item>
                </text:list>
              </text:list-item>
            </text:list>
            <text:list text:style-name="L4">
              <text:list-item>
                <text:p text:style-name="P8">Three goals:</text:p>
              </text:list-item>
            </text:list>
            <text:list text:style-name="L11" text:continue-numbering="true">
              <text:list-item>
                <text:list text:continue-numbering="true">
                  <text:list-item>
                    <text:p text:style-name="P37">Leverage open source infrastructure and technologies</text:p>
                  </text:list-item>
                </text:list>
              </text:list-item>
            </text:list>
            <text:list text:style-name="L11" text:continue-numbering="true">
              <text:list-item>
                <text:list text:continue-numbering="true">
                  <text:list-item>
                    <text:p text:style-name="P37">Apply open source collaborative technologies</text:p>
                  </text:list-item>
                </text:list>
              </text:list-item>
            </text:list>
            <text:list text:style-name="L11" text:continue-numbering="true">
              <text:list-item>
                <text:list text:continue-numbering="true">
                  <text:list-item>
                    <text:p text:style-name="P37">Change the default acquisitions and development behavior to default to technology services vs. products</text:p>
                  </text:list-item>
                </text:list>
              </text:list-item>
            </text:list>
            <text:list text:style-name="L4">
              <text:list-item>
                <text:p text:style-name="P8">Implementation strategy:</text:p>
              </text:list-item>
            </text:list>
            <text:list text:style-name="L4">
              <text:list-item>
                <text:list>
                  <text:list-item>
                    <text:p text:style-name="P9">Crawl: Open standards, interfaces, data</text:p>
                  </text:list-item>
                </text:list>
              </text:list-item>
            </text:list>
            <text:list text:style-name="L4">
              <text:list-item>
                <text:list>
                  <text:list-item>
                    <text:p text:style-name="P9">Walk: Open source &amp; concept methodology</text:p>
                  </text:list-item>
                </text:list>
              </text:list-item>
            </text:list>
            <text:list text:style-name="L4">
              <text:list-item>
                <text:list>
                  <text:list-item>
                    <text:p text:style-name="P9">Run: Service/DoD/Industry source repositories</text:p>
                  </text:list-item>
                </text:list>
              </text:list-item>
            </text:list>
          </draw:text-box>
        </draw:frame>
        <presentation:notes draw:style-name="dp2">
          <draw:page-thumbnail draw:style-name="gr2" draw:layer="layout" svg:width="13.331cm" svg:height="9.998cm" svg:x="3.496cm" svg:y="2.001cm" draw:page-number="41" presentation:class="page"/>
          <draw:frame presentation:style-name="pr6" draw:text-style-name="P7" draw:layer="layout" svg:width="14.896cm" svg:height="11.75cm" svg:x="2.712cm" svg:y="12.668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OSS non-challenges</text:p>
          </draw:text-box>
        </draw:frame>
        <draw:frame presentation:style-name="pr5" draw:text-style-name="P8" draw:layer="layout" svg:width="21.59cm" svg:height="13.3cm" svg:x="1.905cm" svg:y="5.079cm" presentation:class="outline" presentation:user-transformed="true">
          <draw:text-box>
            <text:list text:style-name="L12">
              <text:list-item>
                <text:p text:style-name="P68"><text:span text:style-name="T69">COTS support if no traditional vendor</text:span></text:p>
              </text:list-item>
            </text:list>
            <text:list text:style-name="L12">
              <text:list-item>
                <text:list>
                  <text:list-item>
                    <text:p text:style-name="P37"><text:span text:style-name="T36">Compete-able in traditional fashion</text:span></text:p>
                  </text:list-item>
                </text:list>
              </text:list-item>
            </text:list>
            <text:list text:style-name="L12" text:continue-numbering="true">
              <text:list-item>
                <text:p text:style-name="P68"><text:span text:style-name="T69">License compliance</text:span></text:p>
              </text:list-item>
            </text:list>
            <text:list text:style-name="L12">
              <text:list-item>
                <text:list>
                  <text:list-item>
                    <text:p text:style-name="P37"><text:span text:style-name="T36">Usually much easier than proprietary: Illegal becomes legal</text:span></text:p>
                  </text:list-item>
                </text:list>
              </text:list-item>
            </text:list>
            <text:list text:style-name="L12">
              <text:list-item>
                <text:list>
                  <text:list-item>
                    <text:list>
                      <text:list-item>
                        <text:p text:style-name="P49"><text:span text:style-name="T36">Distributing unchanged program </text:span><text:span text:style-name="T35">encouraged</text:span><text:span text:style-name="T36"> by OSS</text:span></text:p>
                      </text:list-item>
                    </text:list>
                  </text:list-item>
                </text:list>
              </text:list-item>
            </text:list>
            <text:list text:style-name="L12">
              <text:list-item>
                <text:list>
                  <text:list-item>
                    <text:list>
                      <text:list-item>
                        <text:p text:style-name="P49"><text:span text:style-name="T36">Distributing changed program </text:span><text:span text:style-name="T35">encouraged</text:span><text:span text:style-name="T36"> by OSS... but may require some actions (attribution, re-release) </text:span></text:p>
                      </text:list-item>
                    </text:list>
                  </text:list-item>
                </text:list>
              </text:list-item>
            </text:list>
            <text:list text:style-name="L12">
              <text:list-item>
                <text:list>
                  <text:list-item>
                    <text:p text:style-name="P37"><text:span text:style-name="T36">Different, so need education (PMs, developers, lawyers) </text:span></text:p>
                  </text:list-item>
                </text:list>
              </text:list-item>
            </text:list>
            <text:list text:style-name="L12" text:continue-numbering="true">
              <text:list-item>
                <text:p text:style-name="P68"><text:span text:style-name="T69">OSS in classified systems</text:span></text:p>
              </text:list-item>
            </text:list>
            <text:list text:style-name="L13">
              <text:list-item>
                <text:list>
                  <text:list-item>
                    <text:p text:style-name="P69"><text:span text:style-name="T36">Unchanged programs: non-issue, use as-is</text:span></text:p>
                  </text:list-item>
                </text:list>
              </text:list-item>
            </text:list>
            <text:list text:style-name="L13">
              <text:list-item>
                <text:list>
                  <text:list-item>
                    <text:p text:style-name="P69"><text:span text:style-name="T36">Privately modify if permitted by license</text:span></text:p>
                  </text:list-item>
                </text:list>
              </text:list-item>
            </text:list>
            <text:list text:style-name="L13">
              <text:list-item>
                <text:list>
                  <text:list-item>
                    <text:list>
                      <text:list-item>
                        <text:p text:style-name="P49"><text:span text:style-name="T36">Ok if (1) permissive or (2) protective &amp; don’t “distribute”*</text:span></text:p>
                      </text:list-item>
                    </text:list>
                  </text:list-item>
                </text:list>
              </text:list-item>
            </text:list>
            <text:list text:style-name="L13">
              <text:list-item>
                <text:list>
                  <text:list-item>
                    <text:list>
                      <text:list-item>
                        <text:p text:style-name="P49"><text:span text:style-name="T36">Usually unwise - bear large maintenance costs</text:span></text:p>
                      </text:list-item>
                    </text:list>
                  </text:list-item>
                </text:list>
              </text:list-item>
            </text:list>
            <text:list text:style-name="L13">
              <text:list-item>
                <text:list>
                  <text:list-item>
                    <text:p text:style-name="P69"><text:span text:style-name="T36">Put classified material in data tables / plug-ins</text:span></text:p>
                  </text:list-item>
                </text:list>
              </text:list-item>
            </text:list>
            <text:list text:style-name="L13">
              <text:list-item>
                <text:list>
                  <text:list-item>
                    <text:p text:style-name="P69"><text:span text:style-name="T36">Layer/modularize into separate unlinked pieces</text:span></text:p>
                  </text:list-item>
                </text:list>
              </text:list-item>
            </text:list>
            <text:list text:style-name="L13">
              <text:list-item>
                <text:list>
                  <text:list-item>
                    <text:p text:style-name="P69"><text:span text:style-name="T36">Either better for confidentiality - reduce need for access</text:span></text:p>
                  </text:list-item>
                </text:list>
              </text:list-item>
            </text:list>
          </draw:text-box>
        </draw:frame>
        <presentation:notes draw:style-name="dp2">
          <draw:page-thumbnail draw:style-name="gr2" draw:layer="layout" svg:width="13.331cm" svg:height="9.998cm" svg:x="3.496cm" svg:y="2.001cm" draw:page-number="42" presentation:class="page"/>
          <draw:frame presentation:style-name="pr6" draw:text-style-name="P7" draw:layer="layout" svg:width="14.896cm" svg:height="11.75cm" svg:x="2.712cm" svg:y="12.668cm" presentation:class="notes">
            <draw:text-box>
              <text:p text:style-name="P7">* = The term “distribute” here is a legal technical term. <text:s/>Many lawyers would agree that someone working <text:span text:style-name="T22">for</text:span><text:span text:style-name="T41">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22">would</text:span><text:span text:style-name="T41"> be distributing.</text:span></text:p>
              <text:p text:style-name="P7"><text:span text:style-name="T41"/></text:p>
            </draw:text-box>
          </draw:frame>
        </presentation:notes>
      </draw:page>
      <draw:page draw:name="OSS Challenges"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11">OSS challenges</text:p>
          </draw:text-box>
        </draw:frame>
        <draw:frame presentation:style-name="Default-outline1" draw:layer="layout" svg:width="23.451cm" svg:height="13.204cm" svg:x="0.846cm" svg:y="4.488cm" presentation:class="outline" presentation:user-transformed="true">
          <draw:text-box>
            <text:list text:style-name="L4">
              <text:list-item>
                <text:p text:style-name="P8">Ensuring OSS fairly considered in acquisitions</text:p>
              </text:list-item>
            </text:list>
            <text:list text:style-name="L4">
              <text:list-item>
                <text:list>
                  <text:list-item>
                    <text:p text:style-name="P9">Some acquisition processes/policies not updated for OSS</text:p>
                  </text:list-item>
                </text:list>
              </text:list-item>
            </text:list>
            <text:list text:style-name="L4">
              <text:list-item>
                <text:list>
                  <text:list-item>
                    <text:p text:style-name="P9">Policy noncompliance (FAR’s market research, “OSS neutral”) </text:p>
                  </text:list-item>
                </text:list>
              </text:list-item>
            </text:list>
            <text:list text:style-name="L4">
              <text:list-item>
                <text:list>
                  <text:list-item>
                    <text:p text:style-name="P9">Many PMs unfamiliar with OSS: don’t consider using or creating</text:p>
                  </text:list-item>
                </text:list>
              </text:list-item>
            </text:list>
            <text:list text:style-name="L4">
              <text:list-item>
                <text:list>
                  <text:list-item>
                    <text:p text:style-name="P9">Many OSS projects ignore solicitations &amp; RFPs</text:p>
                  </text:list-item>
                </text:list>
              </text:list-item>
            </text:list>
            <text:list text:style-name="L4">
              <text:list-item>
                <text:list>
                  <text:list-item>
                    <text:p text:style-name="P9">Favor proposals with OSS – more rights</text:p>
                  </text:list-item>
                </text:list>
              </text:list-item>
            </text:list>
            <text:list text:style-name="L4">
              <text:list-item>
                <text:p text:style-name="P8">Different economics: Pay-up-front for improvements</text:p>
              </text:list-item>
            </text:list>
            <text:list text:style-name="L4">
              <text:list-item>
                <text:list>
                  <text:list-item>
                    <text:p text:style-name="P9">Some policies presume proprietary COTS’ pay-per-use model</text:p>
                  </text:list-item>
                </text:list>
              </text:list-item>
            </text:list>
            <text:list text:style-name="L4">
              <text:list-item>
                <text:list>
                  <text:list-item>
                    <text:p text:style-name="P9">Can pay in $ or time, can compete, can cost-share with other users</text:p>
                  </text:list-item>
                </text:list>
              </text:list-item>
            </text:list>
            <text:list text:style-name="L4">
              <text:list-item>
                <text:p text:style-name="P8">Transition costs if pre-existing system</text:p>
              </text:list-item>
            </text:list>
            <text:list text:style-name="L4">
              <text:list-item>
                <text:list>
                  <text:list-item>
                    <text:p text:style-name="P9">Especially if dependent on proprietary formats/protocols/APIs</text:p>
                  </text:list-item>
                </text:list>
              </text:list-item>
            </text:list>
            <text:list text:style-name="L4">
              <text:list-item>
                <text:list>
                  <text:list-item>
                    <text:p text:style-name="P9">Use open standards so can switch (multi-vendor, no ‘RAND’ patents) </text:p>
                  </text:list-item>
                </text:list>
              </text:list-item>
            </text:list>
            <text:list text:style-name="L4">
              <text:list-item>
                <text:list>
                  <text:list-item>
                    <text:list>
                      <text:list-item>
                        <text:p text:style-name="P10">Emphasize web-based apps/SOA/platform-neutral – &amp; test it!</text:p>
                      </text:list-item>
                    </text:list>
                  </text:list-item>
                </text:list>
              </text:list-item>
            </text:list>
            <text:list text:style-name="L4">
              <text:list-item>
                <text:list>
                  <text:list-item>
                    <text:p text:style-name="P9">Vendor lock-in often increases TCO; transition may be worthwhile</text:p>
                  </text:list-item>
                </text:list>
              </text:list-item>
            </text:list>
          </draw:text-box>
        </draw:frame>
        <presentation:notes draw:style-name="dp2">
          <draw:page-thumbnail draw:style-name="gr2" draw:layer="layout" svg:width="13.331cm" svg:height="9.998cm" svg:x="3.496cm" svg:y="2.001cm" draw:page-number="43" presentation:class="page"/>
          <draw:frame presentation:style-name="pr3" draw:text-style-name="P16" draw:layer="layout" svg:width="14.896cm" svg:height="12.001cm" svg:x="2.712cm" svg:y="12.668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Quick Aside: “Intellectual Rights”</text:p>
          </draw:text-box>
        </draw:frame>
        <draw:frame presentation:style-name="pr5" draw:text-style-name="P8" draw:layer="layout" svg:width="21.59cm" svg:height="13.262cm" svg:x="1.905cm" svg:y="5.079cm" presentation:class="outline">
          <draw:text-box>
            <text:list text:style-name="L4">
              <text:list-item>
                <text:p text:style-name="P8"><text:span text:style-name="T8">Laws on software often called “intellectual property rights” (IPR) </text:span></text:p>
              </text:list-item>
            </text:list>
            <text:list text:style-name="L4">
              <text:list-item>
                <text:list>
                  <text:list-item>
                    <text:p text:style-name="P9"><text:span text:style-name="T2">Copyright, trademark, patent, trade secret, ...</text:span></text:p>
                  </text:list-item>
                </text:list>
              </text:list-item>
            </text:list>
            <text:list text:style-name="L4">
              <text:list-item>
                <text:p text:style-name="P8"><text:span text:style-name="T8">IPR term extremely misleading</text:span></text:p>
              </text:list-item>
            </text:list>
            <text:list text:style-name="L4">
              <text:list-item>
                <text:list>
                  <text:list-item>
                    <text:p text:style-name="P9"><text:span text:style-name="T70">If I take your car, you have no car</text:span></text:p>
                  </text:list-item>
                </text:list>
              </text:list-item>
            </text:list>
            <text:list text:style-name="L4">
              <text:list-item>
                <text:list>
                  <text:list-item>
                    <text:p text:style-name="P9"><text:span text:style-name="T70">If I copy your software.. you still have the software</text:span></text:p>
                  </text:list-item>
                </text:list>
              </text:list-item>
            </text:list>
            <text:list text:style-name="L4">
              <text:list-item>
                <text:list>
                  <text:list-item>
                    <text:p text:style-name="P9"><text:span text:style-name="T70">Formal term: non-rivalrous</text:span></text:p>
                  </text:list-item>
                </text:list>
              </text:list-item>
            </text:list>
            <text:list text:style-name="L4">
              <text:list-item>
                <text:list>
                  <text:list-item>
                    <text:p text:style-name="P9"><text:span text:style-name="T70">Failure to understand differences </text:span><text:span text:style-name="T71">leads to </text:span><text:span text:style-name="T70">mistaken thinking, especially regarding OSS</text:span></text:p>
                  </text:list-item>
                </text:list>
              </text:list-item>
            </text:list>
            <text:list text:style-name="L4">
              <text:list-item>
                <text:p text:style-name="P8"><text:span text:style-name="T8">Knowledge &amp; physical property fundamentally different</text:span></text:p>
              </text:list-item>
            </text:list>
            <text:list text:style-name="L4">
              <text:list-item>
                <text:list>
                  <text:list-item>
                    <text:p text:style-name="P9"><text:span text:style-name="T2">U.S. Constitution permits exclusive rights </text:span><text:span text:style-name="T67">only</text:span><text:span text:style-name="T2"> for limited times, solely “to promote the progress of science and useful arts”</text:span></text:p>
                  </text:list-item>
                </text:list>
              </text:list-item>
            </text:list>
            <text:list text:style-name="L4">
              <text:list-item>
                <text:p text:style-name="P8"><text:span text:style-name="T8">Use term “intellectual rights” instead</text:span></text:p>
              </text:list-item>
            </text:list>
            <text:list text:style-name="L4">
              <text:list-item>
                <text:list>
                  <text:list-item>
                    <text:p text:style-name="P9"><text:span text:style-name="T2">Avoids mis-thinking &amp; clarifies that all parties have rights</text:span></text:p>
                  </text:list-item>
                </text:list>
              </text:list-item>
            </text:list>
          </draw:text-box>
        </draw:frame>
        <presentation:notes draw:style-name="dp2">
          <draw:page-thumbnail draw:style-name="gr2" draw:layer="layout" svg:width="13.331cm" svg:height="9.998cm" svg:x="3.496cm" svg:y="2.001cm" draw:page-number="44" presentation:class="page"/>
          <draw:frame presentation:style-name="pr6" draw:text-style-name="P7" draw:layer="layout" svg:width="14.896cm" svg:height="11.75cm" svg:x="2.712cm" svg:y="12.668cm" presentation:class="notes">
            <draw:text-box>
              <text:p text:style-name="P7">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 text:style-name="T22">different</text:span><text:span text:style-name="T41"> about software, and limits their thinking. <text:s/>I prefer the term “intellectual rights”, because now you can focus on the rights of each party, instead of simply who is the “owner”.</text:span></text:p>
            </draw:text-box>
          </draw:frame>
        </presentation:notes>
      </draw:page>
      <draw:page draw:name="page45"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Types of OSS license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text:span text:style-name="T8">Copyright law: Must have permission to copy software</text:span></text:p>
              </text:list-item>
            </text:list>
            <text:list text:style-name="L4">
              <text:list-item>
                <text:list>
                  <text:list-item>
                    <text:p text:style-name="P9">Permission is given by a license</text:p>
                  </text:list-item>
                </text:list>
              </text:list-item>
            </text:list>
            <text:list text:style-name="L4">
              <text:list-item>
                <text:list>
                  <text:list-item>
                    <text:p text:style-name="P9">Proprietary software: Pay for a license to use a copy/copies</text:p>
                  </text:list-item>
                </text:list>
              </text:list-item>
            </text:list>
            <text:list text:style-name="L4">
              <text:list-item>
                <text:list>
                  <text:list-item>
                    <text:p text:style-name="P9">OSS licenses grant more rights, but still conditional licenses</text:p>
                  </text:list-item>
                </text:list>
              </text:list-item>
            </text:list>
            <text:list text:style-name="L4">
              <text:list-item>
                <text:p text:style-name="P8"><text:span text:style-name="T8">Over 100 OSS licenses, but only a few widely used</text:span></text:p>
              </text:list-item>
            </text:list>
            <text:list text:style-name="L4">
              <text:list-item>
                <text:p text:style-name="P8"><text:span text:style-name="T8">Can be grouped into three categories (differing goals):</text:span></text:p>
              </text:list-item>
            </text:list>
            <text:list text:style-name="L4">
              <text:list-item>
                <text:list>
                  <text:list-item>
                    <text:p text:style-name="P9">Permissive: Can make proprietary versions (MIT, BSD-new) </text:p>
                  </text:list-item>
                </text:list>
              </text:list-item>
            </text:list>
            <text:list text:style-name="L4">
              <text:list-item>
                <text:list>
                  <text:list-item>
                    <text:p text:style-name="P9">Weakly protective: Can’t distribute proprietary version <text:span text:style-name="T22">of this component,</text:span><text:span text:style-name="T41"> but </text:span><text:span text:style-name="T22">can</text:span><text:span text:style-name="T41"> link into larger proprietary work (LGPL) </text:span></text:p>
                  </text:list-item>
                </text:list>
              </text:list-item>
            </text:list>
            <text:list text:style-name="L4">
              <text:list-item>
                <text:list>
                  <text:list-item>
                    <text:p text:style-name="P9"><text:span text:style-name="T41">Strongly protective: Can’t distribute proprietary version </text:span><text:span text:style-name="T22">or</text:span><text:span text:style-name="T41"> directly combine (link) into proprietary work (GPL) </text:span></text:p>
                  </text:list-item>
                </text:list>
              </text:list-item>
            </text:list>
            <text:list text:style-name="L4">
              <text:list-item>
                <text:p text:style-name="P8"><text:span text:style-name="T8">The most popular OSS licenses tend to be compatible</text:span></text:p>
              </text:list-item>
            </text:list>
            <text:list text:style-name="L4">
              <text:list-item>
                <text:list>
                  <text:list-item>
                    <text:p text:style-name="P9">Compatible = you can create larger programs by combining software with different licenses (must obey all of them) </text:p>
                  </text:list-item>
                </text:list>
              </text:list-item>
            </text:list>
          </draw:text-box>
        </draw:frame>
        <presentation:notes draw:style-name="dp2">
          <draw:page-thumbnail draw:style-name="gr2" draw:layer="layout" svg:width="13.331cm" svg:height="9.998cm" svg:x="3.496cm" svg:y="2.001cm" draw:page-number="45" presentation:class="page"/>
          <draw:frame presentation:style-name="pr6" draw:text-style-name="P7" draw:layer="layout" svg:width="14.896cm" svg:height="11.75cm" svg:x="2.712cm" svg:y="12.668cm" presentation:class="notes">
            <draw:text-box>
              <text:p text:style-name="P7"><text:span text:style-name="T41">Of the various laws, the one that we’ll focus on is copyright law.</text:span></text:p>
              <text:p text:style-name="P7"><text:span text:style-name="T41"/></text:p>
              <text:p text:style-name="P7"/>
            </draw:text-box>
          </draw:frame>
        </presentation:notes>
      </draw:page>
      <draw:page draw:name="Examples of OSS in U.S. Government"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xamples of OSS in U.S. government</text:span></text:p>
          </draw:text-box>
        </draw:frame>
        <draw:frame presentation:style-name="pr30" draw:text-style-name="P15" draw:layer="layout" svg:width="21.59cm" svg:height="13.398cm" svg:x="1.905cm" svg:y="5.079cm" presentation:class="outline" presentation:user-transformed="true">
          <draw:text-box>
            <text:list text:style-name="L4">
              <text:list-item>
                <text:p text:style-name="P17"><text:span text:style-name="T15">Use – </text:span><text:span text:style-name="T72">pervasive</text:span></text:p>
              </text:list-item>
            </text:list>
            <text:list text:style-name="L4">
              <text:list-item>
                <text:list>
                  <text:list-item>
                    <text:p text:style-name="P18"><text:span text:style-name="T36">OSS “plays a more critical role in the DoD than has generally been recognized”; inc. Linux, Samba, Apache, Perl, GCC, GNAT, XFree86, OpenSSH, bind, and sendmail. [MITRE 2003]</text:span></text:p>
                  </text:list-item>
                </text:list>
              </text:list-item>
            </text:list>
            <text:list text:style-name="L4">
              <text:list-item>
                <text:list>
                  <text:list-item>
                    <text:p text:style-name="P18"><text:span text:style-name="T36">“</text:span><text:span text:style-name="T36">devIS saves its clients a minimum of $100,000 per contract by using OSS” [NewsForge]</text:span></text:p>
                  </text:list-item>
                </text:list>
              </text:list-item>
            </text:list>
            <text:list text:style-name="L4">
              <text:list-item>
                <text:list>
                  <text:list-item>
                    <text:p text:style-name="P18"><text:span text:style-name="T36">Often unaware it’s OSS</text:span></text:p>
                  </text:list-item>
                </text:list>
              </text:list-item>
            </text:list>
            <text:list text:style-name="L4">
              <text:list-item>
                <text:p text:style-name="P17"><text:span text:style-name="T15">Government-paid improvements of OSS</text:span></text:p>
              </text:list-item>
            </text:list>
            <text:list text:style-name="L4">
              <text:list-item>
                <text:list>
                  <text:list-item>
                    <text:p text:style-name="P18"><text:span text:style-name="T36">OpenSSL (CC evaluation), Bind (DNSSEC), GNAT, …</text:span></text:p>
                  </text:list-item>
                </text:list>
              </text:list-item>
            </text:list>
            <text:list text:style-name="L4">
              <text:list-item>
                <text:p text:style-name="P17"><text:span text:style-name="T15">Government-developed OSS</text:span></text:p>
              </text:list-item>
            </text:list>
            <text:list text:style-name="L4">
              <text:list-item>
                <text:list>
                  <text:list-item>
                    <text:p text:style-name="P18"><text:span text:style-name="T36">BSD TCP/IP suite, Security-Enhanced Linux (SELinux), OpenVista, Expect, EZRO, Evergreen (Georgia), …</text:span></text:p>
                  </text:list-item>
                </text:list>
              </text:list-item>
            </text:list>
            <text:list text:style-name="L4">
              <text:list-item>
                <text:p text:style-name="P17"><text:span text:style-name="T15">U.S. federal policies explicitly neutral: OSS, or not, is fine</text:span></text:p>
              </text:list-item>
            </text:list>
            <text:list text:style-name="L4">
              <text:list-item>
                <text:list>
                  <text:list-item>
                    <text:p text:style-name="P18"><text:span text:style-name="T36">OMB memo M-04-16, DoD memo “OSS in DoD”</text:span></text:p>
                  </text:list-item>
                </text:list>
              </text:list-item>
            </text:list>
            <text:list text:style-name="L4">
              <text:list-item>
                <text:list>
                  <text:list-item>
                    <text:p text:style-name="P18"><text:span text:style-name="T36">Examine </text:span><text:span text:style-name="T35">all</text:span><text:span text:style-name="T36"> licenses before commit (GPL fine) </text:span></text:p>
                  </text:list-item>
                </text:list>
              </text:list-item>
            </text:list>
          </draw:text-box>
        </draw:frame>
        <presentation:notes draw:style-name="dp4">
          <draw:page-thumbnail draw:layer="layout" svg:width="13.331cm" svg:height="9.997cm" svg:x="3.497cm" svg:y="2.002cm" draw:page-number="46"/>
          <draw:frame presentation:style-name="pr13" draw:text-style-name="P30" draw:layer="layout" svg:width="14.896cm" svg:height="12.197cm" svg:x="2.712cm" svg:y="12.668cm" presentation:class="notes" presentation:user-transformed="true">
            <draw:text-box>
              <text:p text:style-name="P26"><text:span text:style-name="T21">MITRE 2003 study:</text:span></text:p>
              <text:p text:style-name="P26"><text:span text:style-name="T21"/></text:p>
              <text:p text:style-name="P26"><text:span text:style-name="T21">devIS saves money: http://www.newsforge.com/business/03/01/28/1829254.shtml?tid=3</text:span></text:p>
              <text:p text:style-name="P26"><text:span text:style-name="T21">See also:</text:span></text:p>
              <text:p text:style-name="P26"><text:span text:style-name="T21">http://www.egovos.org/rawmedia_repository/996791d5_0fc8_4324_87c6_ac1b61c672eb?/document.pdf</text:span></text:p>
              <text:p text:style-name="P26"><text:span text:style-name="T21">http://www.devis.com/News/CIC_2006/</text:span></text:p>
              <text:p text:style-name="P26"><text:span text:style-name="T21">(notes EZRO)</text:span></text:p>
              <text:p text:style-name="P26"><text:span text:style-name="T21"/></text:p>
              <text:p text:style-name="P26"><text:span text:style-name="T21">MITRE 2003 paper is tricky to find, it’s in many places but the URLs keep changing. <text:s/>Author has copy on own site that seems to stay put:</text:span></text:p>
              <text:p text:style-name="P26"><text:span text:style-name="T21">http://www.terrybollinger.com/dodfoss/dodfoss_pdf_hyperlinked.pdf</text:span></text:p>
              <text:p text:style-name="P26"><text:span text:style-name="T21"/></text:p>
              <text:p text:style-name="P26"><text:span text:style-name="T21">“</text:span><text:span text:style-name="T21">OSS in DoD”:</text:span></text:p>
              <text:p text:style-name="P26"><text:span text:style-name="T21">http://iase.disa.mil/oss-in-dodmemo.pdf</text:span></text:p>
              <text:p text:style-name="P26"><text:span text:style-name="T21">M-04-16:</text:span></text:p>
              <text:p text:style-name="P26"><text:span text:style-name="T21">http://www.whitehouse.gov/omb/memoranda/fy04/m04-16.html</text:span></text:p>
              <text:p text:style-name="P26"><text:span text:style-name="T21"/></text:p>
              <text:p text:style-name="P26"><text:span text:style-name="T21"/></text:p>
            </draw:text-box>
          </draw:frame>
        </presentation:notes>
      </draw:page>
      <draw:page draw:name="MITRE 2003 Report"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DoD cyber security requires OSS</text:p>
          </draw:text-box>
        </draw:frame>
        <draw:frame presentation:style-name="Default-outline1" draw:text-style-name="P55" draw:layer="layout" svg:width="21.59cm" svg:height="12.607cm" svg:x="1.905cm" svg:y="5.08cm" presentation:class="outline" presentation:user-transformed="true">
          <draw:text-box>
            <text:list text:style-name="L4">
              <text:list-item>
                <text:p text:style-name="P70"><text:span text:style-name="T2">“</text:span><text:span text:style-name="T2">One unexpected result was the degree to which Security depends on FOSS. Banning FOSS would</text:span></text:p>
              </text:list-item>
            </text:list>
            <text:list text:style-name="L4">
              <text:list-item>
                <text:p text:style-name="P13"><text:span text:style-name="T67">remove</text:span><text:span text:style-name="T2"> certain types of infrastructure </text:span><text:span text:style-name="T67">components</text:span><text:span text:style-name="T2"> (e.g., OpenBSD) that currently help support network security.</text:span></text:p>
              </text:list-item>
            </text:list>
            <text:list text:style-name="L4">
              <text:list-item>
                <text:p text:style-name="P13"><text:span text:style-name="T68">... </text:span><text:span text:style-name="T67">limit</text:span><text:span text:style-name="T2"> DoD </text:span><text:span text:style-name="T67">access</text:span><text:span text:style-name="T2"> to—and overall expertise in—the use of powerful FOSS </text:span><text:span text:style-name="T67">analysis and detection</text:span><text:span text:style-name="T2"> applications that hostile groups could use to help stage cyberattacks.</text:span></text:p>
              </text:list-item>
            </text:list>
            <text:list text:style-name="L4">
              <text:list-item>
                <text:p text:style-name="P13"><text:span text:style-name="T2">... </text:span><text:span text:style-name="T67">remove</text:span><text:span text:style-name="T2"> the demonstrated </text:span><text:span text:style-name="T67">ability</text:span><text:span text:style-name="T2"> of FOSS applications to be </text:span><text:span text:style-name="T67">updated rapidly in response to new</text:span><text:span text:style-name="T2"> types of </text:span><text:span text:style-name="T67">cyberattack</text:span><text:span text:style-name="T2">.</text:span></text:p>
              </text:list-item>
            </text:list>
            <text:list text:style-name="L4">
              <text:list-item>
                <text:p text:style-name="P70"><text:span text:style-name="T2">Taken together, these factors imply that banning FOSS would have immediate, broad, and strongly negative impacts on the ability of many sensitive and security-focused DoD groups to defend against cyberattacks.” - </text:span><text:span text:style-name="T73">Use of Free and Open Source Software in the US Dept. of Defense</text:span><text:span text:style-name="T2"> (MITRE, sponsored by DISA), Jan. 2, 2003</text:span></text:p>
              </text:list-item>
            </text:list>
            <text:list text:style-name="L4">
              <text:list-item>
                <text:p text:style-name="P70"><text:span text:style-name="T2">“</text:span><text:span text:style-name="T2">In cyberspace, </text:span><text:span text:style-name="T67">coding is maneuver</text:span><text:span text:style-name="T2">” - Jim Stogdill; see http://www.slideshare.net/jstogdill/coding-is-maneuver</text:span></text:p>
              </text:list-item>
            </text:list>
          </draw:text-box>
        </draw:frame>
        <presentation:notes draw:style-name="dp2">
          <draw:page-thumbnail draw:style-name="gr2" draw:layer="layout" svg:width="12.889cm" svg:height="9.667cm" svg:x="3.267cm" svg:y="1.936cm" draw:page-number="47" presentation:class="page"/>
          <draw:frame presentation:style-name="pr17" draw:text-style-name="P16" draw:layer="layout" svg:width="14.243cm" svg:height="11.604cm" svg:x="2.588cm" svg:y="12.246cm" presentation:class="notes" presentation:placeholder="true">
            <draw:text-box/>
          </draw:frame>
        </presentation:notes>
      </draw:page>
      <draw:page draw:name="page48" draw:style-name="dp3" draw:master-page-name="Default" presentation:presentation-page-layout-name="AL5T8">
        <office:forms form:automatic-focus="false" form:apply-design-mode="false"/>
        <draw:frame presentation:style-name="pr4" draw:text-style-name="P7" draw:layer="layout" svg:width="17.78cm" svg:height="2.331cm" svg:x="5.715cm" svg:y="1.454cm" presentation:class="title" presentation:user-transformed="true">
          <draw:text-box>
            <text:p text:style-name="P7">Comparing GOTS, COTS Proprietary, and COTS OSS</text:p>
          </draw:text-box>
        </draw:frame>
        <draw:frame draw:name="Object 4" draw:style-name="gr25" draw:layer="layout" svg:width="30.255cm" svg:height="9.422cm" svg:x="1.904cm" svg:y="5.002cm" presentation:class="table" presentation:user-transformed="true">
          <draw:object xlink:href="./Object 4" xlink:type="simple" xlink:show="embed" xlink:actuate="onLoad"/>
          <draw:image xlink:href="./ObjectReplacements/Object 4" xlink:type="simple" xlink:show="embed" xlink:actuate="onLoad"/>
        </draw:frame>
        <draw:rect draw:style-name="gr28" draw:text-style-name="P72" draw:layer="layout" svg:width="20.32cm" svg:height="3.81cm" svg:x="1.905cm" svg:y="14.605cm">
          <text:p text:style-name="P71">OSS is not always the right answer...</text:p>
          <text:p text:style-name="P71">but it’s clear why it’s worth considering</text:p>
          <text:p text:style-name="P71">(both reusing OSS and creating new/modified OSS) </text:p>
        </draw:rect>
        <presentation:notes draw:style-name="dp2">
          <draw:page-thumbnail draw:style-name="gr2" draw:layer="layout" svg:width="13.331cm" svg:height="9.998cm" svg:x="3.496cm" svg:y="2.001cm" draw:page-number="48" presentation:class="page"/>
          <draw:frame presentation:style-name="pr6" draw:text-style-name="P7" draw:layer="layout" svg:width="14.896cm" svg:height="11.75cm" svg:x="2.712cm" svg:y="12.668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4" draw:text-style-name="P7" draw:layer="layout" svg:width="17.78cm" svg:height="2.331cm" svg:x="6.35cm" svg:y="1.27cm" presentation:class="title" presentation:user-transformed="true">
          <draw:text-box>
            <text:p text:style-name="P7">What are open standards?</text:p>
          </draw:text-box>
        </draw:frame>
        <draw:frame presentation:style-name="pr24" draw:text-style-name="P74" draw:layer="layout" svg:width="21.59cm" svg:height="13.717cm" svg:x="1.905cm" svg:y="5.079cm" presentation:class="outline" presentation:user-transformed="true">
          <draw:text-box>
            <text:list text:style-name="L4">
              <text:list-item>
                <text:p text:style-name="P70"><text:span text:style-name="T74">Not just “open mouth”. <text:s/>Merged </text:span><text:span text:style-name="T54">Perens'/Krechmer's/EC's definition:</text:span></text:p>
              </text:list-item>
            </text:list>
            <text:list text:style-name="L4">
              <text:list-item>
                <text:p text:style-name="P70"><text:span text:style-name="T54">1. Availability: available for all to read and implement</text:span></text:p>
              </text:list-item>
            </text:list>
            <text:list text:style-name="L4">
              <text:list-item>
                <text:p text:style-name="P70"><text:span text:style-name="T54">2. Maximize End-User Choice: Create a fair, competitive market for implementations; NOT lock the customer in. </text:span><text:span text:style-name="T75">Multiple implementors</text:span></text:p>
              </text:list-item>
            </text:list>
            <text:list text:style-name="L4">
              <text:list-item>
                <text:p text:style-name="P70"><text:span text:style-name="T54">3. No Royalty: Free for all to implement, with no royalty or fee</text:span></text:p>
              </text:list-item>
            </text:list>
            <text:list text:style-name="L4">
              <text:list-item>
                <text:p text:style-name="P70"><text:span text:style-name="T54">4. No Discrimination: Don't favor one implementor over another (open meeting, consensus/</text:span><text:span text:style-name="T75">no domination</text:span><text:span text:style-name="T54">, due process) </text:span></text:p>
              </text:list-item>
            </text:list>
            <text:list text:style-name="L4">
              <text:list-item>
                <text:p text:style-name="P70"><text:span text:style-name="T54">5. Extension or Subset: May be extended or offered in subset form</text:span></text:p>
              </text:list-item>
            </text:list>
            <text:list text:style-name="L4">
              <text:list-item>
                <text:p text:style-name="P70"><text:span text:style-name="T54">6. Predatory Practices: May employ license terms that protect against subversion of the standard by embrace-and-extend tactics</text:span></text:p>
              </text:list-item>
            </text:list>
            <text:list text:style-name="L4">
              <text:list-item>
                <text:p text:style-name="P70"><text:span text:style-name="T54">7. One World: Same standard for the same capability, world-wide</text:span></text:p>
              </text:list-item>
            </text:list>
            <text:list text:style-name="L4">
              <text:list-item>
                <text:p text:style-name="P70"><text:span text:style-name="T54">8. On-going Support: Supported until user interest ceases</text:span></text:p>
              </text:list-item>
            </text:list>
            <text:list text:style-name="L4">
              <text:list-item>
                <text:p text:style-name="P70"><text:span text:style-name="T54">9. No or nominal cost for specification (at </text:span><text:span text:style-name="T76">least</text:span><text:span text:style-name="T74">; open access?) </text:span></text:p>
              </text:list-item>
            </text:list>
            <text:list text:style-name="L4">
              <text:list-item>
                <text:p text:style-name="P73"><text:span text:style-name="T74">See http://www.dwheeler.com/essays/opendocument-open.html</text:span></text:p>
              </text:list-item>
            </text:list>
          </draw:text-box>
        </draw:frame>
        <presentation:notes draw:style-name="dp2">
          <draw:page-thumbnail draw:style-name="gr2" draw:layer="layout" svg:width="12.889cm" svg:height="9.667cm" svg:x="3.267cm" svg:y="1.936cm" draw:page-number="49" presentation:class="page"/>
          <draw:frame presentation:style-name="pr31" draw:text-style-name="P16" draw:layer="layout" svg:width="14.243cm" svg:height="12.225cm" svg:x="2.588cm" svg:y="12.246cm" presentation:class="notes" presentation:user-transformed="true">
            <draw:text-box>
              <text:p text:style-name="P7"><text:span text:style-name="T46">It's been said that “any vendor with an open mouth has an open system.” <text:s/>Thankfully, various smart people have worked to figure out what customers </text:span><text:span text:style-name="T77">mean</text:span><text:span text:style-name="T78">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7"><text:span text:style-name="T46">See http://www.dwheeler.com/essays/opendocument-open.html for an explanation of how each of these points was derived, and an example of their application to a real standard.</text:span></text:p>
              <text:p text:style-name="P7"><text:span text:style-name="T46">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77">any</text:span><text:span text:style-name="T78"> developer outside the club of those who hold some of the patents requiring royalties).</text:span></text:p>
              <text:p text:style-name="P7"><text:span text:style-name="T78">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77">required</text:span><text:span text:style-name="T78">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page50" draw:style-name="dp3" draw:master-page-name="Default" presentation:presentation-page-layout-name="AL6T3">
        <office:forms form:automatic-focus="false" form:apply-design-mode="false"/>
        <draw:frame presentation:style-name="pr4" draw:text-style-name="P7" draw:layer="layout" svg:width="17.78cm" svg:height="2.331cm" svg:x="5.715cm" svg:y="1.454cm" presentation:class="title">
          <draw:text-box>
            <text:p text:style-name="P7">Most popular OSS licenses</text:p>
          </draw:text-box>
        </draw:frame>
        <draw:frame presentation:style-name="pr29" draw:text-style-name="P8" draw:layer="layout" svg:width="10.535cm" svg:height="13.513cm" svg:x="1.905cm" svg:y="5.079cm" presentation:class="outline" presentation:user-transformed="true">
          <draw:text-box>
            <text:list text:style-name="L4">
              <text:list-item>
                <text:p text:style-name="P8">Many licenses, but most use GPL, and over 3/4 projects use top 10</text:p>
              </text:list-item>
            </text:list>
            <text:list text:style-name="L4">
              <text:list-item>
                <text:p text:style-name="P8">"Do not write a new license if it is possible to use [an existing common license]... many different and incompatible licenses works to the detriment of OSS because fragments of one program can not be used in another program with an incompatible license.” - Bruce Perens</text:p>
              </text:list-item>
            </text:list>
          </draw:text-box>
        </draw:frame>
        <draw:frame presentation:style-name="pr32" draw:text-style-name="P73" draw:layer="layout" svg:width="10.535cm" svg:height="13.262cm" svg:x="12.967cm" svg:y="5.079cm" presentation:class="outline" presentation:user-transformed="true">
          <draw:text-box>
            <text:list text:style-name="L4">
              <text:list-item>
                <text:p text:style-name="P73"><text:span text:style-name="T39">Top Ten OSS Licenses</text:span></text:p>
              </text:list-item>
            </text:list>
            <text:list text:style-name="L4">
              <text:list-item>
                <text:p text:style-name="P8">GPL: 65.50%</text:p>
              </text:list-item>
            </text:list>
            <text:list text:style-name="L4">
              <text:list-item>
                <text:p text:style-name="P8">LGPL: 6.53%</text:p>
              </text:list-item>
            </text:list>
            <text:list text:style-name="L4">
              <text:list-item>
                <text:p text:style-name="P8">BSD-old: 2.93%</text:p>
              </text:list-item>
            </text:list>
            <text:list text:style-name="L4">
              <text:list-item>
                <text:p text:style-name="P8">BSD-new: 2.86%</text:p>
              </text:list-item>
            </text:list>
            <text:list text:style-name="L4">
              <text:list-item>
                <text:p text:style-name="P8">MIT: 1.67%</text:p>
              </text:list-item>
            </text:list>
            <text:list text:style-name="L4">
              <text:list-item>
                <text:p text:style-name="P8">Artistic: 1.55%</text:p>
              </text:list-item>
            </text:list>
            <text:list text:style-name="L4">
              <text:list-item>
                <text:p text:style-name="P8">Public Domain: 1.15%</text:p>
              </text:list-item>
            </text:list>
            <text:list text:style-name="L4">
              <text:list-item>
                <text:p text:style-name="P8">Apache 2.0: 0.86%</text:p>
              </text:list-item>
            </text:list>
            <text:list text:style-name="L4">
              <text:list-item>
                <text:p text:style-name="P8">MPL: 0.72%</text:p>
              </text:list-item>
            </text:list>
            <text:list text:style-name="L4">
              <text:list-item>
                <text:p text:style-name="P8">Apache (orig.): 0.56%</text:p>
              </text:list-item>
            </text:list>
            <text:list text:style-name="L4">
              <text:list-item>
                <text:p text:style-name="P56"><text:span text:style-name="T23">[Freshmeat 2007-07-31]</text:span></text:p>
              </text:list-item>
            </text:list>
          </draw:text-box>
        </draw:frame>
        <presentation:notes draw:style-name="dp2">
          <draw:page-thumbnail draw:style-name="gr2" draw:layer="layout" svg:width="13.331cm" svg:height="9.998cm" svg:x="3.496cm" svg:y="2.001cm" draw:page-number="50" presentation:class="page"/>
          <draw:frame presentation:style-name="pr6" draw:text-style-name="P7" draw:layer="layout" svg:width="14.896cm" svg:height="11.75cm" svg:x="2.712cm" svg:y="12.668cm" presentation:class="notes" presentation:placeholder="true">
            <draw:text-box/>
          </draw:frame>
        </presentation:notes>
      </draw:page>
      <draw:page draw:name="Formal Methods &amp; OS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Formal methods &amp; OSS</text:p>
          </draw:text-box>
        </draw:frame>
        <draw:frame presentation:style-name="pr33" draw:text-style-name="P15" draw:layer="layout" svg:width="21.59cm" svg:height="12.957cm" svg:x="1.905cm" svg:y="5.08cm" presentation:class="outline" presentation:user-transformed="true">
          <draw:text-box>
            <text:list text:style-name="L4">
              <text:list-item>
                <text:p text:style-name="P51"><text:span text:style-name="T26">Formal methods applicable to OSS &amp; proprietary</text:span></text:p>
              </text:list-item>
            </text:list>
            <text:list text:style-name="L4">
              <text:list-item>
                <text:p text:style-name="P51"><text:span text:style-name="T26">Difference: OSS allows public peer review</text:span></text:p>
              </text:list-item>
            </text:list>
            <text:list text:style-name="L4">
              <text:list-item>
                <text:list>
                  <text:list-item>
                    <text:p text:style-name="P52"><text:span text:style-name="T15">In mathematics, peer review often finds problems in proofs; many publicly-published proofs are later invalidated</text:span></text:p>
                  </text:list-item>
                </text:list>
              </text:list-item>
            </text:list>
            <text:list text:style-name="L4">
              <text:list-item>
                <text:list>
                  <text:list-item>
                    <text:p text:style-name="P52"><text:span text:style-name="T15">Expect true for software-related proofs, even with proof-checkers (invalid models/translation, invalid assumptions/proof methods) </text:span></text:p>
                  </text:list-item>
                </text:list>
              </text:list-item>
            </text:list>
            <text:list text:style-name="L4">
              <text:list-item>
                <text:list>
                  <text:list-item>
                    <text:p text:style-name="P52"><text:span text:style-name="T15">Proprietary sw generally forbids public peer review</text:span></text:p>
                  </text:list-item>
                </text:list>
              </text:list-item>
            </text:list>
            <text:list text:style-name="L4">
              <text:list-item>
                <text:p text:style-name="P51"><text:span text:style-name="T26">Formal methods challenges same</text:span></text:p>
              </text:list-item>
            </text:list>
            <text:list text:style-name="L4">
              <text:list-item>
                <text:list>
                  <text:list-item>
                    <text:p text:style-name="P52"><text:span text:style-name="T15">Few understand formal methods (</text:span><text:span text:style-name="T43">anywhere) </text:span></text:p>
                  </text:list-item>
                </text:list>
              </text:list-item>
            </text:list>
            <text:list text:style-name="L4">
              <text:list-item>
                <text:list>
                  <text:list-item>
                    <text:p text:style-name="P52"><text:span text:style-name="T15">Scaling up to “real” systems difficult</text:span></text:p>
                  </text:list-item>
                </text:list>
              </text:list-item>
            </text:list>
            <text:list text:style-name="L4">
              <text:list-item>
                <text:list>
                  <text:list-item>
                    <text:p text:style-name="P52"><text:span text:style-name="T15">Costs of applying formal methods—who pays?</text:span></text:p>
                  </text:list-item>
                </text:list>
              </text:list-item>
            </text:list>
            <text:list text:style-name="L4">
              <text:list-item>
                <text:list>
                  <text:list-item>
                    <text:list>
                      <text:list-item>
                        <text:p text:style-name="P75"><text:span text:style-name="T43">May</text:span><text:span text:style-name="T15"> be even harder for OSS</text:span></text:p>
                      </text:list-item>
                    </text:list>
                  </text:list-item>
                </text:list>
              </text:list-item>
            </text:list>
            <text:list text:style-name="L4">
              <text:list-item>
                <text:list>
                  <text:list-item>
                    <text:list>
                      <text:list-item>
                        <text:p text:style-name="P75"><text:span text:style-name="T15">Not easy for proprietary either</text:span></text:p>
                      </text:list-item>
                    </text:list>
                  </text:list-item>
                </text:list>
              </text:list-item>
            </text:list>
          </draw:text-box>
        </draw:frame>
        <presentation:notes draw:style-name="dp2">
          <draw:page-thumbnail draw:style-name="gr2" draw:layer="layout" svg:width="12.889cm" svg:height="9.667cm" svg:x="3.267cm" svg:y="1.936cm" draw:page-number="51" presentation:class="page"/>
          <draw:frame presentation:style-name="pr17" draw:text-style-name="P7"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Common Criteria &amp; OSS</text:p>
          </draw:text-box>
        </draw:frame>
        <draw:frame presentation:style-name="pr16" draw:text-style-name="P15" draw:layer="layout" svg:width="21.59cm" svg:height="13.25cm" svg:x="1.905cm" svg:y="5.079cm" presentation:class="outline" presentation:user-transformed="true">
          <draw:text-box>
            <text:list text:style-name="L4">
              <text:list-item>
                <text:p text:style-name="P51"><text:span text:style-name="T26">Common Criteria (CC) can be used on OSS</text:span></text:p>
              </text:list-item>
            </text:list>
            <text:list text:style-name="L4">
              <text:list-item>
                <text:list>
                  <text:list-item>
                    <text:p text:style-name="P52"><text:span text:style-name="T15">Red Hat Linux, Novell/SuSE Linux, OpenSSL</text:span></text:p>
                  </text:list-item>
                </text:list>
              </text:list-item>
            </text:list>
            <text:list text:style-name="L4">
              <text:list-item>
                <text:p text:style-name="P51"><text:span text:style-name="T26">CC matches OSS imperfectly</text:span></text:p>
              </text:list-item>
            </text:list>
            <text:list text:style-name="L4">
              <text:list-item>
                <text:list>
                  <text:list-item>
                    <text:p text:style-name="P52"><text:span text:style-name="T15">CC developed before rise of OSS</text:span></text:p>
                  </text:list-item>
                </text:list>
              </text:list-item>
            </text:list>
            <text:list text:style-name="L4">
              <text:list-item>
                <text:list>
                  <text:list-item>
                    <text:p text:style-name="P52"><text:span text:style-name="T15">Doesn’t credit mass peer review or detailed code review</text:span></text:p>
                  </text:list-item>
                </text:list>
              </text:list-item>
            </text:list>
            <text:list text:style-name="L4">
              <text:list-item>
                <text:list>
                  <text:list-item>
                    <text:p text:style-name="P52"><text:span text:style-name="T15">Requires mass creation of documentation not normally used in OSS development</text:span></text:p>
                  </text:list-item>
                </text:list>
              </text:list-item>
            </text:list>
            <text:list text:style-name="L4">
              <text:list-item>
                <text:p text:style-name="P51"><text:span text:style-name="T26">Government policies discriminate against OSS</text:span></text:p>
              </text:list-item>
            </text:list>
            <text:list text:style-name="L4">
              <text:list-item>
                <text:list>
                  <text:list-item>
                    <text:p text:style-name="P52"><text:span text:style-name="T15">Presume that vendor will pay hundreds of thousands or millions for a CC evaluation (“big company” funding) </text:span></text:p>
                  </text:list-item>
                </text:list>
              </text:list-item>
            </text:list>
            <text:list text:style-name="L4">
              <text:list-item>
                <text:list>
                  <text:list-item>
                    <text:list>
                      <text:list-item>
                        <text:p text:style-name="P75"><text:span text:style-name="T15">Presumes nearly all small business &amp; OSS insecure</text:span></text:p>
                      </text:list-item>
                    </text:list>
                  </text:list-item>
                </text:list>
              </text:list-item>
            </text:list>
            <text:list text:style-name="L4">
              <text:list-item>
                <text:list>
                  <text:list-item>
                    <text:p text:style-name="P52"><text:span text:style-name="T15">Presume that “without CC evaluation, it’s not secure”</text:span></text:p>
                  </text:list-item>
                </text:list>
              </text:list-item>
            </text:list>
            <text:list text:style-name="L4">
              <text:list-item>
                <text:list>
                  <text:list-item>
                    <text:p text:style-name="P52"><text:span text:style-name="T15">Need to fix policies to meet real goal: secure software</text:span></text:p>
                  </text:list-item>
                </text:list>
              </text:list-item>
            </text:list>
            <text:list text:style-name="L4">
              <text:list-item>
                <text:list>
                  <text:list-item>
                    <text:list>
                      <text:list-item>
                        <text:p text:style-name="P75"><text:span text:style-name="T15">Government-funded eval in exchange for free use?</text:span></text:p>
                      </text:list-item>
                    </text:list>
                  </text:list-item>
                </text:list>
              </text:list-item>
            </text:list>
            <text:list text:style-name="L4">
              <text:list-item>
                <text:list>
                  <text:list-item>
                    <text:list>
                      <text:list-item>
                        <text:p text:style-name="P75"><text:span text:style-name="T15">Multi-agency/government funding?</text:span></text:p>
                      </text:list-item>
                    </text:list>
                  </text:list-item>
                </text:list>
              </text:list-item>
            </text:list>
            <text:list text:style-name="L4">
              <text:list-item>
                <text:list>
                  <text:list-item>
                    <text:list>
                      <text:list-item>
                        <text:p text:style-name="P75"><text:span text:style-name="T15">Alternative evaluation processes?</text:span></text:p>
                      </text:list-item>
                    </text:list>
                  </text:list-item>
                </text:list>
              </text:list-item>
            </text:list>
          </draw:text-box>
        </draw:frame>
        <presentation:notes draw:style-name="dp2">
          <draw:page-thumbnail draw:style-name="gr2" draw:layer="layout" svg:width="12.889cm" svg:height="9.667cm" svg:x="3.267cm" svg:y="1.936cm" draw:page-number="52" presentation:class="page"/>
          <draw:frame presentation:style-name="pr17" draw:text-style-name="P16" draw:layer="layout" svg:width="14.243cm" svg:height="11.604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Evaluating OSS?<text:line-break/>Look for evidence</text:p>
          </draw:text-box>
        </draw:frame>
        <draw:frame presentation:style-name="pr16" draw:text-style-name="P15" draw:layer="layout" svg:width="21.59cm" svg:height="12.198cm" svg:x="1.905cm" svg:y="5.079cm" presentation:class="outline" presentation:user-transformed="true">
          <draw:text-box>
            <text:list text:style-name="L4">
              <text:list-item>
                <text:p text:style-name="P76"><text:span text:style-name="T26">First, identify your security requirements</text:span></text:p>
              </text:list-item>
            </text:list>
            <text:list text:style-name="L4">
              <text:list-item>
                <text:p text:style-name="P76"><text:span text:style-name="T26">Look for evidence at OSS project website</text:span></text:p>
              </text:list-item>
            </text:list>
            <text:list text:style-name="L4">
              <text:list-item>
                <text:list>
                  <text:list-item>
                    <text:p text:style-name="P77"><text:span text:style-name="T15">User’s/Admin Guides: discuss make/keep it secure?</text:span></text:p>
                  </text:list-item>
                </text:list>
              </text:list-item>
            </text:list>
            <text:list text:style-name="L4">
              <text:list-item>
                <text:list>
                  <text:list-item>
                    <text:p text:style-name="P77"><text:span text:style-name="T15">Process for reporting security vulnerabilities?</text:span></text:p>
                  </text:list-item>
                </text:list>
              </text:list-item>
            </text:list>
            <text:list text:style-name="L4">
              <text:list-item>
                <text:list>
                  <text:list-item>
                    <text:p text:style-name="P77"><text:span text:style-name="T15">Cryptographic signatures for current release?</text:span></text:p>
                  </text:list-item>
                </text:list>
              </text:list-item>
            </text:list>
            <text:list text:style-name="L4">
              <text:list-item>
                <text:list>
                  <text:list-item>
                    <text:p text:style-name="P77"><text:span text:style-name="T15">Developer mailing lists discuss security issues and work to keep the program secure?</text:span></text:p>
                  </text:list-item>
                </text:list>
              </text:list-item>
            </text:list>
            <text:list text:style-name="L4">
              <text:list-item>
                <text:list>
                  <text:list-item>
                    <text:p text:style-name="P77"><text:span text:style-name="T15">Active community</text:span></text:p>
                  </text:list-item>
                </text:list>
              </text:list-item>
            </text:list>
            <text:list text:style-name="L4">
              <text:list-item>
                <text:p text:style-name="P76"><text:span text:style-name="T26">Use other information sources where available</text:span></text:p>
              </text:list-item>
            </text:list>
            <text:list text:style-name="L4">
              <text:list-item>
                <text:list>
                  <text:list-item>
                    <text:p text:style-name="P77"><text:span text:style-name="T15">E.G., CVE… but absence is not necessarily good</text:span></text:p>
                  </text:list-item>
                </text:list>
              </text:list-item>
            </text:list>
            <text:list text:style-name="L4">
              <text:list-item>
                <text:list>
                  <text:list-item>
                    <text:p text:style-name="P77"><text:span text:style-name="T15">External reputation (e.g., OpenBSD) </text:span></text:p>
                  </text:list-item>
                </text:list>
              </text:list-item>
            </text:list>
            <text:list text:style-name="L4">
              <text:list-item>
                <text:p text:style-name="P76"><text:span text:style-name="T26">See http://www.dwheeler.com/oss_fs_eval.html</text:span></text:p>
              </text:list-item>
            </text:list>
          </draw:text-box>
        </draw:frame>
        <presentation:notes draw:style-name="dp2">
          <draw:page-thumbnail draw:style-name="gr2" draw:layer="layout" svg:width="12.889cm" svg:height="9.667cm" svg:x="3.267cm" svg:y="1.936cm" draw:page-number="53" presentation:class="page"/>
          <draw:frame presentation:style-name="pr17" draw:text-style-name="P7" draw:layer="layout" svg:width="14.243cm" svg:height="11.604cm" svg:x="2.588cm" svg:y="12.246cm" presentation:class="notes" presentation:placeholder="true">
            <draw:text-box/>
          </draw:frame>
        </presentation:notes>
      </draw:page>
      <draw:page draw:name="Concluding Remarks"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11">Concluding remarks</text:p>
          </draw:text-box>
        </draw:frame>
        <draw:frame presentation:style-name="pr34" draw:text-style-name="P15" draw:layer="layout" svg:width="21.59cm" svg:height="13.111cm" svg:x="1.905cm" svg:y="5.08cm" presentation:class="outline" presentation:user-transformed="true">
          <draw:text-box>
            <text:list text:style-name="L4">
              <text:list-item>
                <text:p text:style-name="P27"><text:span text:style-name="T15">OSS options should always be considered</text:span></text:p>
              </text:list-item>
            </text:list>
            <text:list text:style-name="L4">
              <text:list-item>
                <text:list>
                  <text:list-item>
                    <text:p text:style-name="P48"><text:span text:style-name="T36">Both choosing COTS OSS &amp; creating new OSS project</text:span></text:p>
                  </text:list-item>
                </text:list>
              </text:list-item>
            </text:list>
            <text:list text:style-name="L4">
              <text:list-item>
                <text:list>
                  <text:list-item>
                    <text:p text:style-name="P48"><text:span text:style-name="T36">Components or even whole project (depending on need) </text:span></text:p>
                  </text:list-item>
                </text:list>
              </text:list-item>
            </text:list>
            <text:list text:style-name="L4">
              <text:list-item>
                <text:list>
                  <text:list-item>
                    <text:p text:style-name="P48"><text:span text:style-name="T36">Not always best choice, but foolish to ignore</text:span></text:p>
                  </text:list-item>
                </text:list>
              </text:list-item>
            </text:list>
            <text:list text:style-name="L4">
              <text:list-item>
                <text:p text:style-name="P27"><text:span text:style-name="T15">OSS can be very flexible &amp; often lowers costs</text:span></text:p>
              </text:list-item>
            </text:list>
            <text:list text:style-name="L4">
              <text:list-item>
                <text:list>
                  <text:list-item>
                    <text:p text:style-name="P48"><text:span text:style-name="T36">Directly and as competition to non-OSS (keep options open!) </text:span></text:p>
                  </text:list-item>
                </text:list>
              </text:list-item>
            </text:list>
            <text:list text:style-name="L4">
              <text:list-item>
                <text:p text:style-name="P27"><text:span text:style-name="T15">OSS raises strategic questions for governments</text:span></text:p>
              </text:list-item>
            </text:list>
            <text:list text:style-name="L4">
              <text:list-item>
                <text:list>
                  <text:list-item>
                    <text:p text:style-name="P48"><text:span text:style-name="T36">How pool users to start OSS projects when appropriate?</text:span></text:p>
                  </text:list-item>
                </text:list>
              </text:list-item>
            </text:list>
            <text:list text:style-name="L4">
              <text:list-item>
                <text:list>
                  <text:list-item>
                    <text:p text:style-name="P48"><text:span text:style-name="T36">Educating PMs on OSS, deploying fully open architectures</text:span></text:p>
                  </text:list-item>
                </text:list>
              </text:list-item>
            </text:list>
            <text:list text:style-name="L4">
              <text:list-item>
                <text:list>
                  <text:list-item>
                    <text:p text:style-name="P48"><text:span text:style-name="T36">Research: default to OSS (with some common OSS license) </text:span></text:p>
                  </text:list-item>
                </text:list>
              </text:list-item>
            </text:list>
            <text:list text:style-name="L4">
              <text:list-item>
                <text:list>
                  <text:list-item>
                    <text:p text:style-name="P48"><text:span text:style-name="T36">Eliminating software patents</text:span></text:p>
                  </text:list-item>
                </text:list>
              </text:list-item>
            </text:list>
            <text:list text:style-name="L4">
              <text:list-item>
                <text:p text:style-name="P27"><text:span text:style-name="T15">Projects should change to consider OSS approaches:</text:span></text:p>
              </text:list-item>
            </text:list>
            <text:list text:style-name="L4">
              <text:list-item>
                <text:list>
                  <text:list-item>
                    <text:p text:style-name="P48"><text:span text:style-name="T36">PM education: OSS differences, fears, </text:span><text:span text:style-name="T79">always consider option</text:span></text:p>
                  </text:list-item>
                </text:list>
              </text:list-item>
            </text:list>
            <text:list text:style-name="L4">
              <text:list-item>
                <text:list>
                  <text:list-item>
                    <text:p text:style-name="P48"><text:span text:style-name="T36">Classified systems: separate data &amp; program, layer programs</text:span></text:p>
                  </text:list-item>
                </text:list>
              </text:list-item>
            </text:list>
            <text:list text:style-name="L4">
              <text:list-item>
                <text:list>
                  <text:list-item>
                    <text:p text:style-name="P48"><text:span text:style-name="T36">Open standards so can change later (e.g., browser-neutral) </text:span></text:p>
                  </text:list-item>
                </text:list>
              </text:list-item>
            </text:list>
            <text:list text:style-name="L4">
              <text:list-item>
                <text:list>
                  <text:list-item>
                    <text:list>
                      <text:list-item>
                        <text:p text:style-name="P78"><text:span text:style-name="T80">Require &amp; operationally demonstrate</text:span><text:span text:style-name="T18"> that can switch components</text:span></text:p>
                      </text:list-item>
                    </text:list>
                  </text:list-item>
                </text:list>
              </text:list-item>
            </text:list>
          </draw:text-box>
        </draw:frame>
        <presentation:notes draw:style-name="dp2">
          <draw:page-thumbnail draw:style-name="gr2" draw:layer="layout" svg:width="13.331cm" svg:height="9.998cm" svg:x="3.496cm" svg:y="2.001cm" draw:page-number="54" presentation:class="page"/>
          <draw:frame presentation:style-name="pr3" draw:text-style-name="P16" draw:layer="layout" svg:width="14.896cm" svg:height="12.001cm" svg:x="2.712cm" svg:y="12.668cm" presentation:class="notes" presentation:placeholder="true">
            <draw:text-box/>
          </draw:frame>
        </presentation:notes>
      </draw:page>
      <draw:page draw:name="page55" draw:style-name="dp7"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OSS consistent with DoD policy</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DoD memo "Open Source Software (OSS) in the Department of Defense (DoD)" (2003) </text:p>
              </text:list-item>
            </text:list>
            <text:list text:style-name="L4">
              <text:list-item>
                <text:list>
                  <text:list-item>
                    <text:p text:style-name="P9">OSS is fine if meets usual requirements</text:p>
                  </text:list-item>
                </text:list>
              </text:list-item>
            </text:list>
            <text:list text:style-name="L4">
              <text:list-item>
                <text:list>
                  <text:list-item>
                    <text:p text:style-name="P9">Must comply with licenses (OSS <text:span text:style-name="T42">≠</text:span> proprietary, GPL ok) </text:p>
                  </text:list-item>
                </text:list>
              </text:list-item>
            </text:list>
            <text:list text:style-name="L4">
              <text:list-item>
                <text:list>
                  <text:list-item>
                    <text:p text:style-name="P9">Tries to counter bias against “new” approach</text:p>
                  </text:list-item>
                </text:list>
              </text:list-item>
            </text:list>
            <text:list text:style-name="L4">
              <text:list-item>
                <text:p text:style-name="P8">OMB M-04-16 “Software Acquisition” (July 1, 2004) </text:p>
              </text:list-item>
            </text:list>
            <text:list text:style-name="L4">
              <text:list-item>
                <text:p text:style-name="P8">Dept. of the Navy “OSS Guidance” <text:s/>(June 5, 2007) </text:p>
              </text:list-item>
            </text:list>
            <text:list text:style-name="L4">
              <text:list-item>
                <text:p text:style-name="P8">Some misunderstand DoDD 8500.1/DoDI 8500.2 DCPD-1 as forbidding OSS...</text:p>
              </text:list-item>
            </text:list>
          </draw:text-box>
        </draw:frame>
        <presentation:notes draw:style-name="dp4">
          <draw:page-thumbnail draw:style-name="gr2" draw:layer="layout" svg:width="13.331cm" svg:height="9.998cm" svg:x="3.496cm" svg:y="2.001cm" draw:page-number="55" presentation:class="page"/>
          <draw:frame presentation:style-name="pr6" draw:text-style-name="P16" draw:layer="layout" svg:width="14.896cm" svg:height="11.75cm" svg:x="2.712cm" svg:y="12.668cm" presentation:class="notes" presentation:placeholder="true">
            <draw:text-box/>
          </draw:frame>
        </presentation:notes>
      </draw:page>
      <draw:page draw:name="page56" draw:style-name="dp7"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DoDD 8500.1/DoDI 8500.2 DCPD-1 does not apply to OS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DoDD 8500.1/DoDI 8500.2 DCPD-1 "Public Domain Software Controls” does <text:span text:style-name="T34">not</text:span> apply to OSS</text:p>
              </text:list-item>
            </text:list>
            <text:list text:style-name="L4">
              <text:list-item>
                <text:list>
                  <text:list-item>
                    <text:p text:style-name="P9">"Binary or machine executable ... software products and other software products with limited or no warranty such as those commonly known as freeware or shareware are not [to be] used in DoD information systems ..." <text:s/><text:span text:style-name="T39">don’t stop here!</text:span></text:p>
                  </text:list-item>
                </text:list>
              </text:list-item>
            </text:list>
            <text:list text:style-name="L4">
              <text:list-item>
                <text:list>
                  <text:list-item>
                    <text:p text:style-name="P9">"[because they’re] difficult or impossible to review, repair, or extend, <text:span text:style-name="T39">given that the Government does not have access to the original source code and there is no owner who could make such repairs on behalf of the Government</text:span>."</text:p>
                  </text:list-item>
                </text:list>
              </text:list-item>
            </text:list>
            <text:list text:style-name="L4">
              <text:list-item>
                <text:list>
                  <text:list-item>
                    <text:p text:style-name="P9">Clearly doesn’t apply to OSS – source code <text:span text:style-name="T39">is</text:span> available</text:p>
                  </text:list-item>
                </text:list>
              </text:list-item>
            </text:list>
            <text:list text:style-name="L4">
              <text:list-item>
                <text:list>
                  <text:list-item>
                    <text:list>
                      <text:list-item>
                        <text:p text:style-name="P10">this is abandoned binary-only</text:p>
                      </text:list-item>
                    </text:list>
                  </text:list-item>
                </text:list>
              </text:list-item>
            </text:list>
            <text:list text:style-name="L4">
              <text:list-item>
                <text:list>
                  <text:list-item>
                    <text:p text:style-name="P9">Confirmed by General Desktop Application STIG</text:p>
                  </text:list-item>
                </text:list>
              </text:list-item>
            </text:list>
            <text:list text:style-name="L4">
              <text:list-item>
                <text:list>
                  <text:list-item>
                    <text:list>
                      <text:list-item>
                        <text:p text:style-name="P10">DoDI 5200.2 section E3.2.6 references DISA/NSA guides</text:p>
                      </text:list-item>
                    </text:list>
                  </text:list-item>
                </text:list>
              </text:list-item>
            </text:list>
            <text:list text:style-name="L4">
              <text:list-item>
                <text:list>
                  <text:list-item>
                    <text:list>
                      <text:list-item>
                        <text:p text:style-name="P10">STIG Version 3, Release 1 (09 March 2007), section 2.4</text:p>
                      </text:list-item>
                    </text:list>
                  </text:list-item>
                </text:list>
              </text:list-item>
            </text:list>
          </draw:text-box>
        </draw:frame>
        <presentation:notes draw:style-name="dp4">
          <draw:page-thumbnail draw:style-name="gr2" draw:layer="layout" svg:width="13.331cm" svg:height="9.998cm" svg:x="3.496cm" svg:y="2.001cm" draw:page-number="56" presentation:class="page"/>
          <draw:frame presentation:style-name="pr6" draw:text-style-name="P16" draw:layer="layout" svg:width="14.896cm" svg:height="11.75cm" svg:x="2.712cm" svg:y="12.668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Examples of U.S. government-sponsored OSS development (1 of 2) </text:p>
          </draw:text-box>
        </draw:frame>
        <draw:frame presentation:style-name="pr5" draw:text-style-name="P8" draw:layer="layout" svg:width="21.59cm" svg:height="13.412cm" svg:x="1.905cm" svg:y="5.079cm" presentation:class="outline" presentation:user-transformed="true">
          <draw:text-box>
            <text:list text:style-name="L4">
              <text:list-item>
                <text:p text:style-name="P8">BSD TCP/IP implementation: BSD (-old, later -new) </text:p>
              </text:list-item>
            </text:list>
            <text:list text:style-name="L4">
              <text:list-item>
                <text:list>
                  <text:list-item>
                    <text:p text:style-name="P9"><text:span text:style-name="T2">Maximize use of new tech/standard (TCP/IP, basis of Internet) </text:span></text:p>
                  </text:list-item>
                </text:list>
              </text:list-item>
            </text:list>
            <text:list text:style-name="L4">
              <text:list-item>
                <text:p text:style-name="P8">Expect: Public Domain</text:p>
              </text:list-item>
            </text:list>
            <text:list text:style-name="L4">
              <text:list-item>
                <text:list>
                  <text:list-item>
                    <text:p text:style-name="P9"><text:span text:style-name="T2">Legally required - government (NIST) employee, on clock</text:span></text:p>
                  </text:list-item>
                </text:list>
              </text:list-item>
            </text:list>
            <text:list text:style-name="L4">
              <text:list-item>
                <text:p text:style-name="P8">SELinux: GPL</text:p>
              </text:list-item>
            </text:list>
            <text:list text:style-name="L4">
              <text:list-item>
                <text:list>
                  <text:list-item>
                    <text:p text:style-name="P9"><text:span text:style-name="T2">Reuse existing components (Linux kernel) </text:span></text:p>
                  </text:list-item>
                </text:list>
              </text:list-item>
            </text:list>
            <text:list text:style-name="L4">
              <text:list-item>
                <text:p text:style-name="P8">GNAT: GPL (Ada compiler), GPL+exception (library) </text:p>
              </text:list-item>
            </text:list>
            <text:list text:style-name="L4">
              <text:list-item>
                <text:list>
                  <text:list-item>
                    <text:p text:style-name="P9"><text:span text:style-name="T2">Library: weakly protective license – clearly permits use by proprietary/classified apps, yet keeps library itself OSS</text:span></text:p>
                  </text:list-item>
                </text:list>
              </text:list-item>
            </text:list>
            <text:list text:style-name="L4">
              <text:list-item>
                <text:list>
                  <text:list-item>
                    <text:p text:style-name="P9"><text:span text:style-name="T2">Reuse past components (gcc compiler) </text:span></text:p>
                  </text:list-item>
                </text:list>
              </text:list-item>
            </text:list>
            <text:list text:style-name="L4">
              <text:list-item>
                <text:list>
                  <text:list-item>
                    <text:p text:style-name="P9"><text:span text:style-name="T2">Encourage use of standard (Ada) </text:span></text:p>
                  </text:list-item>
                </text:list>
              </text:list-item>
            </text:list>
            <text:list text:style-name="L4">
              <text:list-item>
                <text:list>
                  <text:list-item>
                    <text:p text:style-name="P9"><text:span text:style-name="T2">Cost savings/longevity of app - previous Ada compilers $$$$$</text:span></text:p>
                  </text:list-item>
                </text:list>
              </text:list-item>
            </text:list>
            <text:list text:style-name="L4">
              <text:list-item>
                <text:p text:style-name="P8"><text:span text:style-name="T12">Workforce Connections/EZRO: GPL</text:span></text:p>
              </text:list-item>
            </text:list>
            <text:list text:style-name="L4">
              <text:list-item>
                <text:list>
                  <text:list-item>
                    <text:p text:style-name="P9"><text:span text:style-name="T2">Probably for cost savings/longevity of app</text:span></text:p>
                  </text:list-item>
                </text:list>
              </text:list-item>
            </text:list>
          </draw:text-box>
        </draw:frame>
        <presentation:notes draw:style-name="dp2">
          <draw:page-thumbnail draw:style-name="gr2" draw:layer="layout" svg:width="13.331cm" svg:height="9.998cm" svg:x="3.496cm" svg:y="2.001cm" draw:page-number="57" presentation:class="page"/>
          <draw:frame presentation:style-name="pr6" draw:text-style-name="P7" draw:layer="layout" svg:width="14.896cm" svg:height="11.75cm" svg:x="2.712cm" svg:y="12.668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Examples of U.S. government-sponsored OSS development (2 of 2) </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Evergreen (library management): GPL</text:p>
              </text:list-item>
            </text:list>
            <text:list text:style-name="L4">
              <text:list-item>
                <text:list>
                  <text:list-item>
                    <text:p text:style-name="P9"><text:span text:style-name="T2">U.S. state government (Georgia Public Library Service) </text:span></text:p>
                  </text:list-item>
                </text:list>
              </text:list-item>
            </text:list>
            <text:list text:style-name="L4">
              <text:list-item>
                <text:list>
                  <text:list-item>
                    <text:p text:style-name="P9"><text:span text:style-name="T2">Probably for cost savings/longevity of app</text:span></text:p>
                  </text:list-item>
                </text:list>
              </text:list-item>
            </text:list>
            <text:list text:style-name="L4">
              <text:list-item>
                <text:list>
                  <text:list-item>
                    <text:p text:style-name="P9"><text:span text:style-name="T2">Could not find existing application with needed functionality</text:span></text:p>
                  </text:list-item>
                </text:list>
              </text:list-item>
            </text:list>
            <text:list text:style-name="L4">
              <text:list-item>
                <text:p text:style-name="P8"><text:span text:style-name="T12">Delta3D (display/simulation engine): Mostly LGPL</text:span></text:p>
              </text:list-item>
            </text:list>
            <text:list text:style-name="L4">
              <text:list-item>
                <text:list>
                  <text:list-item>
                    <text:p text:style-name="P9"><text:span text:style-name="T2">MOVES Institute - Naval Postgraduate School</text:span></text:p>
                  </text:list-item>
                </text:list>
              </text:list-item>
            </text:list>
            <text:list text:style-name="L4">
              <text:list-item>
                <text:list>
                  <text:list-item>
                    <text:p text:style-name="P9"><text:span text:style-name="T2">Cost savings/longevity/max use of library</text:span></text:p>
                  </text:list-item>
                </text:list>
              </text:list-item>
            </text:list>
            <text:list text:style-name="L4">
              <text:list-item>
                <text:list>
                  <text:list-item>
                    <text:p text:style-name="P9"><text:span text:style-name="T2">Proprietary $300K..$1000K/application, follow-on requires another fee - could not afford to field developed simulations</text:span></text:p>
                  </text:list-item>
                </text:list>
              </text:list-item>
            </text:list>
            <text:list text:style-name="L4">
              <text:list-item>
                <text:list>
                  <text:list-item>
                    <text:list>
                      <text:list-item>
                        <text:p text:style-name="P10"><text:span text:style-name="T2">“</text:span><text:span text:style-name="T2">[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
              </text:list-item>
            </text:list>
            <text:list text:style-name="L4">
              <text:list-item>
                <text:list>
                  <text:list-item>
                    <text:p text:style-name="P9"><text:span text:style-name="T2">Flexibility important - enables modification as needed</text:span></text:p>
                  </text:list-item>
                </text:list>
              </text:list-item>
            </text:list>
          </draw:text-box>
        </draw:frame>
        <presentation:notes draw:style-name="dp2">
          <draw:page-thumbnail draw:style-name="gr2" draw:layer="layout" svg:width="13.331cm" svg:height="9.998cm" svg:x="3.496cm" svg:y="2.001cm" draw:page-number="58" presentation:class="page"/>
          <draw:frame presentation:style-name="pr6" draw:text-style-name="P7" draw:layer="layout" svg:width="14.896cm" svg:height="11.75cm" svg:x="2.712cm" svg:y="12.668cm" presentation:class="notes" presentation:placeholder="true">
            <draw:text-box/>
          </draw:frame>
        </presentation:notes>
      </draw:page>
      <draw:page draw:name="page59" draw:style-name="dp7"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A few other myths...</text:p>
          </draw:text-box>
        </draw:frame>
        <draw:frame presentation:style-name="pr5" draw:text-style-name="P8" draw:layer="layout" svg:width="21.59cm" svg:height="13.685cm" svg:x="1.905cm" svg:y="5.079cm" presentation:class="outline" presentation:user-transformed="true">
          <draw:text-box>
            <text:list text:style-name="L4">
              <text:list-item>
                <text:p text:style-name="P8"><text:span text:style-name="T8">Myth: OSS unsupported</text:span></text:p>
              </text:list-item>
            </text:list>
            <text:list text:style-name="L4">
              <text:list-item>
                <text:list>
                  <text:list-item>
                    <text:p text:style-name="P9">Businesses support OSS. <text:s/>Red Hat, Novell, HP, Sun, IBM, DMSolutions, SourceLabs, OpenLogic, Carahsoft, ...</text:p>
                  </text:list-item>
                </text:list>
              </text:list-item>
            </text:list>
            <text:list text:style-name="L4">
              <text:list-item>
                <text:list>
                  <text:list-item>
                    <text:p text:style-name="P9">Community support often good; 1997 InfoWorld “Best Technical Support” award won by Linux User Community</text:p>
                  </text:list-item>
                </text:list>
              </text:list-item>
            </text:list>
            <text:list text:style-name="L4">
              <text:list-item>
                <text:p text:style-name="P8"><text:span text:style-name="T8">Myth: Only programmers care about software licenses</text:span></text:p>
              </text:list-item>
            </text:list>
            <text:list text:style-name="L4">
              <text:list-item>
                <text:list>
                  <text:list-item>
                    <text:p text:style-name="P9">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p>
                  </text:list-item>
                </text:list>
              </text:list-item>
            </text:list>
            <text:list text:style-name="L4">
              <text:list-item>
                <text:p text:style-name="P8"><text:span text:style-name="T8">Myth: Developers just (inexperienced) college students</text:span></text:p>
              </text:list-item>
            </text:list>
            <text:list text:style-name="L4">
              <text:list-item>
                <text:list>
                  <text:list-item>
                    <text:p text:style-name="P9">BCG study: Average OSS developer 30yrs old, 11yrs experience</text:p>
                  </text:list-item>
                </text:list>
              </text:list-item>
            </text:list>
            <text:list text:style-name="L4">
              <text:list-item>
                <text:p text:style-name="P8"><text:span text:style-name="T8">Myth: OSS is no cost</text:span></text:p>
              </text:list-item>
            </text:list>
            <text:list text:style-name="L4">
              <text:list-item>
                <text:list>
                  <text:list-item>
                    <text:p text:style-name="P9">Training, support, transition, etc. are not free-of-cost</text:p>
                  </text:list-item>
                </text:list>
              </text:list-item>
            </text:list>
            <text:list text:style-name="L4">
              <text:list-item>
                <text:list>
                  <text:list-item>
                    <text:p text:style-name="P9">Competition often produces lower TCO &amp; higher ROI for OSS</text:p>
                  </text:list-item>
                </text:list>
              </text:list-item>
            </text:list>
          </draw:text-box>
        </draw:frame>
        <presentation:notes draw:style-name="dp4">
          <draw:page-thumbnail draw:style-name="gr2" draw:layer="layout" svg:width="13.331cm" svg:height="9.998cm" svg:x="3.496cm" svg:y="2.001cm" draw:page-number="59" presentation:class="page"/>
          <draw:frame presentation:style-name="pr6" draw:text-style-name="P16" draw:layer="layout" svg:width="14.896cm" svg:height="11.75cm" svg:x="2.712cm" svg:y="12.668cm" presentation:class="notes">
            <draw:text-box>
              <text:p text:style-name="P7"><text:span text:style-name="T46">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7"><text:span text:style-name="T46"/></text:p>
            </draw:text-box>
          </draw:frame>
        </presentation:notes>
      </draw:page>
      <draw:page draw:name="page60"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Interesting Documents/Sites</text:p>
          </draw:text-box>
        </draw:frame>
        <draw:frame presentation:style-name="pr16" draw:text-style-name="P15" draw:layer="layout" svg:width="21.59cm" svg:height="12.696cm" svg:x="1.905cm" svg:y="5.079cm" presentation:class="outline" presentation:user-transformed="true">
          <draw:text-box>
            <text:list text:style-name="L4">
              <text:list-item>
                <text:p text:style-name="P27"><text:span text:style-name="T15">“</text:span><text:span text:style-name="T15">Why OSS/FS? Look at the Numbers!” http://www.dwheeler.com/oss_fs_why.html</text:span></text:p>
              </text:list-item>
            </text:list>
            <text:list text:style-name="L4">
              <text:list-item>
                <text:p text:style-name="P27"><text:span text:style-name="T15">“</text:span><text:span text:style-name="T15">Use of Free and Open Source Software in the US Dept. of Defense” (MITRE, sponsored by DISA) </text:span></text:p>
              </text:list-item>
            </text:list>
            <text:list text:style-name="L4">
              <text:list-item>
                <text:p text:style-name="P27"><text:span text:style-name="T15">President's Information Technology Advisory Committee (PITAC) -- Panel on Open Source Software for High End Computing, October 2000</text:span></text:p>
              </text:list-item>
            </text:list>
            <text:list text:style-name="L4">
              <text:list-item>
                <text:p text:style-name="P27"><text:span text:style-name="T15">“</text:span><text:span text:style-name="T15">Open Source Software (OSS) in the DoD,” DoD memo signed by John P. Stenbit (DoD CIO), May 28, 2003</text:span></text:p>
              </text:list-item>
            </text:list>
            <text:list text:style-name="L4">
              <text:list-item>
                <text:p text:style-name="P27"><text:span text:style-name="T15">Center of Open Source and Government (EgovOS) <text:s/>http://www.egovos.org/</text:span></text:p>
              </text:list-item>
            </text:list>
            <text:list text:style-name="L4">
              <text:list-item>
                <text:p text:style-name="P27"><text:span text:style-name="T15">OpenSector.org http://opensector.org</text:span></text:p>
              </text:list-item>
            </text:list>
            <text:list text:style-name="L4">
              <text:list-item>
                <text:p text:style-name="P27"><text:span text:style-name="T15">Open Source and Industry Alliance http://www.osaia.org</text:span></text:p>
              </text:list-item>
            </text:list>
            <text:list text:style-name="L4">
              <text:list-item>
                <text:p text:style-name="P27"><text:span text:style-name="T15">Open Source Initiative http://www.opensource.org</text:span></text:p>
              </text:list-item>
            </text:list>
            <text:list text:style-name="L4">
              <text:list-item>
                <text:p text:style-name="P27"><text:span text:style-name="T15">Free Software Foundation http://www.fsf.org</text:span></text:p>
              </text:list-item>
            </text:list>
            <text:list text:style-name="L4">
              <text:list-item>
                <text:p text:style-name="P27"><text:span text:style-name="T15">OSS/FS References http://www.dwheeler.com/oss_fs_refs.html</text:span></text:p>
              </text:list-item>
            </text:list>
          </draw:text-box>
        </draw:frame>
        <presentation:notes draw:style-name="dp2">
          <draw:page-thumbnail draw:style-name="gr2" draw:layer="layout" svg:width="12.889cm" svg:height="9.667cm" svg:x="3.267cm" svg:y="1.936cm" draw:page-number="60" presentation:class="page"/>
          <draw:frame presentation:style-name="pr31" draw:text-style-name="P16" draw:layer="layout" svg:width="14.243cm" svg:height="11.604cm" svg:x="2.588cm" svg:y="12.246cm" presentation:class="notes" presentation:placeholder="true">
            <draw:text-box/>
          </draw:frame>
        </presentation:notes>
      </draw:page>
      <draw:page draw:name="Acronym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Acronyms (1)</text:p>
          </draw:text-box>
        </draw:frame>
        <draw:frame presentation:style-name="pr28" draw:text-style-name="P15" draw:layer="layout" svg:width="21.59cm" svg:height="11.854cm" svg:x="1.905cm" svg:y="5.079cm" presentation:class="outline" presentation:user-transformed="true">
          <draw:text-box>
            <text:list text:style-name="L4">
              <text:list-item>
                <text:p text:style-name="P79"><text:span text:style-name="T81">BSD: Berkeley Software Distribution</text:span></text:p>
              </text:list-item>
            </text:list>
            <text:list text:style-name="L4">
              <text:list-item>
                <text:p text:style-name="P79"><text:span text:style-name="T81">COTS: Commercial Off-the-Shelf (either proprietary or OSS) </text:span></text:p>
              </text:list-item>
            </text:list>
            <text:list text:style-name="L4">
              <text:list-item>
                <text:p text:style-name="P79"><text:span text:style-name="T81">DFARS: Defense Federal Acquisition Regulation Supplement</text:span></text:p>
              </text:list-item>
            </text:list>
            <text:list text:style-name="L4">
              <text:list-item>
                <text:p text:style-name="P79"><text:span text:style-name="T81">DISR: DoD Information Technology Standards and Profile Registry</text:span></text:p>
              </text:list-item>
            </text:list>
            <text:list text:style-name="L4">
              <text:list-item>
                <text:p text:style-name="P79"><text:span text:style-name="T81">DoD: Department of Defense</text:span></text:p>
              </text:list-item>
            </text:list>
            <text:list text:style-name="L4">
              <text:list-item>
                <text:p text:style-name="P79"><text:span text:style-name="T81">DoDD: DoD Directive</text:span></text:p>
              </text:list-item>
            </text:list>
            <text:list text:style-name="L4">
              <text:list-item>
                <text:p text:style-name="P79"><text:span text:style-name="T81">DoDI: DoD Instruction</text:span></text:p>
              </text:list-item>
            </text:list>
            <text:list text:style-name="L4">
              <text:list-item>
                <text:p text:style-name="P79"><text:span text:style-name="T81">EULA: End-User License Agreement</text:span></text:p>
              </text:list-item>
            </text:list>
            <text:list text:style-name="L4">
              <text:list-item>
                <text:p text:style-name="P79"><text:span text:style-name="T81">FAR: Federal Acquisition Regulation</text:span></text:p>
              </text:list-item>
            </text:list>
            <text:list text:style-name="L4">
              <text:list-item>
                <text:p text:style-name="P79"><text:span text:style-name="T81">FLOSS: Free-libre / Open Source Software</text:span></text:p>
              </text:list-item>
            </text:list>
            <text:list text:style-name="L4">
              <text:list-item>
                <text:p text:style-name="P79"><text:span text:style-name="T81">FSF: Free Software Foundation (fsf.org) </text:span></text:p>
              </text:list-item>
            </text:list>
            <text:list text:style-name="L4">
              <text:list-item>
                <text:p text:style-name="P79"><text:span text:style-name="T81">GNU: GNU’s not Unix</text:span></text:p>
              </text:list-item>
            </text:list>
            <text:list text:style-name="L4">
              <text:list-item>
                <text:p text:style-name="P79"><text:span text:style-name="T81">GOTS: Government Off-The-Shelf (see COTS) </text:span></text:p>
              </text:list-item>
            </text:list>
            <text:list text:style-name="L4">
              <text:list-item>
                <text:p text:style-name="P79"><text:span text:style-name="T81">GPL: GNU General Public License</text:span></text:p>
              </text:list-item>
            </text:list>
            <text:list text:style-name="L4">
              <text:list-item>
                <text:p text:style-name="P79"><text:span text:style-name="T81">HP: Hewlett-Packard Corporation</text:span></text:p>
              </text:list-item>
            </text:list>
            <text:list text:style-name="L4">
              <text:list-item>
                <text:p text:style-name="P79"><text:span text:style-name="T81">IPR: Intellectual Property Rights; use “Intellectual Rights” instead</text:span></text:p>
              </text:list-item>
            </text:list>
            <text:list text:style-name="L4">
              <text:list-item>
                <text:p text:style-name="P79"><text:span text:style-name="T81">IT: Information Technology</text:span></text:p>
              </text:list-item>
            </text:list>
            <text:list text:style-name="L4">
              <text:list-item>
                <text:p text:style-name="P79"><text:span text:style-name="T81">LGPL: GNU Lesser General Public License</text:span></text:p>
              </text:list-item>
            </text:list>
          </draw:text-box>
        </draw:frame>
        <presentation:notes draw:style-name="dp2">
          <draw:page-thumbnail draw:style-name="gr2" draw:layer="layout" svg:width="12.889cm" svg:height="9.667cm" svg:x="3.267cm" svg:y="1.936cm" draw:page-number="61" presentation:class="page"/>
          <draw:frame presentation:style-name="pr17" draw:text-style-name="P7" draw:layer="layout" svg:width="14.243cm" svg:height="11.604cm" svg:x="2.588cm" svg:y="12.246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11">Acronyms (2)</text:p>
          </draw:text-box>
        </draw:frame>
        <draw:frame presentation:style-name="pr5" draw:text-style-name="P70" draw:layer="layout" svg:width="21.59cm" svg:height="13.262cm" svg:x="1.905cm" svg:y="5.079cm" presentation:class="outline">
          <draw:text-box>
            <text:list text:style-name="L4">
              <text:list-item>
                <text:p text:style-name="P79"><text:span text:style-name="T81">MIT: Massachusetts Institute of Technology</text:span></text:p>
              </text:list-item>
            </text:list>
            <text:list text:style-name="L4">
              <text:list-item>
                <text:p text:style-name="P79"><text:span text:style-name="T81">MPL: Mozilla Public License</text:span></text:p>
              </text:list-item>
            </text:list>
            <text:list text:style-name="L4">
              <text:list-item>
                <text:p text:style-name="P79"><text:span text:style-name="T81">NDI: Non-developmental item (see COTS) </text:span></text:p>
              </text:list-item>
            </text:list>
            <text:list text:style-name="L4">
              <text:list-item>
                <text:p text:style-name="P79"><text:span text:style-name="T81">OMB: Office of Management &amp; Budget</text:span></text:p>
              </text:list-item>
            </text:list>
            <text:list text:style-name="L4">
              <text:list-item>
                <text:p text:style-name="P79"><text:span text:style-name="T81">OSDL: Open Source Development Labs</text:span></text:p>
              </text:list-item>
            </text:list>
            <text:list text:style-name="L4">
              <text:list-item>
                <text:p text:style-name="P79"><text:span text:style-name="T81">OSI: Open Source Initiative (opensource.org) </text:span></text:p>
              </text:list-item>
            </text:list>
            <text:list text:style-name="L4">
              <text:list-item>
                <text:p text:style-name="P79"><text:span text:style-name="T81">OSJTF: Open Systems Joint Task Force</text:span></text:p>
              </text:list-item>
            </text:list>
            <text:list text:style-name="L4">
              <text:list-item>
                <text:p text:style-name="P79"><text:span text:style-name="T81">OSS: Open Source Software</text:span></text:p>
              </text:list-item>
            </text:list>
            <text:list text:style-name="L4">
              <text:list-item>
                <text:p text:style-name="P79"><text:span text:style-name="T81">PD: Public Domain</text:span></text:p>
              </text:list-item>
            </text:list>
            <text:list text:style-name="L4">
              <text:list-item>
                <text:p text:style-name="P79"><text:span text:style-name="T81">PM: Program Manager</text:span></text:p>
              </text:list-item>
            </text:list>
            <text:list text:style-name="L4">
              <text:list-item>
                <text:p text:style-name="P79"><text:span text:style-name="T81">RFP: Request for Proposal</text:span></text:p>
              </text:list-item>
            </text:list>
            <text:list text:style-name="L4">
              <text:list-item>
                <text:p text:style-name="P79"><text:span text:style-name="T81">RH: Red Hat, Inc.</text:span></text:p>
              </text:list-item>
            </text:list>
            <text:list text:style-name="L4">
              <text:list-item>
                <text:p text:style-name="P79"><text:span text:style-name="T81">ROI: Return on Investment</text:span></text:p>
              </text:list-item>
            </text:list>
            <text:list text:style-name="L4">
              <text:list-item>
                <text:p text:style-name="P79"><text:span text:style-name="T81">STIG: Security Technical Implementation Guide</text:span></text:p>
              </text:list-item>
            </text:list>
            <text:list text:style-name="L4">
              <text:list-item>
                <text:p text:style-name="P79"><text:span text:style-name="T81">TCO: Total Cost of Ownership</text:span></text:p>
              </text:list-item>
            </text:list>
            <text:list text:style-name="L4">
              <text:list-item>
                <text:p text:style-name="P79"><text:span text:style-name="T81">U.S.: United States</text:span></text:p>
              </text:list-item>
            </text:list>
            <text:list text:style-name="L4">
              <text:list-item>
                <text:p text:style-name="P79"><text:span text:style-name="T81">USC: U.S. Code</text:span></text:p>
              </text:list-item>
            </text:list>
            <text:list text:style-name="L4">
              <text:list-item>
                <text:p text:style-name="P79"><text:span text:style-name="T81">V&amp;V: Verification &amp; Validation</text:span></text:p>
              </text:list-item>
            </text:list>
            <text:list text:style-name="L4">
              <text:list-item>
                <text:p text:style-name="P80"><text:span text:style-name="T82"><text:line-break/></text:span><text:span text:style-name="T82">Trademarks belong to the trademark holder.</text:span></text:p>
              </text:list-item>
            </text:list>
          </draw:text-box>
        </draw:frame>
        <presentation:notes draw:style-name="dp2">
          <draw:page-thumbnail draw:style-name="gr2" draw:layer="layout" svg:width="13.331cm" svg:height="9.998cm" svg:x="3.496cm" svg:y="2.001cm" draw:page-number="62" presentation:class="page"/>
          <draw:frame presentation:style-name="pr6" draw:text-style-name="P7" draw:layer="layout" svg:width="14.896cm" svg:height="11.75cm" svg:x="2.71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cm" fo:margin-bottom="0.746cm" style:text-autospace="none"/>
    </style:style>
    <style:style style:name="Bibliography" style:family="graphic">
      <style:paragraph-properties fo:margin-top="0cm" fo:margin-bottom="0.746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Bottom_20_of_20_Form" style:display-name="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Top_20_of_20_Form" style:display-name="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lyt-default-title" style:family="presentation">
      <style:graphic-properties draw:stroke="none" draw:fill="none" draw:textarea-vertical-align="middle">
        <text:list-style style:name="lyt-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lyt-default-subtitle" style:family="presentation">
      <style:graphic-properties draw:stroke="none" draw:fill="none" draw:textarea-vertical-align="middle">
        <text:list-style style:name="lyt-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7">
      <presentation:placeholder presentation:object="title" svg:x="2.057cm" svg:y="1.743cm" svg:width="23.911cm" svg:height="3.507cm"/>
      <presentation:placeholder presentation:object="chart" svg:x="2.057cm" svg:y="5.838cm" svg:width="11.669cm" svg:height="13.23cm"/>
      <presentation:placeholder presentation:object="outline" svg:x="14.309cm" svg:y="5.838cm" svg:width="-0.585cm" svg:height="13.23cm"/>
    </style:presentation-page-layout>
    <style:presentation-page-layout style:name="AL5T8">
      <presentation:placeholder presentation:object="title" svg:x="2.057cm" svg:y="1.743cm" svg:width="23.911cm" svg:height="3.507cm"/>
      <presentation:placeholder presentation:object="table" svg:x="2.057cm" svg:y="5.838cm" svg:width="23.911cm" svg:height="13.23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r5" style:family="presentation" style:parent-style-name="lyt-default-title">
      <style:graphic-properties draw:fill-color="#ffffff" draw:auto-grow-height="false" fo:min-height="3.508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office:forms form:automatic-focus="false" form:apply-design-mode="false"/>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41cm" svg:x="19.262cm" svg:y="17.357cm">
        <text:p text:style-name="P13"><text:span text:style-name="T2"><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lt;number&gt;</text:page-number></text:span></text:p>
          </draw:text-box>
        </draw:frame>
      </presentation:notes>
    </style:master-page>
    <style:master-page style:name="lyt-default" style:page-layout-name="PM1" draw:style-name="dp2">
      <draw:frame presentation:style-name="pr5" draw:text-style-name="P3" draw:layer="backgroundobjects" svg:width="21.69cm" svg:height="3.18cm" svg:x="1.865cm" svg:y="1.58cm" presentation:class="title">
        <draw:text-box>
          <text:p text:style-name="P3">Click to edit the title</text:p>
        </draw:text-box>
      </draw:frame>
      <draw:frame presentation:style-name="lyt-default-outline1" draw:layer="backgroundobjects" svg:width="21.69cm" svg:height="12.001cm" svg:x="1.865cm" svg:y="5.295cm" presentation:class="outline" presentation:placeholder="true">
        <draw:text-box/>
      </draw:frame>
      <draw:rect draw:style-name="gr7" draw:text-style-name="P14" draw:layer="backgroundobjects" svg:width="25.4cm" svg:height="0.197cm" svg:x="-0.001cm" svg:y="18.852cm">
        <text:p text:style-name="P3"/>
      </draw:rect>
      <presentation:notes style:page-layout-name="PM0">
        <draw:page-thumbnail presentation:style-name="lyt-default-title" draw:layer="backgroundobjects" svg:width="12.36cm" svg:height="8.598cm" svg:x="4.27cm" svg:y="2.508cm" presentation:class="page"/>
        <draw:frame presentation:style-name="lyt-default-notes" draw:layer="backgroundobjects" svg:width="14.541cm" svg:height="9.543cm" svg:x="3.187cm" svg:y="11.94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Open Source Software</dc:title>
    <meta:initial-creator>David A. Wheeler</meta:initial-creator>
    <meta:creation-date>2004-01-15T17:50:03</meta:creation-date>
    <dc:creator>David A. Wheeler</dc:creator>
    <dc:date>2008-06-12T16:17:26</dc:date>
    <meta:printed-by>David A. Wheeler</meta:printed-by>
    <meta:print-date>2008-04-30T18:21:26</meta:print-date>
    <meta:editing-cycles>438</meta:editing-cycles>
    <meta:editing-duration>P2DT4H50M44S</meta:editing-duration>
    <meta:user-defined meta:name="Info 1"/>
    <meta:user-defined meta:name="Info 2"/>
    <meta:user-defined meta:name="Info 3"/>
    <meta:user-defined meta:name="Info 4"/>
    <meta:document-statistic meta:object-count="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sort-by-x-values="false" chart:right-angled-axes="true"/>
    </style:style>
    <style:style style:name="ch3" style:family="chart" style:data-style-name="N0">
      <style:chart-properties chart:display-label="true" chart:logarithmic="false" text:line-break="false"/>
      <style:graphic-properties svg:stroke-color="#b3b3b3"/>
      <style:text-properties fo:font-size="18pt" style:font-size-asian="8pt" style:font-size-complex="8pt"/>
    </style:style>
    <style:style style:name="ch4" style:family="chart" style:data-style-name="N10">
      <style:chart-properties chart:display-label="true" chart:logarithmic="false" text:line-break="false" chart:link-data-style-to-source="false"/>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1.603cm" svg:height="13.155cm" chart:class="chart:bar" chart:style-name="ch1">
        <chart:plot-area chart:style-name="ch2" chart:data-source-has-labels="both" svg:x="0.432cm" svg:y="0.263cm" svg:width="20.738cm" svg:height="12.628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1.3457in" fo:break-before="auto" style:use-optimal-row-height="true"/>
    </style:style>
    <style:style style:name="ro3" style:family="table-row">
      <style:table-row-properties style:row-height="0.6846in" fo:break-before="auto" style:use-optimal-row-height="true"/>
    </style:style>
    <style:style style:name="ro4" style:family="table-row">
      <style:table-row-properties style:row-height="1.0161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7">02/07/2008</text:date>, <text:time>15:38:29</text:time></text:p>
        </style:region-right>
      </style:header>
      <style:header-left style:display="false"/>
      <style:footer>
        <text:p>Page <text:page-number>1</text:page-number> / <text:page-count>99</text:page-count></text:p>
      </style:footer>
      <style:footer-left style:display="false"/>
    </style:master-page>
  </office:master-styles>
</office:document-styles>
</file>